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ＭＳ ゴシック4" svg:font-family="'ＭＳ ゴシック', 'MS Gothic'" style:font-family-generic="modern"/>
    <style:font-face style:name="ＭＳ 明朝" svg:font-family="'ＭＳ 明朝', 'MS Mincho'" style:font-family-generic="roman"/>
    <style:font-face style:name="ＭＳ ゴシック" svg:font-family="'ＭＳ ゴシック'" style:font-family-generic="swiss"/>
    <style:font-face style:name="ＭＳ ゴシック1" svg:font-family="'ＭＳ ゴシック'" style:font-family-generic="modern" style:font-pitch="fixed"/>
    <style:font-face style:name="ＭＳ ゴシック2" svg:font-family="'ＭＳ ゴシック'" style:font-adornments="標準" style:font-family-generic="modern" style:font-pitch="fixed"/>
    <style:font-face style:name="ＭＳ Ｐゴシック" svg:font-family="'ＭＳ Ｐゴシック'" style:font-family-generic="moder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ゴシック3" svg:font-family="'ＭＳ ゴシック'" style:font-family-generic="system" style:font-pitch="variable"/>
  </office:font-face-decls>
  <office:automatic-styles>
    <style:style style:name="表1" style:family="table">
      <style:table-properties style:width="15.637cm" fo:margin-left="-0.053cm" table:align="left" style:writing-mode="lr-tb"/>
    </style:style>
    <style:style style:name="表1.A" style:family="table-column">
      <style:table-column-properties style:column-width="1.508cm"/>
    </style:style>
    <style:style style:name="表1.B" style:family="table-column">
      <style:table-column-properties style:column-width="3.149cm"/>
    </style:style>
    <style:style style:name="表1.C" style:family="table-column">
      <style:table-column-properties style:column-width="1.365cm"/>
    </style:style>
    <style:style style:name="表1.E" style:family="table-column">
      <style:table-column-properties style:column-width="1.367cm"/>
    </style:style>
    <style:style style:name="表1.J" style:family="table-column">
      <style:table-column-properties style:column-width="1.42cm"/>
    </style:style>
    <style:style style:name="表1.1" style:family="table-row">
      <style:table-row-properties style:min-row-height="0.476cm" fo:keep-together="auto"/>
    </style:style>
    <style:style style:name="表1.A1" style:family="table-cell">
      <style:table-cell-properties style:vertical-align="bottom" fo:padding-left="0.026cm" fo:padding-right="0.026cm" fo:padding-top="0.026cm" fo:padding-bottom="0cm" fo:border-left="1.5pt solid #000000" fo:border-right="none" fo:border-top="1.5pt solid #000000" fo:border-bottom="1.5pt solid #000000" style:writing-mode="lr-tb"/>
    </style:style>
    <style:style style:name="表1.C1" style:family="table-cell">
      <style:table-cell-properties style:vertical-align="top" fo:padding="0cm" fo:border-left="1.5pt solid #000000" fo:border-right="none" fo:border-top="1.5pt solid #000000" fo:border-bottom="1.5pt solid #000000" style:writing-mode="lr-tb"/>
    </style:style>
    <style:style style:name="表1.D1" style:family="table-cell">
      <style:table-cell-properties style:vertical-align="top" fo:padding="0cm" fo:border-left="0.5pt solid #000000" fo:border-right="none" fo:border-top="1.5pt solid #000000" fo:border-bottom="1.5pt solid #000000" style:writing-mode="lr-tb"/>
    </style:style>
    <style:style style:name="表1.J1" style:family="table-cell">
      <style:table-cell-properties style:vertical-align="top" fo:padding="0cm" fo:border-left="0.5pt solid #000000" fo:border-right="1.5pt solid #000000" fo:border-top="1.5pt solid #000000" fo:border-bottom="1.5pt solid #000000" style:writing-mode="lr-tb"/>
    </style:style>
    <style:style style:name="表1.A2" style:family="table-cell">
      <style:table-cell-properties style:vertical-align="bottom" fo:padding-left="0.026cm" fo:padding-right="0.026cm" fo:padding-top="0.026cm" fo:padding-bottom="0cm" fo:border-left="1.5pt solid #000000" fo:border-right="none" fo:border-top="1.5pt solid #000000" fo:border-bottom="0.5pt solid #000000" style:writing-mode="lr-tb"/>
    </style:style>
    <style:style style:name="表1.C2" style:family="table-cell">
      <style:table-cell-properties style:vertical-align="top" fo:padding="0cm" fo:border-left="1.5pt solid #000000" fo:border-right="none" fo:border-top="1.5pt solid #000000" fo:border-bottom="0.5pt solid #000000" style:writing-mode="lr-tb"/>
    </style:style>
    <style:style style:name="表1.D2" style:family="table-cell">
      <style:table-cell-properties style:vertical-align="top" fo:padding="0cm" fo:border-left="0.5pt solid #000000" fo:border-right="none" fo:border-top="1.5pt solid #000000" fo:border-bottom="0.5pt solid #000000" style:writing-mode="lr-tb"/>
    </style:style>
    <style:style style:name="表1.J2" style:family="table-cell">
      <style:table-cell-properties style:vertical-align="top" fo:padding="0cm" fo:border-left="0.5pt solid #000000" fo:border-right="1.5pt solid #000000" fo:border-top="1.5pt solid #000000" fo:border-bottom="0.5pt solid #000000" style:writing-mode="lr-tb"/>
    </style:style>
    <style:style style:name="表1.A3" style:family="table-cell">
      <style:table-cell-properties style:vertical-align="bottom" fo:padding-left="0.026cm" fo:padding-right="0.026cm" fo:padding-top="0.026cm" fo:padding-bottom="0cm" fo:border-left="1.5pt solid #000000" fo:border-right="none" fo:border-top="0.5pt solid #000000" fo:border-bottom="0.5pt solid #000000" style:writing-mode="lr-tb"/>
    </style:style>
    <style:style style:name="表1.C3" style:family="table-cell">
      <style:table-cell-properties style:vertical-align="top" fo:padding="0cm" fo:border-left="1.5pt solid #000000" fo:border-right="none" fo:border-top="0.5pt solid #000000" fo:border-bottom="0.5pt solid #000000" style:writing-mode="lr-tb"/>
    </style:style>
    <style:style style:name="表1.D3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1.J3" style:family="table-cell">
      <style:table-cell-properties style:vertical-align="top" fo:padding="0cm" fo:border-left="0.5pt solid #000000" fo:border-right="1.5pt solid #000000" fo:border-top="0.5pt solid #000000" fo:border-bottom="0.5pt solid #000000" style:writing-mode="lr-tb"/>
    </style:style>
    <style:style style:name="表1.A26" style:family="table-cell">
      <style:table-cell-properties style:vertical-align="bottom" fo:padding-left="0.026cm" fo:padding-right="0.026cm" fo:padding-top="0.026cm" fo:padding-bottom="0cm" fo:border-left="1.5pt solid #000000" fo:border-right="none" fo:border-top="0.5pt solid #000000" fo:border-bottom="1.5pt solid #000000" style:writing-mode="lr-tb"/>
    </style:style>
    <style:style style:name="表1.C26" style:family="table-cell">
      <style:table-cell-properties style:vertical-align="top" fo:padding="0cm" fo:border-left="1.5pt solid #000000" fo:border-right="none" fo:border-top="0.5pt solid #000000" fo:border-bottom="1.5pt solid #000000" style:writing-mode="lr-tb"/>
    </style:style>
    <style:style style:name="表1.D26" style:family="table-cell">
      <style:table-cell-properties style:vertical-align="top" fo:padding="0cm" fo:border-left="0.5pt solid #000000" fo:border-right="none" fo:border-top="0.5pt solid #000000" fo:border-bottom="1.5pt solid #000000" style:writing-mode="lr-tb"/>
    </style:style>
    <style:style style:name="表1.J26" style:family="table-cell">
      <style:table-cell-properties style:vertical-align="top" fo:padding="0cm" fo:border-left="0.5pt solid #000000" fo:border-right="1.5pt solid #000000" fo:border-top="0.5pt solid #000000" fo:border-bottom="1.5pt solid #000000" style:writing-mode="lr-tb"/>
    </style:style>
    <style:style style:name="表2" style:family="table">
      <style:table-properties style:width="15.796cm" table:align="left" style:writing-mode="lr-tb"/>
    </style:style>
    <style:style style:name="表2.A" style:family="table-column">
      <style:table-column-properties style:column-width="1.667cm"/>
    </style:style>
    <style:style style:name="表2.B" style:family="table-column">
      <style:table-column-properties style:column-width="2.247cm"/>
    </style:style>
    <style:style style:name="表2.C" style:family="table-column">
      <style:table-column-properties style:column-width="1.478cm"/>
    </style:style>
    <style:style style:name="表2.F" style:family="table-column">
      <style:table-column-properties style:column-width="1.48cm"/>
    </style:style>
    <style:style style:name="表2.J" style:family="table-column">
      <style:table-column-properties style:column-width="1.533cm"/>
    </style:style>
    <style:style style:name="表2.1" style:family="table-row">
      <style:table-row-properties fo:keep-together="auto"/>
    </style:style>
    <style:style style:name="表2.A1" style:family="table-cell">
      <style:table-cell-properties style:vertical-align="bottom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2.C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2.D1" style:family="table-cell">
      <style:table-cell-properties style:vertical-align="top" fo:padding-left="0.175cm" fo:padding-right="0.175cm" fo:padding-top="0cm" fo:padding-bottom="0cm" fo:border-left="0.5pt solid #000000" fo:border-right="none" fo:border-top="1.5pt solid #000000" fo:border-bottom="1.5pt solid #000000" style:writing-mode="lr-tb"/>
    </style:style>
    <style:style style:name="表2.J1" style:family="table-cell">
      <style:table-cell-properties style:vertical-align="top" fo:padding-left="0.175cm" fo:padding-right="0.175cm" fo:padding-top="0cm" fo:padding-bottom="0cm" fo:border-left="0.5pt solid #000000" fo:border-right="1.5pt solid #000000" fo:border-top="1.5pt solid #000000" fo:border-bottom="1.5pt solid #000000" style:writing-mode="lr-tb"/>
    </style:style>
    <style:style style:name="表3" style:family="table">
      <style:table-properties style:width="12.266cm" fo:margin-left="1.161cm" table:align="left" style:writing-mode="lr-tb"/>
    </style:style>
    <style:style style:name="表3.A" style:family="table-column">
      <style:table-column-properties style:column-width="2.582cm"/>
    </style:style>
    <style:style style:name="表3.B" style:family="table-column">
      <style:table-column-properties style:column-width="1.296cm"/>
    </style:style>
    <style:style style:name="表3.C" style:family="table-column">
      <style:table-column-properties style:column-width="8.387cm"/>
    </style:style>
    <style:style style:name="表3.1" style:family="table-row">
      <style:table-row-properties fo:keep-together="auto"/>
    </style:style>
    <style:style style:name="表3.A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3.B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3.C1" style:family="table-cell">
      <style:table-cell-properties style:vertical-align="top" fo:padding-left="0.175cm" fo:padding-right="0.175cm" fo:padding-top="0cm" fo:padding-bottom="0cm" fo:border-left="1.5pt solid #000000" fo:border-right="1.5pt solid #000000" fo:border-top="1.5pt solid #000000" fo:border-bottom="0.5pt solid #000000" style:writing-mode="lr-tb"/>
    </style:style>
    <style:style style:name="表3.B2" style:family="table-cell">
      <style:table-cell-properties style:vertical-align="top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3.C2" style:family="table-cell">
      <style:table-cell-properties style:vertical-align="top" fo:padding-left="0.175cm" fo:padding-right="0.175cm" fo:padding-top="0cm" fo:padding-bottom="0cm" fo:border-left="1.5pt solid #000000" fo:border-right="1.5pt solid #000000" fo:border-top="0.5pt solid #000000" fo:border-bottom="1.5pt solid #000000" style:writing-mode="lr-tb"/>
    </style:style>
    <style:style style:name="表4" style:family="table">
      <style:table-properties style:width="12.266cm" fo:margin-left="1.161cm" table:align="left" style:writing-mode="lr-tb"/>
    </style:style>
    <style:style style:name="表4.A" style:family="table-column">
      <style:table-column-properties style:column-width="2.582cm"/>
    </style:style>
    <style:style style:name="表4.B" style:family="table-column">
      <style:table-column-properties style:column-width="1.296cm"/>
    </style:style>
    <style:style style:name="表4.C" style:family="table-column">
      <style:table-column-properties style:column-width="8.387cm"/>
    </style:style>
    <style:style style:name="表4.1" style:family="table-row">
      <style:table-row-properties fo:keep-together="auto"/>
    </style:style>
    <style:style style:name="表4.A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4.B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4.C1" style:family="table-cell">
      <style:table-cell-properties style:vertical-align="top" fo:padding-left="0.175cm" fo:padding-right="0.175cm" fo:padding-top="0cm" fo:padding-bottom="0cm" fo:border-left="1.5pt solid #000000" fo:border-right="1.5pt solid #000000" fo:border-top="1.5pt solid #000000" fo:border-bottom="0.5pt solid #000000" style:writing-mode="lr-tb"/>
    </style:style>
    <style:style style:name="表4.B2" style:family="table-cell">
      <style:table-cell-properties style:vertical-align="top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4.C2" style:family="table-cell">
      <style:table-cell-properties style:vertical-align="top" fo:padding-left="0.175cm" fo:padding-right="0.175cm" fo:padding-top="0cm" fo:padding-bottom="0cm" fo:border-left="1.5pt solid #000000" fo:border-right="1.5pt solid #000000" fo:border-top="0.5pt solid #000000" fo:border-bottom="1.5pt solid #000000" style:writing-mode="lr-tb"/>
    </style:style>
    <style:style style:name="表5" style:family="table">
      <style:table-properties style:width="12.266cm" fo:margin-left="1.161cm" table:align="left" style:writing-mode="lr-tb"/>
    </style:style>
    <style:style style:name="表5.A" style:family="table-column">
      <style:table-column-properties style:column-width="2.582cm"/>
    </style:style>
    <style:style style:name="表5.B" style:family="table-column">
      <style:table-column-properties style:column-width="1.296cm"/>
    </style:style>
    <style:style style:name="表5.C" style:family="table-column">
      <style:table-column-properties style:column-width="8.387cm"/>
    </style:style>
    <style:style style:name="表5.1" style:family="table-row">
      <style:table-row-properties fo:keep-together="auto"/>
    </style:style>
    <style:style style:name="表5.A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5.B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5.C1" style:family="table-cell">
      <style:table-cell-properties style:vertical-align="top" fo:padding-left="0.175cm" fo:padding-right="0.175cm" fo:padding-top="0cm" fo:padding-bottom="0cm" fo:border-left="1.5pt solid #000000" fo:border-right="1.5pt solid #000000" fo:border-top="1.5pt solid #000000" fo:border-bottom="0.5pt solid #000000" style:writing-mode="lr-tb"/>
    </style:style>
    <style:style style:name="表5.B2" style:family="table-cell">
      <style:table-cell-properties style:vertical-align="top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5.C2" style:family="table-cell">
      <style:table-cell-properties style:vertical-align="top" fo:padding-left="0.175cm" fo:padding-right="0.175cm" fo:padding-top="0cm" fo:padding-bottom="0cm" fo:border-left="1.5pt solid #000000" fo:border-right="1.5pt solid #000000" fo:border-top="0.5pt solid #000000" fo:border-bottom="1.5pt solid #000000" style:writing-mode="lr-tb"/>
    </style:style>
    <style:style style:name="表6" style:family="table">
      <style:table-properties style:width="12.266cm" fo:margin-left="1.161cm" table:align="left" style:writing-mode="lr-tb"/>
    </style:style>
    <style:style style:name="表6.A" style:family="table-column">
      <style:table-column-properties style:column-width="2.582cm"/>
    </style:style>
    <style:style style:name="表6.B" style:family="table-column">
      <style:table-column-properties style:column-width="1.296cm"/>
    </style:style>
    <style:style style:name="表6.C" style:family="table-column">
      <style:table-column-properties style:column-width="8.387cm"/>
    </style:style>
    <style:style style:name="表6.1" style:family="table-row">
      <style:table-row-properties fo:keep-together="auto"/>
    </style:style>
    <style:style style:name="表6.A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6.B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6.C1" style:family="table-cell">
      <style:table-cell-properties style:vertical-align="top" fo:padding-left="0.175cm" fo:padding-right="0.175cm" fo:padding-top="0cm" fo:padding-bottom="0cm" fo:border-left="1.5pt solid #000000" fo:border-right="1.5pt solid #000000" fo:border-top="1.5pt solid #000000" fo:border-bottom="0.5pt solid #000000" style:writing-mode="lr-tb"/>
    </style:style>
    <style:style style:name="表6.B2" style:family="table-cell">
      <style:table-cell-properties style:vertical-align="top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6.C2" style:family="table-cell">
      <style:table-cell-properties style:vertical-align="top" fo:padding-left="0.175cm" fo:padding-right="0.175cm" fo:padding-top="0cm" fo:padding-bottom="0cm" fo:border-left="1.5pt solid #000000" fo:border-right="1.5pt solid #000000" fo:border-top="0.5pt solid #000000" fo:border-bottom="1.5pt solid #000000" style:writing-mode="lr-tb"/>
    </style:style>
    <style:style style:name="表7" style:family="table">
      <style:table-properties style:width="12.266cm" fo:margin-left="1.161cm" table:align="left" style:writing-mode="lr-tb"/>
    </style:style>
    <style:style style:name="表7.A" style:family="table-column">
      <style:table-column-properties style:column-width="2.582cm"/>
    </style:style>
    <style:style style:name="表7.B" style:family="table-column">
      <style:table-column-properties style:column-width="1.296cm"/>
    </style:style>
    <style:style style:name="表7.C" style:family="table-column">
      <style:table-column-properties style:column-width="8.387cm"/>
    </style:style>
    <style:style style:name="表7.1" style:family="table-row">
      <style:table-row-properties fo:keep-together="auto"/>
    </style:style>
    <style:style style:name="表7.A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7.B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7.C1" style:family="table-cell">
      <style:table-cell-properties style:vertical-align="top" fo:padding-left="0.175cm" fo:padding-right="0.175cm" fo:padding-top="0cm" fo:padding-bottom="0cm" fo:border-left="1.5pt solid #000000" fo:border-right="1.5pt solid #000000" fo:border-top="1.5pt solid #000000" fo:border-bottom="0.5pt solid #000000" style:writing-mode="lr-tb"/>
    </style:style>
    <style:style style:name="表7.B2" style:family="table-cell">
      <style:table-cell-properties style:vertical-align="top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7.C2" style:family="table-cell">
      <style:table-cell-properties style:vertical-align="top" fo:padding-left="0.175cm" fo:padding-right="0.175cm" fo:padding-top="0cm" fo:padding-bottom="0cm" fo:border-left="1.5pt solid #000000" fo:border-right="1.5pt solid #000000" fo:border-top="0.5pt solid #000000" fo:border-bottom="1.5pt solid #000000" style:writing-mode="lr-tb"/>
    </style:style>
    <style:style style:name="表8" style:family="table">
      <style:table-properties style:width="12.266cm" fo:margin-left="1.161cm" table:align="left" style:writing-mode="lr-tb"/>
    </style:style>
    <style:style style:name="表8.A" style:family="table-column">
      <style:table-column-properties style:column-width="2.582cm"/>
    </style:style>
    <style:style style:name="表8.B" style:family="table-column">
      <style:table-column-properties style:column-width="1.296cm"/>
    </style:style>
    <style:style style:name="表8.C" style:family="table-column">
      <style:table-column-properties style:column-width="8.387cm"/>
    </style:style>
    <style:style style:name="表8.1" style:family="table-row">
      <style:table-row-properties fo:keep-together="auto"/>
    </style:style>
    <style:style style:name="表8.A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8.B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8.C1" style:family="table-cell">
      <style:table-cell-properties style:vertical-align="top" fo:padding-left="0.175cm" fo:padding-right="0.175cm" fo:padding-top="0cm" fo:padding-bottom="0cm" fo:border-left="1.5pt solid #000000" fo:border-right="1.5pt solid #000000" fo:border-top="1.5pt solid #000000" fo:border-bottom="0.5pt solid #000000" style:writing-mode="lr-tb"/>
    </style:style>
    <style:style style:name="表8.B2" style:family="table-cell">
      <style:table-cell-properties style:vertical-align="top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8.C2" style:family="table-cell">
      <style:table-cell-properties style:vertical-align="top" fo:padding-left="0.175cm" fo:padding-right="0.175cm" fo:padding-top="0cm" fo:padding-bottom="0cm" fo:border-left="1.5pt solid #000000" fo:border-right="1.5pt solid #000000" fo:border-top="0.5pt solid #000000" fo:border-bottom="1.5pt solid #000000" style:writing-mode="lr-tb"/>
    </style:style>
    <style:style style:name="表9" style:family="table">
      <style:table-properties style:width="15.97cm" fo:margin-left="-0.201cm" table:align="left" style:writing-mode="lr-tb"/>
    </style:style>
    <style:style style:name="表9.A" style:family="table-column">
      <style:table-column-properties style:column-width="1.656cm"/>
    </style:style>
    <style:style style:name="表9.B" style:family="table-column">
      <style:table-column-properties style:column-width="2.432cm"/>
    </style:style>
    <style:style style:name="表9.C" style:family="table-column">
      <style:table-column-properties style:column-width="1.478cm"/>
    </style:style>
    <style:style style:name="表9.F" style:family="table-column">
      <style:table-column-properties style:column-width="1.48cm"/>
    </style:style>
    <style:style style:name="表9.J" style:family="table-column">
      <style:table-column-properties style:column-width="1.533cm"/>
    </style:style>
    <style:style style:name="表9.1" style:family="table-row">
      <style:table-row-properties fo:keep-together="auto"/>
    </style:style>
    <style:style style:name="表9.A1" style:family="table-cell">
      <style:table-cell-properties style:vertical-align="bottom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9.C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9.D1" style:family="table-cell">
      <style:table-cell-properties style:vertical-align="top" fo:padding-left="0.175cm" fo:padding-right="0.175cm" fo:padding-top="0cm" fo:padding-bottom="0cm" fo:border-left="0.5pt solid #000000" fo:border-right="none" fo:border-top="1.5pt solid #000000" fo:border-bottom="1.5pt solid #000000" style:writing-mode="lr-tb"/>
    </style:style>
    <style:style style:name="表9.J1" style:family="table-cell">
      <style:table-cell-properties style:vertical-align="top" fo:padding-left="0.175cm" fo:padding-right="0.175cm" fo:padding-top="0cm" fo:padding-bottom="0cm" fo:border-left="0.5pt solid #000000" fo:border-right="1.5pt solid #000000" fo:border-top="1.5pt solid #000000" fo:border-bottom="1.5pt solid #000000" style:writing-mode="lr-tb"/>
    </style:style>
    <style:style style:name="表10" style:family="table">
      <style:table-properties style:width="12.266cm" fo:margin-left="1.161cm" table:align="left" style:writing-mode="lr-tb"/>
    </style:style>
    <style:style style:name="表10.A" style:family="table-column">
      <style:table-column-properties style:column-width="2.582cm"/>
    </style:style>
    <style:style style:name="表10.B" style:family="table-column">
      <style:table-column-properties style:column-width="1.296cm"/>
    </style:style>
    <style:style style:name="表10.C" style:family="table-column">
      <style:table-column-properties style:column-width="8.387cm"/>
    </style:style>
    <style:style style:name="表10.1" style:family="table-row">
      <style:table-row-properties fo:keep-together="auto"/>
    </style:style>
    <style:style style:name="表10.A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10.B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10.C1" style:family="table-cell">
      <style:table-cell-properties style:vertical-align="top" fo:padding-left="0.175cm" fo:padding-right="0.175cm" fo:padding-top="0cm" fo:padding-bottom="0cm" fo:border-left="1.5pt solid #000000" fo:border-right="1.5pt solid #000000" fo:border-top="1.5pt solid #000000" fo:border-bottom="0.5pt solid #000000" style:writing-mode="lr-tb"/>
    </style:style>
    <style:style style:name="表10.B2" style:family="table-cell">
      <style:table-cell-properties style:vertical-align="top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10.C2" style:family="table-cell">
      <style:table-cell-properties style:vertical-align="top" fo:padding-left="0.175cm" fo:padding-right="0.175cm" fo:padding-top="0cm" fo:padding-bottom="0cm" fo:border-left="1.5pt solid #000000" fo:border-right="1.5pt solid #000000" fo:border-top="0.5pt solid #000000" fo:border-bottom="1.5pt solid #000000" style:writing-mode="lr-tb"/>
    </style:style>
    <style:style style:name="表11" style:family="table">
      <style:table-properties style:width="12.266cm" fo:margin-left="1.161cm" table:align="left" style:writing-mode="lr-tb"/>
    </style:style>
    <style:style style:name="表11.A" style:family="table-column">
      <style:table-column-properties style:column-width="2.582cm"/>
    </style:style>
    <style:style style:name="表11.B" style:family="table-column">
      <style:table-column-properties style:column-width="1.296cm"/>
    </style:style>
    <style:style style:name="表11.C" style:family="table-column">
      <style:table-column-properties style:column-width="8.387cm"/>
    </style:style>
    <style:style style:name="表11.1" style:family="table-row">
      <style:table-row-properties fo:keep-together="auto"/>
    </style:style>
    <style:style style:name="表11.A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11.B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11.C1" style:family="table-cell">
      <style:table-cell-properties style:vertical-align="top" fo:padding-left="0.175cm" fo:padding-right="0.175cm" fo:padding-top="0cm" fo:padding-bottom="0cm" fo:border-left="1.5pt solid #000000" fo:border-right="1.5pt solid #000000" fo:border-top="1.5pt solid #000000" fo:border-bottom="0.5pt solid #000000" style:writing-mode="lr-tb"/>
    </style:style>
    <style:style style:name="表11.B2" style:family="table-cell">
      <style:table-cell-properties style:vertical-align="top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11.C2" style:family="table-cell">
      <style:table-cell-properties style:vertical-align="top" fo:padding-left="0.175cm" fo:padding-right="0.175cm" fo:padding-top="0cm" fo:padding-bottom="0cm" fo:border-left="1.5pt solid #000000" fo:border-right="1.5pt solid #000000" fo:border-top="0.5pt solid #000000" fo:border-bottom="1.5pt solid #000000" style:writing-mode="lr-tb"/>
    </style:style>
    <style:style style:name="表12" style:family="table">
      <style:table-properties style:width="12.266cm" fo:margin-left="1.161cm" table:align="left" style:writing-mode="lr-tb"/>
    </style:style>
    <style:style style:name="表12.A" style:family="table-column">
      <style:table-column-properties style:column-width="2.582cm"/>
    </style:style>
    <style:style style:name="表12.B" style:family="table-column">
      <style:table-column-properties style:column-width="1.296cm"/>
    </style:style>
    <style:style style:name="表12.C" style:family="table-column">
      <style:table-column-properties style:column-width="8.387cm"/>
    </style:style>
    <style:style style:name="表12.1" style:family="table-row">
      <style:table-row-properties fo:keep-together="auto"/>
    </style:style>
    <style:style style:name="表12.A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12.B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12.C1" style:family="table-cell">
      <style:table-cell-properties style:vertical-align="top" fo:padding-left="0.175cm" fo:padding-right="0.175cm" fo:padding-top="0cm" fo:padding-bottom="0cm" fo:border-left="1.5pt solid #000000" fo:border-right="1.5pt solid #000000" fo:border-top="1.5pt solid #000000" fo:border-bottom="0.5pt solid #000000" style:writing-mode="lr-tb"/>
    </style:style>
    <style:style style:name="表12.B2" style:family="table-cell">
      <style:table-cell-properties style:vertical-align="top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12.C2" style:family="table-cell">
      <style:table-cell-properties style:vertical-align="top" fo:padding-left="0.175cm" fo:padding-right="0.175cm" fo:padding-top="0cm" fo:padding-bottom="0cm" fo:border-left="1.5pt solid #000000" fo:border-right="1.5pt solid #000000" fo:border-top="0.5pt solid #000000" fo:border-bottom="1.5pt solid #000000" style:writing-mode="lr-tb"/>
    </style:style>
    <style:style style:name="表13" style:family="table">
      <style:table-properties style:width="15.796cm" table:align="left" style:writing-mode="lr-tb"/>
    </style:style>
    <style:style style:name="表13.A" style:family="table-column">
      <style:table-column-properties style:column-width="1.667cm"/>
    </style:style>
    <style:style style:name="表13.B" style:family="table-column">
      <style:table-column-properties style:column-width="2.247cm"/>
    </style:style>
    <style:style style:name="表13.C" style:family="table-column">
      <style:table-column-properties style:column-width="1.478cm"/>
    </style:style>
    <style:style style:name="表13.F" style:family="table-column">
      <style:table-column-properties style:column-width="1.48cm"/>
    </style:style>
    <style:style style:name="表13.J" style:family="table-column">
      <style:table-column-properties style:column-width="1.533cm"/>
    </style:style>
    <style:style style:name="表13.1" style:family="table-row">
      <style:table-row-properties fo:keep-together="auto"/>
    </style:style>
    <style:style style:name="表13.A1" style:family="table-cell">
      <style:table-cell-properties style:vertical-align="bottom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3.C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3.D1" style:family="table-cell">
      <style:table-cell-properties style:vertical-align="top" fo:padding-left="0.175cm" fo:padding-right="0.175cm" fo:padding-top="0cm" fo:padding-bottom="0cm" fo:border-left="0.5pt solid #000000" fo:border-right="none" fo:border-top="1.5pt solid #000000" fo:border-bottom="1.5pt solid #000000" style:writing-mode="lr-tb"/>
    </style:style>
    <style:style style:name="表13.J1" style:family="table-cell">
      <style:table-cell-properties style:vertical-align="top" fo:padding-left="0.175cm" fo:padding-right="0.175cm" fo:padding-top="0cm" fo:padding-bottom="0cm" fo:border-left="0.5pt solid #000000" fo:border-right="1.5pt solid #000000" fo:border-top="1.5pt solid #000000" fo:border-bottom="1.5pt solid #000000" style:writing-mode="lr-tb"/>
    </style:style>
    <style:style style:name="表14" style:family="table">
      <style:table-properties style:width="7.93cm" fo:margin-left="0.986cm" table:align="left" style:writing-mode="lr-tb"/>
    </style:style>
    <style:style style:name="表14.A" style:family="table-column">
      <style:table-column-properties style:column-width="1.418cm"/>
    </style:style>
    <style:style style:name="表14.D" style:family="table-column">
      <style:table-column-properties style:column-width="3.676cm"/>
    </style:style>
    <style:style style:name="表14.1" style:family="table-row">
      <style:table-row-properties style:min-row-height="0.46cm" fo:keep-together="auto"/>
    </style:style>
    <style:style style:name="表14.A1" style:family="table-cell">
      <style:table-cell-properties style:vertical-align="top" fo:padding-left="0.099cm" fo:padding-right="0.099cm" fo:padding-top="0cm" fo:padding-bottom="0cm" fo:border-left="1.5pt solid #000000" fo:border-right="none" fo:border-top="1.5pt solid #000000" fo:border-bottom="1.5pt solid #000000" style:writing-mode="lr-tb"/>
    </style:style>
    <style:style style:name="表14.B1" style:family="table-cell">
      <style:table-cell-properties style:vertical-align="top" fo:padding-left="0.099cm" fo:padding-right="0.099cm" fo:padding-top="0cm" fo:padding-bottom="0cm" fo:border-left="0.5pt solid #000000" fo:border-right="none" fo:border-top="1.5pt solid #000000" fo:border-bottom="1.5pt solid #000000" style:writing-mode="lr-tb"/>
    </style:style>
    <style:style style:name="表14.D1" style:family="table-cell">
      <style:table-cell-properties style:vertical-align="top" style:border-line-width-left="0.035cm 0.035cm 0.035cm" fo:padding-left="0.099cm" fo:padding-right="0.099cm" fo:padding-top="0cm" fo:padding-bottom="0cm" fo:border-left="3pt double #000000" fo:border-right="1.5pt solid #000000" fo:border-top="1.5pt solid #000000" fo:border-bottom="1.5pt solid #000000" style:writing-mode="lr-tb"/>
    </style:style>
    <style:style style:name="表14.A2" style:family="table-cell">
      <style:table-cell-properties style:vertical-align="top" fo:padding-left="0.099cm" fo:padding-right="0.099cm" fo:padding-top="0cm" fo:padding-bottom="0cm" fo:border-left="1.5pt solid #000000" fo:border-right="none" fo:border-top="none" fo:border-bottom="0.5pt solid #000000" style:writing-mode="lr-tb"/>
    </style:style>
    <style:style style:name="表14.B2" style:family="table-cell">
      <style:table-cell-properties style:vertical-align="top" fo:padding-left="0.099cm" fo:padding-right="0.099cm" fo:padding-top="0cm" fo:padding-bottom="0cm" fo:border-left="0.5pt solid #000000" fo:border-right="none" fo:border-top="none" fo:border-bottom="0.5pt solid #000000" style:writing-mode="lr-tb"/>
    </style:style>
    <style:style style:name="表14.D2" style:family="table-cell">
      <style:table-cell-properties style:vertical-align="top" style:border-line-width-left="0.035cm 0.035cm 0.035cm" fo:padding-left="0.099cm" fo:padding-right="0.099cm" fo:padding-top="0cm" fo:padding-bottom="0cm" fo:border-left="3pt double #000000" fo:border-right="1.5pt solid #000000" fo:border-top="none" fo:border-bottom="0.5pt solid #000000" style:writing-mode="lr-tb"/>
    </style:style>
    <style:style style:name="表14.9" style:family="table-row">
      <style:table-row-properties style:min-row-height="0.577cm" fo:keep-together="auto"/>
    </style:style>
    <style:style style:name="表14.A9" style:family="table-cell">
      <style:table-cell-properties style:vertical-align="top" fo:padding-left="0.099cm" fo:padding-right="0.099cm" fo:padding-top="0cm" fo:padding-bottom="0cm" fo:border-left="1.5pt solid #000000" fo:border-right="none" fo:border-top="none" fo:border-bottom="1.5pt solid #000000" style:writing-mode="lr-tb"/>
    </style:style>
    <style:style style:name="表14.B9" style:family="table-cell">
      <style:table-cell-properties style:vertical-align="top" fo:padding-left="0.099cm" fo:padding-right="0.099cm" fo:padding-top="0cm" fo:padding-bottom="0cm" fo:border-left="0.5pt solid #000000" fo:border-right="none" fo:border-top="none" fo:border-bottom="1.5pt solid #000000" style:writing-mode="lr-tb"/>
    </style:style>
    <style:style style:name="表14.D9" style:family="table-cell">
      <style:table-cell-properties style:vertical-align="top" style:border-line-width-left="0.035cm 0.035cm 0.035cm" fo:padding-left="0.099cm" fo:padding-right="0.099cm" fo:padding-top="0cm" fo:padding-bottom="0cm" fo:border-left="3pt double #000000" fo:border-right="1.5pt solid #000000" fo:border-top="none" fo:border-bottom="1.5pt solid #000000" style:writing-mode="lr-tb"/>
    </style:style>
    <style:style style:name="表15" style:family="table">
      <style:table-properties style:width="12.266cm" fo:margin-left="1.147cm" table:align="left" style:writing-mode="lr-tb"/>
    </style:style>
    <style:style style:name="表15.A" style:family="table-column">
      <style:table-column-properties style:column-width="2.582cm"/>
    </style:style>
    <style:style style:name="表15.B" style:family="table-column">
      <style:table-column-properties style:column-width="1.296cm"/>
    </style:style>
    <style:style style:name="表15.C" style:family="table-column">
      <style:table-column-properties style:column-width="8.387cm"/>
    </style:style>
    <style:style style:name="表15.1" style:family="table-row">
      <style:table-row-properties fo:keep-together="auto"/>
    </style:style>
    <style:style style:name="表15.A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15.B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15.C1" style:family="table-cell">
      <style:table-cell-properties style:vertical-align="top" fo:padding-left="0.175cm" fo:padding-right="0.175cm" fo:padding-top="0cm" fo:padding-bottom="0cm" fo:border-left="1.5pt solid #000000" fo:border-right="1.5pt solid #000000" fo:border-top="1.5pt solid #000000" fo:border-bottom="0.5pt solid #000000" style:writing-mode="lr-tb"/>
    </style:style>
    <style:style style:name="表15.B2" style:family="table-cell">
      <style:table-cell-properties style:vertical-align="top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15.C2" style:family="table-cell">
      <style:table-cell-properties style:vertical-align="top" fo:padding-left="0.175cm" fo:padding-right="0.175cm" fo:padding-top="0cm" fo:padding-bottom="0cm" fo:border-left="1.5pt solid #000000" fo:border-right="1.5pt solid #000000" fo:border-top="0.5pt solid #000000" fo:border-bottom="1.5pt solid #000000" style:writing-mode="lr-tb"/>
    </style:style>
    <style:style style:name="表16" style:family="table">
      <style:table-properties style:width="11.871cm" fo:margin-left="1.434cm" table:align="left" style:writing-mode="lr-tb"/>
    </style:style>
    <style:style style:name="表16.A" style:family="table-column">
      <style:table-column-properties style:column-width="1.655cm"/>
    </style:style>
    <style:style style:name="表16.C" style:family="table-column">
      <style:table-column-properties style:column-width="8.562cm"/>
    </style:style>
    <style:style style:name="表16.1" style:family="table-row">
      <style:table-row-properties style:min-row-height="0.46cm" fo:keep-together="auto"/>
    </style:style>
    <style:style style:name="表16.A1" style:family="table-cell">
      <style:table-cell-properties style:vertical-align="top" fo:padding-left="0.099cm" fo:padding-right="0.099cm" fo:padding-top="0cm" fo:padding-bottom="0cm" fo:border-left="1.5pt solid #000000" fo:border-right="none" fo:border-top="1.5pt solid #000000" fo:border-bottom="1.5pt solid #000000" style:writing-mode="lr-tb"/>
    </style:style>
    <style:style style:name="表16.B1" style:family="table-cell">
      <style:table-cell-properties style:vertical-align="top" fo:padding-left="0.099cm" fo:padding-right="0.099cm" fo:padding-top="0cm" fo:padding-bottom="0cm" fo:border-left="0.5pt solid #000000" fo:border-right="none" fo:border-top="1.5pt solid #000000" fo:border-bottom="1.5pt solid #000000" style:writing-mode="lr-tb"/>
    </style:style>
    <style:style style:name="表16.C1" style:family="table-cell">
      <style:table-cell-properties style:vertical-align="top" style:border-line-width-left="0.035cm 0.035cm 0.035cm" fo:padding-left="0.099cm" fo:padding-right="0.099cm" fo:padding-top="0cm" fo:padding-bottom="0cm" fo:border-left="3pt double #000000" fo:border-right="1.5pt solid #000000" fo:border-top="1.5pt solid #000000" fo:border-bottom="1.5pt solid #000000" style:writing-mode="lr-tb"/>
    </style:style>
    <style:style style:name="表16.A2" style:family="table-cell">
      <style:table-cell-properties style:vertical-align="top" fo:padding-left="0.099cm" fo:padding-right="0.099cm" fo:padding-top="0cm" fo:padding-bottom="0cm" fo:border-left="1.5pt solid #000000" fo:border-right="none" fo:border-top="none" fo:border-bottom="0.5pt solid #000000" style:writing-mode="lr-tb"/>
    </style:style>
    <style:style style:name="表16.B2" style:family="table-cell">
      <style:table-cell-properties style:vertical-align="top" fo:padding-left="0.099cm" fo:padding-right="0.099cm" fo:padding-top="0cm" fo:padding-bottom="0cm" fo:border-left="0.5pt solid #000000" fo:border-right="none" fo:border-top="none" fo:border-bottom="0.5pt solid #000000" style:writing-mode="lr-tb"/>
    </style:style>
    <style:style style:name="表16.C2" style:family="table-cell">
      <style:table-cell-properties style:vertical-align="top" style:border-line-width-left="0.035cm 0.035cm 0.035cm" fo:padding-left="0.099cm" fo:padding-right="0.099cm" fo:padding-top="0cm" fo:padding-bottom="0cm" fo:border-left="3pt double #000000" fo:border-right="1.5pt solid #000000" fo:border-top="none" fo:border-bottom="0.5pt solid #000000" style:writing-mode="lr-tb"/>
    </style:style>
    <style:style style:name="表16.5" style:family="table-row">
      <style:table-row-properties style:min-row-height="0.577cm" fo:keep-together="auto"/>
    </style:style>
    <style:style style:name="表16.A5" style:family="table-cell">
      <style:table-cell-properties style:vertical-align="top" fo:padding-left="0.099cm" fo:padding-right="0.099cm" fo:padding-top="0cm" fo:padding-bottom="0cm" fo:border-left="1.5pt solid #000000" fo:border-right="none" fo:border-top="none" fo:border-bottom="1.5pt solid #000000" style:writing-mode="lr-tb"/>
    </style:style>
    <style:style style:name="表16.B5" style:family="table-cell">
      <style:table-cell-properties style:vertical-align="top" fo:padding-left="0.099cm" fo:padding-right="0.099cm" fo:padding-top="0cm" fo:padding-bottom="0cm" fo:border-left="0.5pt solid #000000" fo:border-right="none" fo:border-top="none" fo:border-bottom="1.5pt solid #000000" style:writing-mode="lr-tb"/>
    </style:style>
    <style:style style:name="表16.C5" style:family="table-cell">
      <style:table-cell-properties style:vertical-align="top" style:border-line-width-left="0.035cm 0.035cm 0.035cm" fo:padding-left="0.099cm" fo:padding-right="0.099cm" fo:padding-top="0cm" fo:padding-bottom="0cm" fo:border-left="3pt double #000000" fo:border-right="1.5pt solid #000000" fo:border-top="none" fo:border-bottom="1.5pt solid #000000" style:writing-mode="lr-tb"/>
    </style:style>
    <style:style style:name="表17" style:family="table">
      <style:table-properties style:width="12.266cm" fo:margin-left="1.147cm" table:align="left" style:writing-mode="lr-tb"/>
    </style:style>
    <style:style style:name="表17.A" style:family="table-column">
      <style:table-column-properties style:column-width="2.582cm"/>
    </style:style>
    <style:style style:name="表17.B" style:family="table-column">
      <style:table-column-properties style:column-width="1.296cm"/>
    </style:style>
    <style:style style:name="表17.C" style:family="table-column">
      <style:table-column-properties style:column-width="8.387cm"/>
    </style:style>
    <style:style style:name="表17.1" style:family="table-row">
      <style:table-row-properties fo:keep-together="auto"/>
    </style:style>
    <style:style style:name="表17.A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17.B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17.C1" style:family="table-cell">
      <style:table-cell-properties style:vertical-align="top" fo:padding-left="0.175cm" fo:padding-right="0.175cm" fo:padding-top="0cm" fo:padding-bottom="0cm" fo:border-left="1.5pt solid #000000" fo:border-right="1.5pt solid #000000" fo:border-top="1.5pt solid #000000" fo:border-bottom="0.5pt solid #000000" style:writing-mode="lr-tb"/>
    </style:style>
    <style:style style:name="表17.B2" style:family="table-cell">
      <style:table-cell-properties style:vertical-align="top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17.C2" style:family="table-cell">
      <style:table-cell-properties style:vertical-align="top" fo:padding-left="0.175cm" fo:padding-right="0.175cm" fo:padding-top="0cm" fo:padding-bottom="0cm" fo:border-left="1.5pt solid #000000" fo:border-right="1.5pt solid #000000" fo:border-top="0.5pt solid #000000" fo:border-bottom="1.5pt solid #000000" style:writing-mode="lr-tb"/>
    </style:style>
    <style:style style:name="表18" style:family="table">
      <style:table-properties style:width="15.796cm" table:align="left" style:writing-mode="lr-tb"/>
    </style:style>
    <style:style style:name="表18.A" style:family="table-column">
      <style:table-column-properties style:column-width="1.667cm"/>
    </style:style>
    <style:style style:name="表18.B" style:family="table-column">
      <style:table-column-properties style:column-width="2.247cm"/>
    </style:style>
    <style:style style:name="表18.C" style:family="table-column">
      <style:table-column-properties style:column-width="1.478cm"/>
    </style:style>
    <style:style style:name="表18.F" style:family="table-column">
      <style:table-column-properties style:column-width="1.48cm"/>
    </style:style>
    <style:style style:name="表18.J" style:family="table-column">
      <style:table-column-properties style:column-width="1.533cm"/>
    </style:style>
    <style:style style:name="表18.1" style:family="table-row">
      <style:table-row-properties fo:keep-together="auto"/>
    </style:style>
    <style:style style:name="表18.A1" style:family="table-cell">
      <style:table-cell-properties style:vertical-align="bottom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8.C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8.D1" style:family="table-cell">
      <style:table-cell-properties style:vertical-align="top" fo:padding-left="0.175cm" fo:padding-right="0.175cm" fo:padding-top="0cm" fo:padding-bottom="0cm" fo:border-left="0.5pt solid #000000" fo:border-right="none" fo:border-top="1.5pt solid #000000" fo:border-bottom="1.5pt solid #000000" style:writing-mode="lr-tb"/>
    </style:style>
    <style:style style:name="表18.J1" style:family="table-cell">
      <style:table-cell-properties style:vertical-align="top" fo:padding-left="0.175cm" fo:padding-right="0.175cm" fo:padding-top="0cm" fo:padding-bottom="0cm" fo:border-left="0.5pt solid #000000" fo:border-right="1.5pt solid #000000" fo:border-top="1.5pt solid #000000" fo:border-bottom="1.5pt solid #000000" style:writing-mode="lr-tb"/>
    </style:style>
    <style:style style:name="表19" style:family="table">
      <style:table-properties style:width="15.021cm" fo:margin-left="0.986cm" table:align="left" style:writing-mode="lr-tb"/>
    </style:style>
    <style:style style:name="表19.A" style:family="table-column">
      <style:table-column-properties style:column-width="1.418cm"/>
    </style:style>
    <style:style style:name="表19.I" style:family="table-column">
      <style:table-column-properties style:column-width="3.676cm"/>
    </style:style>
    <style:style style:name="表19.1" style:family="table-row">
      <style:table-row-properties style:min-row-height="0.46cm" fo:keep-together="auto"/>
    </style:style>
    <style:style style:name="表19.A1" style:family="table-cell">
      <style:table-cell-properties style:vertical-align="top" fo:padding-left="0.099cm" fo:padding-right="0.099cm" fo:padding-top="0cm" fo:padding-bottom="0cm" fo:border-left="1.5pt solid #000000" fo:border-right="none" fo:border-top="1.5pt solid #000000" fo:border-bottom="1.5pt solid #000000" style:writing-mode="lr-tb"/>
    </style:style>
    <style:style style:name="表19.B1" style:family="table-cell">
      <style:table-cell-properties style:vertical-align="top" fo:padding-left="0.099cm" fo:padding-right="0.099cm" fo:padding-top="0cm" fo:padding-bottom="0cm" fo:border-left="0.25pt solid #000000" fo:border-right="none" fo:border-top="1.5pt solid #000000" fo:border-bottom="1.5pt solid #000000" style:writing-mode="lr-tb"/>
    </style:style>
    <style:style style:name="表19.I1" style:family="table-cell">
      <style:table-cell-properties style:vertical-align="top" fo:padding-left="0.099cm" fo:padding-right="0.099cm" fo:padding-top="0cm" fo:padding-bottom="0cm" fo:border="1.5pt solid #000000" style:writing-mode="lr-tb"/>
    </style:style>
    <style:style style:name="表19.A2" style:family="table-cell">
      <style:table-cell-properties style:vertical-align="top" fo:padding-left="0.099cm" fo:padding-right="0.099cm" fo:padding-top="0cm" fo:padding-bottom="0cm" fo:border-left="1.5pt solid #000000" fo:border-right="none" fo:border-top="1.5pt solid #000000" fo:border-bottom="0.25pt solid #000000" style:writing-mode="lr-tb"/>
    </style:style>
    <style:style style:name="表19.B2" style:family="table-cell">
      <style:table-cell-properties style:vertical-align="top" fo:padding-left="0.099cm" fo:padding-right="0.099cm" fo:padding-top="0cm" fo:padding-bottom="0cm" fo:border-left="0.25pt solid #000000" fo:border-right="none" fo:border-top="1.5pt solid #000000" fo:border-bottom="0.25pt solid #000000" style:writing-mode="lr-tb"/>
    </style:style>
    <style:style style:name="表19.I2" style:family="table-cell">
      <style:table-cell-properties style:vertical-align="top" fo:padding-left="0.099cm" fo:padding-right="0.099cm" fo:padding-top="0cm" fo:padding-bottom="0cm" fo:border-left="1.5pt solid #000000" fo:border-right="1.5pt solid #000000" fo:border-top="1.5pt solid #000000" fo:border-bottom="0.25pt solid #000000" style:writing-mode="lr-tb"/>
    </style:style>
    <style:style style:name="表19.A3" style:family="table-cell">
      <style:table-cell-properties style:vertical-align="top" fo:padding-left="0.099cm" fo:padding-right="0.099cm" fo:padding-top="0cm" fo:padding-bottom="0cm" fo:border-left="1.5pt solid #000000" fo:border-right="none" fo:border-top="0.25pt solid #000000" fo:border-bottom="0.25pt solid #000000" style:writing-mode="lr-tb"/>
    </style:style>
    <style:style style:name="表19.B3" style:family="table-cell">
      <style:table-cell-properties style:vertical-align="top" fo:padding-left="0.099cm" fo:padding-right="0.099cm" fo:padding-top="0cm" fo:padding-bottom="0cm" fo:border-left="0.25pt solid #000000" fo:border-right="none" fo:border-top="0.25pt solid #000000" fo:border-bottom="0.25pt solid #000000" style:writing-mode="lr-tb"/>
    </style:style>
    <style:style style:name="表19.I3" style:family="table-cell">
      <style:table-cell-properties style:vertical-align="top" fo:padding-left="0.099cm" fo:padding-right="0.099cm" fo:padding-top="0cm" fo:padding-bottom="0cm" fo:border-left="1.5pt solid #000000" fo:border-right="1.5pt solid #000000" fo:border-top="0.25pt solid #000000" fo:border-bottom="0.25pt solid #000000" style:writing-mode="lr-tb"/>
    </style:style>
    <style:style style:name="表19.9" style:family="table-row">
      <style:table-row-properties style:min-row-height="0.577cm" fo:keep-together="auto"/>
    </style:style>
    <style:style style:name="表19.A9" style:family="table-cell">
      <style:table-cell-properties style:vertical-align="top" fo:padding-left="0.099cm" fo:padding-right="0.099cm" fo:padding-top="0cm" fo:padding-bottom="0cm" fo:border-left="1.5pt solid #000000" fo:border-right="none" fo:border-top="0.25pt solid #000000" fo:border-bottom="1.5pt solid #000000" style:writing-mode="lr-tb"/>
    </style:style>
    <style:style style:name="表19.B9" style:family="table-cell">
      <style:table-cell-properties style:vertical-align="top" fo:padding-left="0.099cm" fo:padding-right="0.099cm" fo:padding-top="0cm" fo:padding-bottom="0cm" fo:border-left="0.25pt solid #000000" fo:border-right="none" fo:border-top="0.25pt solid #000000" fo:border-bottom="1.5pt solid #000000" style:writing-mode="lr-tb"/>
    </style:style>
    <style:style style:name="表19.I9" style:family="table-cell">
      <style:table-cell-properties style:vertical-align="top" fo:padding-left="0.099cm" fo:padding-right="0.099cm" fo:padding-top="0cm" fo:padding-bottom="0cm" fo:border-left="1.5pt solid #000000" fo:border-right="1.5pt solid #000000" fo:border-top="0.25pt solid #000000" fo:border-bottom="1.5pt solid #000000" style:writing-mode="lr-tb"/>
    </style:style>
    <style:style style:name="表20" style:family="table">
      <style:table-properties style:width="15.796cm" table:align="left" style:writing-mode="lr-tb"/>
    </style:style>
    <style:style style:name="表20.A" style:family="table-column">
      <style:table-column-properties style:column-width="1.667cm"/>
    </style:style>
    <style:style style:name="表20.B" style:family="table-column">
      <style:table-column-properties style:column-width="2.247cm"/>
    </style:style>
    <style:style style:name="表20.C" style:family="table-column">
      <style:table-column-properties style:column-width="1.478cm"/>
    </style:style>
    <style:style style:name="表20.F" style:family="table-column">
      <style:table-column-properties style:column-width="1.48cm"/>
    </style:style>
    <style:style style:name="表20.J" style:family="table-column">
      <style:table-column-properties style:column-width="1.533cm"/>
    </style:style>
    <style:style style:name="表20.1" style:family="table-row">
      <style:table-row-properties fo:keep-together="auto"/>
    </style:style>
    <style:style style:name="表20.A1" style:family="table-cell">
      <style:table-cell-properties style:vertical-align="bottom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20.C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20.D1" style:family="table-cell">
      <style:table-cell-properties style:vertical-align="top" fo:padding-left="0.175cm" fo:padding-right="0.175cm" fo:padding-top="0cm" fo:padding-bottom="0cm" fo:border-left="0.5pt solid #000000" fo:border-right="none" fo:border-top="1.5pt solid #000000" fo:border-bottom="1.5pt solid #000000" style:writing-mode="lr-tb"/>
    </style:style>
    <style:style style:name="表20.J1" style:family="table-cell">
      <style:table-cell-properties style:vertical-align="top" fo:padding-left="0.175cm" fo:padding-right="0.175cm" fo:padding-top="0cm" fo:padding-bottom="0cm" fo:border-left="0.5pt solid #000000" fo:border-right="1.5pt solid #000000" fo:border-top="1.5pt solid #000000" fo:border-bottom="1.5pt solid #000000" style:writing-mode="lr-tb"/>
    </style:style>
    <style:style style:name="表20.A2" style:family="table-cell">
      <style:table-cell-properties style:vertical-align="bottom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20.B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20.C2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20.D2" style:family="table-cell">
      <style:table-cell-properties style:vertical-align="top" fo:padding-left="0.175cm" fo:padding-right="0.175cm" fo:padding-top="0cm" fo:padding-bottom="0cm" fo:border-left="0.5pt solid #000000" fo:border-right="none" fo:border-top="1.5pt solid #000000" fo:border-bottom="0.5pt solid #000000" style:writing-mode="lr-tb"/>
    </style:style>
    <style:style style:name="表20.J2" style:family="table-cell">
      <style:table-cell-properties style:vertical-align="top" fo:padding-left="0.175cm" fo:padding-right="0.175cm" fo:padding-top="0cm" fo:padding-bottom="0cm" fo:border-left="0.5pt solid #000000" fo:border-right="1.5pt solid #000000" fo:border-top="1.5pt solid #000000" fo:border-bottom="0.5pt solid #000000" style:writing-mode="lr-tb"/>
    </style:style>
    <style:style style:name="表20.A3" style:family="table-cell">
      <style:table-cell-properties style:vertical-align="bottom" fo:padding-left="0.175cm" fo:padding-right="0.175cm" fo:padding-top="0cm" fo:padding-bottom="0cm" fo:border-left="1.5pt solid #000000" fo:border-right="none" fo:border-top="0.5pt solid #000000" fo:border-bottom="0.5pt solid #000000" style:writing-mode="lr-tb"/>
    </style:style>
    <style:style style:name="表20.C3" style:family="table-cell">
      <style:table-cell-properties style:vertical-align="top" fo:padding-left="0.175cm" fo:padding-right="0.175cm" fo:padding-top="0cm" fo:padding-bottom="0cm" fo:border-left="1.5pt solid #000000" fo:border-right="none" fo:border-top="0.5pt solid #000000" fo:border-bottom="0.5pt solid #000000" style:writing-mode="lr-tb"/>
    </style:style>
    <style:style style:name="表20.D3" style:family="table-cell">
      <style:table-cell-properties style:vertical-align="top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20.J3" style:family="table-cell">
      <style:table-cell-properties style:vertical-align="top" fo:padding-left="0.175cm" fo:padding-right="0.175cm" fo:padding-top="0cm" fo:padding-bottom="0cm" fo:border-left="0.5pt solid #000000" fo:border-right="1.5pt solid #000000" fo:border-top="0.5pt solid #000000" fo:border-bottom="0.5pt solid #000000" style:writing-mode="lr-tb"/>
    </style:style>
    <style:style style:name="表20.A4" style:family="table-cell">
      <style:table-cell-properties style:vertical-align="bottom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20.C4" style:family="table-cell">
      <style:table-cell-properties style:vertical-align="top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20.D4" style:family="table-cell">
      <style:table-cell-properties style:vertical-align="top" fo:padding-left="0.175cm" fo:padding-right="0.175cm" fo:padding-top="0cm" fo:padding-bottom="0cm" fo:border-left="0.5pt solid #000000" fo:border-right="none" fo:border-top="0.5pt solid #000000" fo:border-bottom="1.5pt solid #000000" style:writing-mode="lr-tb"/>
    </style:style>
    <style:style style:name="表20.J4" style:family="table-cell">
      <style:table-cell-properties style:vertical-align="top" fo:padding-left="0.175cm" fo:padding-right="0.175cm" fo:padding-top="0cm" fo:padding-bottom="0cm" fo:border-left="0.5pt solid #000000" fo:border-right="1.5pt solid #000000" fo:border-top="0.5pt solid #000000" fo:border-bottom="1.5pt solid #000000" style:writing-mode="lr-tb"/>
    </style:style>
    <style:style style:name="表21" style:family="table">
      <style:table-properties style:width="15.796cm" table:align="left" style:writing-mode="lr-tb"/>
    </style:style>
    <style:style style:name="表21.A" style:family="table-column">
      <style:table-column-properties style:column-width="1.667cm"/>
    </style:style>
    <style:style style:name="表21.B" style:family="table-column">
      <style:table-column-properties style:column-width="2.247cm"/>
    </style:style>
    <style:style style:name="表21.C" style:family="table-column">
      <style:table-column-properties style:column-width="1.478cm"/>
    </style:style>
    <style:style style:name="表21.F" style:family="table-column">
      <style:table-column-properties style:column-width="1.48cm"/>
    </style:style>
    <style:style style:name="表21.J" style:family="table-column">
      <style:table-column-properties style:column-width="1.533cm"/>
    </style:style>
    <style:style style:name="表21.1" style:family="table-row">
      <style:table-row-properties fo:keep-together="auto"/>
    </style:style>
    <style:style style:name="表21.A1" style:family="table-cell">
      <style:table-cell-properties style:vertical-align="bottom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21.C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21.D1" style:family="table-cell">
      <style:table-cell-properties style:vertical-align="top" fo:padding-left="0.175cm" fo:padding-right="0.175cm" fo:padding-top="0cm" fo:padding-bottom="0cm" fo:border-left="0.5pt solid #000000" fo:border-right="none" fo:border-top="1.5pt solid #000000" fo:border-bottom="1.5pt solid #000000" style:writing-mode="lr-tb"/>
    </style:style>
    <style:style style:name="表21.J1" style:family="table-cell">
      <style:table-cell-properties style:vertical-align="top" fo:padding-left="0.175cm" fo:padding-right="0.175cm" fo:padding-top="0cm" fo:padding-bottom="0cm" fo:border-left="0.5pt solid #000000" fo:border-right="1.5pt solid #000000" fo:border-top="1.5pt solid #000000" fo:border-bottom="1.5pt solid #000000" style:writing-mode="lr-tb"/>
    </style:style>
    <style:style style:name="表21.A2" style:family="table-cell">
      <style:table-cell-properties style:vertical-align="bottom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21.B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21.C2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21.D2" style:family="table-cell">
      <style:table-cell-properties style:vertical-align="top" fo:padding-left="0.175cm" fo:padding-right="0.175cm" fo:padding-top="0cm" fo:padding-bottom="0cm" fo:border-left="0.5pt solid #000000" fo:border-right="none" fo:border-top="1.5pt solid #000000" fo:border-bottom="0.5pt solid #000000" style:writing-mode="lr-tb"/>
    </style:style>
    <style:style style:name="表21.J2" style:family="table-cell">
      <style:table-cell-properties style:vertical-align="top" fo:padding-left="0.175cm" fo:padding-right="0.175cm" fo:padding-top="0cm" fo:padding-bottom="0cm" fo:border-left="0.5pt solid #000000" fo:border-right="1.5pt solid #000000" fo:border-top="1.5pt solid #000000" fo:border-bottom="0.5pt solid #000000" style:writing-mode="lr-tb"/>
    </style:style>
    <style:style style:name="表21.A3" style:family="table-cell">
      <style:table-cell-properties style:vertical-align="bottom" fo:padding-left="0.175cm" fo:padding-right="0.175cm" fo:padding-top="0cm" fo:padding-bottom="0cm" fo:border-left="1.5pt solid #000000" fo:border-right="none" fo:border-top="0.5pt solid #000000" fo:border-bottom="0.5pt solid #000000" style:writing-mode="lr-tb"/>
    </style:style>
    <style:style style:name="表21.C3" style:family="table-cell">
      <style:table-cell-properties style:vertical-align="top" fo:padding-left="0.175cm" fo:padding-right="0.175cm" fo:padding-top="0cm" fo:padding-bottom="0cm" fo:border-left="1.5pt solid #000000" fo:border-right="none" fo:border-top="0.5pt solid #000000" fo:border-bottom="0.5pt solid #000000" style:writing-mode="lr-tb"/>
    </style:style>
    <style:style style:name="表21.D3" style:family="table-cell">
      <style:table-cell-properties style:vertical-align="top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21.J3" style:family="table-cell">
      <style:table-cell-properties style:vertical-align="top" fo:padding-left="0.175cm" fo:padding-right="0.175cm" fo:padding-top="0cm" fo:padding-bottom="0cm" fo:border-left="0.5pt solid #000000" fo:border-right="1.5pt solid #000000" fo:border-top="0.5pt solid #000000" fo:border-bottom="0.5pt solid #000000" style:writing-mode="lr-tb"/>
    </style:style>
    <style:style style:name="表21.A4" style:family="table-cell">
      <style:table-cell-properties style:vertical-align="bottom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21.C4" style:family="table-cell">
      <style:table-cell-properties style:vertical-align="top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21.D4" style:family="table-cell">
      <style:table-cell-properties style:vertical-align="top" fo:padding-left="0.175cm" fo:padding-right="0.175cm" fo:padding-top="0cm" fo:padding-bottom="0cm" fo:border-left="0.5pt solid #000000" fo:border-right="none" fo:border-top="0.5pt solid #000000" fo:border-bottom="1.5pt solid #000000" style:writing-mode="lr-tb"/>
    </style:style>
    <style:style style:name="表21.J4" style:family="table-cell">
      <style:table-cell-properties style:vertical-align="top" fo:padding-left="0.175cm" fo:padding-right="0.175cm" fo:padding-top="0cm" fo:padding-bottom="0cm" fo:border-left="0.5pt solid #000000" fo:border-right="1.5pt solid #000000" fo:border-top="0.5pt solid #000000" fo:border-bottom="1.5pt solid #000000" style:writing-mode="lr-tb"/>
    </style:style>
    <style:style style:name="表22" style:family="table">
      <style:table-properties style:width="15.796cm" table:align="left" style:writing-mode="lr-tb"/>
    </style:style>
    <style:style style:name="表22.A" style:family="table-column">
      <style:table-column-properties style:column-width="1.667cm"/>
    </style:style>
    <style:style style:name="表22.B" style:family="table-column">
      <style:table-column-properties style:column-width="2.247cm"/>
    </style:style>
    <style:style style:name="表22.C" style:family="table-column">
      <style:table-column-properties style:column-width="1.478cm"/>
    </style:style>
    <style:style style:name="表22.F" style:family="table-column">
      <style:table-column-properties style:column-width="1.48cm"/>
    </style:style>
    <style:style style:name="表22.J" style:family="table-column">
      <style:table-column-properties style:column-width="1.533cm"/>
    </style:style>
    <style:style style:name="表22.1" style:family="table-row">
      <style:table-row-properties fo:keep-together="auto"/>
    </style:style>
    <style:style style:name="表22.A1" style:family="table-cell">
      <style:table-cell-properties style:vertical-align="bottom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22.C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22.D1" style:family="table-cell">
      <style:table-cell-properties style:vertical-align="top" fo:padding-left="0.175cm" fo:padding-right="0.175cm" fo:padding-top="0cm" fo:padding-bottom="0cm" fo:border-left="0.5pt solid #000000" fo:border-right="none" fo:border-top="1.5pt solid #000000" fo:border-bottom="1.5pt solid #000000" style:writing-mode="lr-tb"/>
    </style:style>
    <style:style style:name="表22.J1" style:family="table-cell">
      <style:table-cell-properties style:vertical-align="top" fo:padding-left="0.175cm" fo:padding-right="0.175cm" fo:padding-top="0cm" fo:padding-bottom="0cm" fo:border-left="0.5pt solid #000000" fo:border-right="1.5pt solid #000000" fo:border-top="1.5pt solid #000000" fo:border-bottom="1.5pt solid #000000" style:writing-mode="lr-tb"/>
    </style:style>
    <style:style style:name="表23" style:family="table">
      <style:table-properties style:width="15.021cm" fo:margin-left="0.986cm" table:align="left" style:writing-mode="lr-tb"/>
    </style:style>
    <style:style style:name="表23.A" style:family="table-column">
      <style:table-column-properties style:column-width="1.418cm"/>
    </style:style>
    <style:style style:name="表23.I" style:family="table-column">
      <style:table-column-properties style:column-width="3.676cm"/>
    </style:style>
    <style:style style:name="表23.1" style:family="table-row">
      <style:table-row-properties style:min-row-height="0.46cm" fo:keep-together="auto"/>
    </style:style>
    <style:style style:name="表23.A1" style:family="table-cell">
      <style:table-cell-properties style:vertical-align="top" fo:padding-left="0.099cm" fo:padding-right="0.099cm" fo:padding-top="0cm" fo:padding-bottom="0cm" fo:border-left="1.5pt solid #000000" fo:border-right="none" fo:border-top="1.5pt solid #000000" fo:border-bottom="1.5pt solid #000000" style:writing-mode="lr-tb"/>
    </style:style>
    <style:style style:name="表23.B1" style:family="table-cell">
      <style:table-cell-properties style:vertical-align="top" fo:padding-left="0.099cm" fo:padding-right="0.099cm" fo:padding-top="0cm" fo:padding-bottom="0cm" fo:border-left="0.25pt solid #000000" fo:border-right="none" fo:border-top="1.5pt solid #000000" fo:border-bottom="1.5pt solid #000000" style:writing-mode="lr-tb"/>
    </style:style>
    <style:style style:name="表23.I1" style:family="table-cell">
      <style:table-cell-properties style:vertical-align="top" fo:padding-left="0.099cm" fo:padding-right="0.099cm" fo:padding-top="0cm" fo:padding-bottom="0cm" fo:border="1.5pt solid #000000" style:writing-mode="lr-tb"/>
    </style:style>
    <style:style style:name="表23.A2" style:family="table-cell">
      <style:table-cell-properties style:vertical-align="top" fo:padding-left="0.099cm" fo:padding-right="0.099cm" fo:padding-top="0cm" fo:padding-bottom="0cm" fo:border-left="1.5pt solid #000000" fo:border-right="none" fo:border-top="1.5pt solid #000000" fo:border-bottom="0.25pt solid #000000" style:writing-mode="lr-tb"/>
    </style:style>
    <style:style style:name="表23.B2" style:family="table-cell">
      <style:table-cell-properties style:vertical-align="top" fo:padding-left="0.099cm" fo:padding-right="0.099cm" fo:padding-top="0cm" fo:padding-bottom="0cm" fo:border-left="0.25pt solid #000000" fo:border-right="none" fo:border-top="1.5pt solid #000000" fo:border-bottom="0.25pt solid #000000" style:writing-mode="lr-tb"/>
    </style:style>
    <style:style style:name="表23.I2" style:family="table-cell">
      <style:table-cell-properties style:vertical-align="top" fo:padding-left="0.099cm" fo:padding-right="0.099cm" fo:padding-top="0cm" fo:padding-bottom="0cm" fo:border-left="1.5pt solid #000000" fo:border-right="1.5pt solid #000000" fo:border-top="1.5pt solid #000000" fo:border-bottom="0.25pt solid #000000" style:writing-mode="lr-tb"/>
    </style:style>
    <style:style style:name="表23.A3" style:family="table-cell">
      <style:table-cell-properties style:vertical-align="top" fo:padding-left="0.099cm" fo:padding-right="0.099cm" fo:padding-top="0cm" fo:padding-bottom="0cm" fo:border-left="1.5pt solid #000000" fo:border-right="none" fo:border-top="0.25pt solid #000000" fo:border-bottom="0.25pt solid #000000" style:writing-mode="lr-tb"/>
    </style:style>
    <style:style style:name="表23.B3" style:family="table-cell">
      <style:table-cell-properties style:vertical-align="top" fo:padding-left="0.099cm" fo:padding-right="0.099cm" fo:padding-top="0cm" fo:padding-bottom="0cm" fo:border-left="0.25pt solid #000000" fo:border-right="none" fo:border-top="0.25pt solid #000000" fo:border-bottom="0.25pt solid #000000" style:writing-mode="lr-tb"/>
    </style:style>
    <style:style style:name="表23.I3" style:family="table-cell">
      <style:table-cell-properties style:vertical-align="top" fo:padding-left="0.099cm" fo:padding-right="0.099cm" fo:padding-top="0cm" fo:padding-bottom="0cm" fo:border-left="1.5pt solid #000000" fo:border-right="1.5pt solid #000000" fo:border-top="0.25pt solid #000000" fo:border-bottom="0.25pt solid #000000" style:writing-mode="lr-tb"/>
    </style:style>
    <style:style style:name="表23.A5" style:family="table-cell">
      <style:table-cell-properties style:vertical-align="top" fo:padding-left="0.099cm" fo:padding-right="0.099cm" fo:padding-top="0cm" fo:padding-bottom="0cm" fo:border-left="1.5pt solid #000000" fo:border-right="none" fo:border-top="0.25pt solid #000000" fo:border-bottom="1.5pt solid #000000" style:writing-mode="lr-tb"/>
    </style:style>
    <style:style style:name="表23.B5" style:family="table-cell">
      <style:table-cell-properties style:vertical-align="top" fo:padding-left="0.099cm" fo:padding-right="0.099cm" fo:padding-top="0cm" fo:padding-bottom="0cm" fo:border-left="0.25pt solid #000000" fo:border-right="none" fo:border-top="0.25pt solid #000000" fo:border-bottom="1.5pt solid #000000" style:writing-mode="lr-tb"/>
    </style:style>
    <style:style style:name="表23.I5" style:family="table-cell">
      <style:table-cell-properties style:vertical-align="top" fo:padding-left="0.099cm" fo:padding-right="0.099cm" fo:padding-top="0cm" fo:padding-bottom="0cm" fo:border-left="1.5pt solid #000000" fo:border-right="1.5pt solid #000000" fo:border-top="0.25pt solid #000000" fo:border-bottom="1.5pt solid #000000" style:writing-mode="lr-tb"/>
    </style:style>
    <style:style style:name="表24" style:family="table">
      <style:table-properties style:width="15.796cm" table:align="left" style:writing-mode="lr-tb"/>
    </style:style>
    <style:style style:name="表24.A" style:family="table-column">
      <style:table-column-properties style:column-width="1.667cm"/>
    </style:style>
    <style:style style:name="表24.B" style:family="table-column">
      <style:table-column-properties style:column-width="2.247cm"/>
    </style:style>
    <style:style style:name="表24.C" style:family="table-column">
      <style:table-column-properties style:column-width="1.478cm"/>
    </style:style>
    <style:style style:name="表24.F" style:family="table-column">
      <style:table-column-properties style:column-width="1.48cm"/>
    </style:style>
    <style:style style:name="表24.J" style:family="table-column">
      <style:table-column-properties style:column-width="1.533cm"/>
    </style:style>
    <style:style style:name="表24.1" style:family="table-row">
      <style:table-row-properties fo:keep-together="auto"/>
    </style:style>
    <style:style style:name="表24.A1" style:family="table-cell">
      <style:table-cell-properties style:vertical-align="bottom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24.C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24.D1" style:family="table-cell">
      <style:table-cell-properties style:vertical-align="top" fo:padding-left="0.175cm" fo:padding-right="0.175cm" fo:padding-top="0cm" fo:padding-bottom="0cm" fo:border-left="0.5pt solid #000000" fo:border-right="none" fo:border-top="1.5pt solid #000000" fo:border-bottom="1.5pt solid #000000" style:writing-mode="lr-tb"/>
    </style:style>
    <style:style style:name="表24.J1" style:family="table-cell">
      <style:table-cell-properties style:vertical-align="top" fo:padding-left="0.175cm" fo:padding-right="0.175cm" fo:padding-top="0cm" fo:padding-bottom="0cm" fo:border-left="0.5pt solid #000000" fo:border-right="1.5pt solid #000000" fo:border-top="1.5pt solid #000000" fo:border-bottom="1.5pt solid #000000" style:writing-mode="lr-tb"/>
    </style:style>
    <style:style style:name="表24.A2" style:family="table-cell">
      <style:table-cell-properties style:vertical-align="bottom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24.B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24.C2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24.D2" style:family="table-cell">
      <style:table-cell-properties style:vertical-align="top" fo:padding-left="0.175cm" fo:padding-right="0.175cm" fo:padding-top="0cm" fo:padding-bottom="0cm" fo:border-left="0.5pt solid #000000" fo:border-right="none" fo:border-top="1.5pt solid #000000" fo:border-bottom="0.5pt solid #000000" style:writing-mode="lr-tb"/>
    </style:style>
    <style:style style:name="表24.J2" style:family="table-cell">
      <style:table-cell-properties style:vertical-align="top" fo:padding-left="0.175cm" fo:padding-right="0.175cm" fo:padding-top="0cm" fo:padding-bottom="0cm" fo:border-left="0.5pt solid #000000" fo:border-right="1.5pt solid #000000" fo:border-top="1.5pt solid #000000" fo:border-bottom="0.5pt solid #000000" style:writing-mode="lr-tb"/>
    </style:style>
    <style:style style:name="表24.A3" style:family="table-cell">
      <style:table-cell-properties style:vertical-align="bottom" fo:padding-left="0.175cm" fo:padding-right="0.175cm" fo:padding-top="0cm" fo:padding-bottom="0cm" fo:border-left="1.5pt solid #000000" fo:border-right="none" fo:border-top="0.5pt solid #000000" fo:border-bottom="0.5pt solid #000000" style:writing-mode="lr-tb"/>
    </style:style>
    <style:style style:name="表24.C3" style:family="table-cell">
      <style:table-cell-properties style:vertical-align="top" fo:padding-left="0.175cm" fo:padding-right="0.175cm" fo:padding-top="0cm" fo:padding-bottom="0cm" fo:border-left="1.5pt solid #000000" fo:border-right="none" fo:border-top="0.5pt solid #000000" fo:border-bottom="0.5pt solid #000000" style:writing-mode="lr-tb"/>
    </style:style>
    <style:style style:name="表24.D3" style:family="table-cell">
      <style:table-cell-properties style:vertical-align="top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24.J3" style:family="table-cell">
      <style:table-cell-properties style:vertical-align="top" fo:padding-left="0.175cm" fo:padding-right="0.175cm" fo:padding-top="0cm" fo:padding-bottom="0cm" fo:border-left="0.5pt solid #000000" fo:border-right="1.5pt solid #000000" fo:border-top="0.5pt solid #000000" fo:border-bottom="0.5pt solid #000000" style:writing-mode="lr-tb"/>
    </style:style>
    <style:style style:name="表24.A4" style:family="table-cell">
      <style:table-cell-properties style:vertical-align="bottom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24.C4" style:family="table-cell">
      <style:table-cell-properties style:vertical-align="top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24.D4" style:family="table-cell">
      <style:table-cell-properties style:vertical-align="top" fo:padding-left="0.175cm" fo:padding-right="0.175cm" fo:padding-top="0cm" fo:padding-bottom="0cm" fo:border-left="0.5pt solid #000000" fo:border-right="none" fo:border-top="0.5pt solid #000000" fo:border-bottom="1.5pt solid #000000" style:writing-mode="lr-tb"/>
    </style:style>
    <style:style style:name="表24.J4" style:family="table-cell">
      <style:table-cell-properties style:vertical-align="top" fo:padding-left="0.175cm" fo:padding-right="0.175cm" fo:padding-top="0cm" fo:padding-bottom="0cm" fo:border-left="0.5pt solid #000000" fo:border-right="1.5pt solid #000000" fo:border-top="0.5pt solid #000000" fo:border-bottom="1.5pt solid #000000" style:writing-mode="lr-tb"/>
    </style:style>
    <style:style style:name="表25" style:family="table">
      <style:table-properties style:width="15.796cm" table:align="left" style:writing-mode="lr-tb"/>
    </style:style>
    <style:style style:name="表25.A" style:family="table-column">
      <style:table-column-properties style:column-width="1.667cm"/>
    </style:style>
    <style:style style:name="表25.B" style:family="table-column">
      <style:table-column-properties style:column-width="2.247cm"/>
    </style:style>
    <style:style style:name="表25.C" style:family="table-column">
      <style:table-column-properties style:column-width="1.478cm"/>
    </style:style>
    <style:style style:name="表25.F" style:family="table-column">
      <style:table-column-properties style:column-width="1.48cm"/>
    </style:style>
    <style:style style:name="表25.J" style:family="table-column">
      <style:table-column-properties style:column-width="1.533cm"/>
    </style:style>
    <style:style style:name="表25.1" style:family="table-row">
      <style:table-row-properties fo:keep-together="auto"/>
    </style:style>
    <style:style style:name="表25.A1" style:family="table-cell">
      <style:table-cell-properties style:vertical-align="bottom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25.C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25.D1" style:family="table-cell">
      <style:table-cell-properties style:vertical-align="top" fo:padding-left="0.175cm" fo:padding-right="0.175cm" fo:padding-top="0cm" fo:padding-bottom="0cm" fo:border-left="0.5pt solid #000000" fo:border-right="none" fo:border-top="1.5pt solid #000000" fo:border-bottom="1.5pt solid #000000" style:writing-mode="lr-tb"/>
    </style:style>
    <style:style style:name="表25.J1" style:family="table-cell">
      <style:table-cell-properties style:vertical-align="top" fo:padding-left="0.175cm" fo:padding-right="0.175cm" fo:padding-top="0cm" fo:padding-bottom="0cm" fo:border-left="0.5pt solid #000000" fo:border-right="1.5pt solid #000000" fo:border-top="1.5pt solid #000000" fo:border-bottom="1.5pt solid #000000" style:writing-mode="lr-tb"/>
    </style:style>
    <style:style style:name="表25.A2" style:family="table-cell">
      <style:table-cell-properties style:vertical-align="bottom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25.B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25.C2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25.D2" style:family="table-cell">
      <style:table-cell-properties style:vertical-align="top" fo:padding-left="0.175cm" fo:padding-right="0.175cm" fo:padding-top="0cm" fo:padding-bottom="0cm" fo:border-left="0.5pt solid #000000" fo:border-right="none" fo:border-top="1.5pt solid #000000" fo:border-bottom="0.5pt solid #000000" style:writing-mode="lr-tb"/>
    </style:style>
    <style:style style:name="表25.J2" style:family="table-cell">
      <style:table-cell-properties style:vertical-align="top" fo:padding-left="0.175cm" fo:padding-right="0.175cm" fo:padding-top="0cm" fo:padding-bottom="0cm" fo:border-left="0.5pt solid #000000" fo:border-right="1.5pt solid #000000" fo:border-top="1.5pt solid #000000" fo:border-bottom="0.5pt solid #000000" style:writing-mode="lr-tb"/>
    </style:style>
    <style:style style:name="表25.A3" style:family="table-cell">
      <style:table-cell-properties style:vertical-align="bottom" fo:padding-left="0.175cm" fo:padding-right="0.175cm" fo:padding-top="0cm" fo:padding-bottom="0cm" fo:border-left="1.5pt solid #000000" fo:border-right="none" fo:border-top="0.5pt solid #000000" fo:border-bottom="0.5pt solid #000000" style:writing-mode="lr-tb"/>
    </style:style>
    <style:style style:name="表25.C3" style:family="table-cell">
      <style:table-cell-properties style:vertical-align="top" fo:padding-left="0.175cm" fo:padding-right="0.175cm" fo:padding-top="0cm" fo:padding-bottom="0cm" fo:border-left="1.5pt solid #000000" fo:border-right="none" fo:border-top="0.5pt solid #000000" fo:border-bottom="0.5pt solid #000000" style:writing-mode="lr-tb"/>
    </style:style>
    <style:style style:name="表25.D3" style:family="table-cell">
      <style:table-cell-properties style:vertical-align="top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25.J3" style:family="table-cell">
      <style:table-cell-properties style:vertical-align="top" fo:padding-left="0.175cm" fo:padding-right="0.175cm" fo:padding-top="0cm" fo:padding-bottom="0cm" fo:border-left="0.5pt solid #000000" fo:border-right="1.5pt solid #000000" fo:border-top="0.5pt solid #000000" fo:border-bottom="0.5pt solid #000000" style:writing-mode="lr-tb"/>
    </style:style>
    <style:style style:name="表25.A4" style:family="table-cell">
      <style:table-cell-properties style:vertical-align="bottom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25.C4" style:family="table-cell">
      <style:table-cell-properties style:vertical-align="top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25.D4" style:family="table-cell">
      <style:table-cell-properties style:vertical-align="top" fo:padding-left="0.175cm" fo:padding-right="0.175cm" fo:padding-top="0cm" fo:padding-bottom="0cm" fo:border-left="0.5pt solid #000000" fo:border-right="none" fo:border-top="0.5pt solid #000000" fo:border-bottom="1.5pt solid #000000" style:writing-mode="lr-tb"/>
    </style:style>
    <style:style style:name="表25.J4" style:family="table-cell">
      <style:table-cell-properties style:vertical-align="top" fo:padding-left="0.175cm" fo:padding-right="0.175cm" fo:padding-top="0cm" fo:padding-bottom="0cm" fo:border-left="0.5pt solid #000000" fo:border-right="1.5pt solid #000000" fo:border-top="0.5pt solid #000000" fo:border-bottom="1.5pt solid #000000" style:writing-mode="lr-tb"/>
    </style:style>
    <style:style style:name="表26" style:family="table">
      <style:table-properties style:width="15.796cm" table:align="left" style:writing-mode="lr-tb"/>
    </style:style>
    <style:style style:name="表26.A" style:family="table-column">
      <style:table-column-properties style:column-width="1.667cm"/>
    </style:style>
    <style:style style:name="表26.B" style:family="table-column">
      <style:table-column-properties style:column-width="2.247cm"/>
    </style:style>
    <style:style style:name="表26.C" style:family="table-column">
      <style:table-column-properties style:column-width="1.478cm"/>
    </style:style>
    <style:style style:name="表26.F" style:family="table-column">
      <style:table-column-properties style:column-width="1.48cm"/>
    </style:style>
    <style:style style:name="表26.J" style:family="table-column">
      <style:table-column-properties style:column-width="1.533cm"/>
    </style:style>
    <style:style style:name="表26.1" style:family="table-row">
      <style:table-row-properties fo:keep-together="auto"/>
    </style:style>
    <style:style style:name="表26.A1" style:family="table-cell">
      <style:table-cell-properties style:vertical-align="bottom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26.C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26.D1" style:family="table-cell">
      <style:table-cell-properties style:vertical-align="top" fo:padding-left="0.175cm" fo:padding-right="0.175cm" fo:padding-top="0cm" fo:padding-bottom="0cm" fo:border-left="0.5pt solid #000000" fo:border-right="none" fo:border-top="1.5pt solid #000000" fo:border-bottom="1.5pt solid #000000" style:writing-mode="lr-tb"/>
    </style:style>
    <style:style style:name="表26.J1" style:family="table-cell">
      <style:table-cell-properties style:vertical-align="top" fo:padding-left="0.175cm" fo:padding-right="0.175cm" fo:padding-top="0cm" fo:padding-bottom="0cm" fo:border-left="0.5pt solid #000000" fo:border-right="1.5pt solid #000000" fo:border-top="1.5pt solid #000000" fo:border-bottom="1.5pt solid #000000" style:writing-mode="lr-tb"/>
    </style:style>
    <style:style style:name="表27" style:family="table">
      <style:table-properties style:width="10.008cm" fo:margin-left="1.483cm" table:align="left" style:writing-mode="lr-tb"/>
    </style:style>
    <style:style style:name="表27.A" style:family="table-column">
      <style:table-column-properties style:column-width="2.212cm"/>
    </style:style>
    <style:style style:name="表27.B" style:family="table-column">
      <style:table-column-properties style:column-width="3.889cm"/>
    </style:style>
    <style:style style:name="表27.C" style:family="table-column">
      <style:table-column-properties style:column-width="3.907cm"/>
    </style:style>
    <style:style style:name="表27.1" style:family="table-row">
      <style:table-row-properties fo:keep-together="auto"/>
    </style:style>
    <style:style style:name="表27.A1" style:family="table-cell">
      <style:table-cell-properties style:vertical-align="top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27.C1" style:family="table-cell">
      <style:table-cell-properties style:vertical-align="top" fo:padding-left="0.175cm" fo:padding-right="0.175cm" fo:padding-top="0cm" fo:padding-bottom="0cm" fo:border="0.5pt solid #000000" style:writing-mode="lr-tb"/>
    </style:style>
    <style:style style:name="表27.B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28" style:family="table">
      <style:table-properties style:width="15.796cm" table:align="left" style:writing-mode="lr-tb"/>
    </style:style>
    <style:style style:name="表28.A" style:family="table-column">
      <style:table-column-properties style:column-width="1.667cm"/>
    </style:style>
    <style:style style:name="表28.B" style:family="table-column">
      <style:table-column-properties style:column-width="2.247cm"/>
    </style:style>
    <style:style style:name="表28.C" style:family="table-column">
      <style:table-column-properties style:column-width="1.478cm"/>
    </style:style>
    <style:style style:name="表28.F" style:family="table-column">
      <style:table-column-properties style:column-width="1.48cm"/>
    </style:style>
    <style:style style:name="表28.J" style:family="table-column">
      <style:table-column-properties style:column-width="1.533cm"/>
    </style:style>
    <style:style style:name="表28.1" style:family="table-row">
      <style:table-row-properties fo:keep-together="auto"/>
    </style:style>
    <style:style style:name="表28.A1" style:family="table-cell">
      <style:table-cell-properties style:vertical-align="bottom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28.C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28.D1" style:family="table-cell">
      <style:table-cell-properties style:vertical-align="top" fo:padding-left="0.175cm" fo:padding-right="0.175cm" fo:padding-top="0cm" fo:padding-bottom="0cm" fo:border-left="0.5pt solid #000000" fo:border-right="none" fo:border-top="1.5pt solid #000000" fo:border-bottom="1.5pt solid #000000" style:writing-mode="lr-tb"/>
    </style:style>
    <style:style style:name="表28.J1" style:family="table-cell">
      <style:table-cell-properties style:vertical-align="top" fo:padding-left="0.175cm" fo:padding-right="0.175cm" fo:padding-top="0cm" fo:padding-bottom="0cm" fo:border-left="0.5pt solid #000000" fo:border-right="1.5pt solid #000000" fo:border-top="1.5pt solid #000000" fo:border-bottom="1.5pt solid #000000" style:writing-mode="lr-tb"/>
    </style:style>
    <style:style style:name="表29" style:family="table">
      <style:table-properties style:width="10.008cm" fo:margin-left="1.483cm" table:align="left" style:writing-mode="lr-tb"/>
    </style:style>
    <style:style style:name="表29.A" style:family="table-column">
      <style:table-column-properties style:column-width="2.212cm"/>
    </style:style>
    <style:style style:name="表29.B" style:family="table-column">
      <style:table-column-properties style:column-width="3.889cm"/>
    </style:style>
    <style:style style:name="表29.C" style:family="table-column">
      <style:table-column-properties style:column-width="3.907cm"/>
    </style:style>
    <style:style style:name="表29.1" style:family="table-row">
      <style:table-row-properties fo:keep-together="auto"/>
    </style:style>
    <style:style style:name="表29.A1" style:family="table-cell">
      <style:table-cell-properties style:vertical-align="top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29.C1" style:family="table-cell">
      <style:table-cell-properties style:vertical-align="top" fo:padding-left="0.175cm" fo:padding-right="0.175cm" fo:padding-top="0cm" fo:padding-bottom="0cm" fo:border="0.5pt solid #000000" style:writing-mode="lr-tb"/>
    </style:style>
    <style:style style:name="表29.B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30" style:family="table">
      <style:table-properties style:width="15.796cm" table:align="left" style:writing-mode="lr-tb"/>
    </style:style>
    <style:style style:name="表30.A" style:family="table-column">
      <style:table-column-properties style:column-width="1.852cm"/>
    </style:style>
    <style:style style:name="表30.B" style:family="table-column">
      <style:table-column-properties style:column-width="2.021cm"/>
    </style:style>
    <style:style style:name="表30.C" style:family="table-column">
      <style:table-column-properties style:column-width="1.475cm"/>
    </style:style>
    <style:style style:name="表30.E" style:family="table-column">
      <style:table-column-properties style:column-width="1.492cm"/>
    </style:style>
    <style:style style:name="表30.J" style:family="table-column">
      <style:table-column-properties style:column-width="1.529cm"/>
    </style:style>
    <style:style style:name="表30.1" style:family="table-row">
      <style:table-row-properties fo:keep-together="auto"/>
    </style:style>
    <style:style style:name="表30.A1" style:family="table-cell">
      <style:table-cell-properties style:vertical-align="bottom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30.C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30.D1" style:family="table-cell">
      <style:table-cell-properties style:vertical-align="top" fo:padding-left="0.175cm" fo:padding-right="0.175cm" fo:padding-top="0cm" fo:padding-bottom="0cm" fo:border-left="0.5pt solid #000000" fo:border-right="none" fo:border-top="1.5pt solid #000000" fo:border-bottom="1.5pt solid #000000" style:writing-mode="lr-tb"/>
    </style:style>
    <style:style style:name="表30.J1" style:family="table-cell">
      <style:table-cell-properties style:vertical-align="top" fo:padding-left="0.175cm" fo:padding-right="0.175cm" fo:padding-top="0cm" fo:padding-bottom="0cm" fo:border-left="0.5pt solid #000000" fo:border-right="1.5pt solid #000000" fo:border-top="1.5pt solid #000000" fo:border-bottom="1.5pt solid #000000" style:writing-mode="lr-tb"/>
    </style:style>
    <style:style style:name="表30.A2" style:family="table-cell">
      <style:table-cell-properties style:vertical-align="bottom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30.B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30.C2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30.D2" style:family="table-cell">
      <style:table-cell-properties style:vertical-align="top" fo:padding-left="0.175cm" fo:padding-right="0.175cm" fo:padding-top="0cm" fo:padding-bottom="0cm" fo:border-left="0.5pt solid #000000" fo:border-right="none" fo:border-top="1.5pt solid #000000" fo:border-bottom="0.5pt solid #000000" style:writing-mode="lr-tb"/>
    </style:style>
    <style:style style:name="表30.J2" style:family="table-cell">
      <style:table-cell-properties style:vertical-align="top" fo:padding-left="0.175cm" fo:padding-right="0.175cm" fo:padding-top="0cm" fo:padding-bottom="0cm" fo:border-left="0.5pt solid #000000" fo:border-right="1.5pt solid #000000" fo:border-top="1.5pt solid #000000" fo:border-bottom="0.5pt solid #000000" style:writing-mode="lr-tb"/>
    </style:style>
    <style:style style:name="表30.A3" style:family="table-cell">
      <style:table-cell-properties style:vertical-align="bottom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30.C3" style:family="table-cell">
      <style:table-cell-properties style:vertical-align="top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30.D3" style:family="table-cell">
      <style:table-cell-properties style:vertical-align="top" fo:padding-left="0.175cm" fo:padding-right="0.175cm" fo:padding-top="0cm" fo:padding-bottom="0cm" fo:border-left="0.5pt solid #000000" fo:border-right="none" fo:border-top="0.5pt solid #000000" fo:border-bottom="1.5pt solid #000000" style:writing-mode="lr-tb"/>
    </style:style>
    <style:style style:name="表30.J3" style:family="table-cell">
      <style:table-cell-properties style:vertical-align="top" fo:padding-left="0.175cm" fo:padding-right="0.175cm" fo:padding-top="0cm" fo:padding-bottom="0cm" fo:border-left="0.5pt solid #000000" fo:border-right="1.5pt solid #000000" fo:border-top="0.5pt solid #000000" fo:border-bottom="1.5pt solid #000000" style:writing-mode="lr-tb"/>
    </style:style>
    <style:style style:name="表31" style:family="table">
      <style:table-properties style:width="15.796cm" table:align="left" style:writing-mode="lr-tb"/>
    </style:style>
    <style:style style:name="表31.A" style:family="table-column">
      <style:table-column-properties style:column-width="1.852cm"/>
    </style:style>
    <style:style style:name="表31.B" style:family="table-column">
      <style:table-column-properties style:column-width="2.021cm"/>
    </style:style>
    <style:style style:name="表31.C" style:family="table-column">
      <style:table-column-properties style:column-width="1.475cm"/>
    </style:style>
    <style:style style:name="表31.E" style:family="table-column">
      <style:table-column-properties style:column-width="1.492cm"/>
    </style:style>
    <style:style style:name="表31.J" style:family="table-column">
      <style:table-column-properties style:column-width="1.529cm"/>
    </style:style>
    <style:style style:name="表31.1" style:family="table-row">
      <style:table-row-properties fo:keep-together="auto"/>
    </style:style>
    <style:style style:name="表31.A1" style:family="table-cell">
      <style:table-cell-properties style:vertical-align="bottom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31.C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31.D1" style:family="table-cell">
      <style:table-cell-properties style:vertical-align="top" fo:padding-left="0.175cm" fo:padding-right="0.175cm" fo:padding-top="0cm" fo:padding-bottom="0cm" fo:border-left="0.5pt solid #000000" fo:border-right="none" fo:border-top="1.5pt solid #000000" fo:border-bottom="1.5pt solid #000000" style:writing-mode="lr-tb"/>
    </style:style>
    <style:style style:name="表31.J1" style:family="table-cell">
      <style:table-cell-properties style:vertical-align="top" fo:padding-left="0.175cm" fo:padding-right="0.175cm" fo:padding-top="0cm" fo:padding-bottom="0cm" fo:border-left="0.5pt solid #000000" fo:border-right="1.5pt solid #000000" fo:border-top="1.5pt solid #000000" fo:border-bottom="1.5pt solid #000000" style:writing-mode="lr-tb"/>
    </style:style>
    <style:style style:name="表31.A2" style:family="table-cell">
      <style:table-cell-properties style:vertical-align="bottom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31.B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31.C2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31.D2" style:family="table-cell">
      <style:table-cell-properties style:vertical-align="top" fo:padding-left="0.175cm" fo:padding-right="0.175cm" fo:padding-top="0cm" fo:padding-bottom="0cm" fo:border-left="0.5pt solid #000000" fo:border-right="none" fo:border-top="1.5pt solid #000000" fo:border-bottom="0.5pt solid #000000" style:writing-mode="lr-tb"/>
    </style:style>
    <style:style style:name="表31.J2" style:family="table-cell">
      <style:table-cell-properties style:vertical-align="top" fo:padding-left="0.175cm" fo:padding-right="0.175cm" fo:padding-top="0cm" fo:padding-bottom="0cm" fo:border-left="0.5pt solid #000000" fo:border-right="1.5pt solid #000000" fo:border-top="1.5pt solid #000000" fo:border-bottom="0.5pt solid #000000" style:writing-mode="lr-tb"/>
    </style:style>
    <style:style style:name="表31.A3" style:family="table-cell">
      <style:table-cell-properties style:vertical-align="bottom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31.C3" style:family="table-cell">
      <style:table-cell-properties style:vertical-align="top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31.D3" style:family="table-cell">
      <style:table-cell-properties style:vertical-align="top" fo:padding-left="0.175cm" fo:padding-right="0.175cm" fo:padding-top="0cm" fo:padding-bottom="0cm" fo:border-left="0.5pt solid #000000" fo:border-right="none" fo:border-top="0.5pt solid #000000" fo:border-bottom="1.5pt solid #000000" style:writing-mode="lr-tb"/>
    </style:style>
    <style:style style:name="表31.J3" style:family="table-cell">
      <style:table-cell-properties style:vertical-align="top" fo:padding-left="0.175cm" fo:padding-right="0.175cm" fo:padding-top="0cm" fo:padding-bottom="0cm" fo:border-left="0.5pt solid #000000" fo:border-right="1.5pt solid #000000" fo:border-top="0.5pt solid #000000" fo:border-bottom="1.5pt solid #000000" style:writing-mode="lr-tb"/>
    </style:style>
    <style:style style:name="表32" style:family="table">
      <style:table-properties style:width="15.796cm" table:align="left" style:writing-mode="lr-tb"/>
    </style:style>
    <style:style style:name="表32.A" style:family="table-column">
      <style:table-column-properties style:column-width="1.667cm"/>
    </style:style>
    <style:style style:name="表32.B" style:family="table-column">
      <style:table-column-properties style:column-width="2.247cm"/>
    </style:style>
    <style:style style:name="表32.C" style:family="table-column">
      <style:table-column-properties style:column-width="1.478cm"/>
    </style:style>
    <style:style style:name="表32.F" style:family="table-column">
      <style:table-column-properties style:column-width="1.48cm"/>
    </style:style>
    <style:style style:name="表32.J" style:family="table-column">
      <style:table-column-properties style:column-width="1.533cm"/>
    </style:style>
    <style:style style:name="表32.1" style:family="table-row">
      <style:table-row-properties fo:keep-together="auto"/>
    </style:style>
    <style:style style:name="表32.A1" style:family="table-cell">
      <style:table-cell-properties style:vertical-align="bottom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32.C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32.D1" style:family="table-cell">
      <style:table-cell-properties style:vertical-align="top" fo:padding-left="0.175cm" fo:padding-right="0.175cm" fo:padding-top="0cm" fo:padding-bottom="0cm" fo:border-left="0.5pt solid #000000" fo:border-right="none" fo:border-top="1.5pt solid #000000" fo:border-bottom="1.5pt solid #000000" style:writing-mode="lr-tb"/>
    </style:style>
    <style:style style:name="表32.J1" style:family="table-cell">
      <style:table-cell-properties style:vertical-align="top" fo:padding-left="0.175cm" fo:padding-right="0.175cm" fo:padding-top="0cm" fo:padding-bottom="0cm" fo:border-left="0.5pt solid #000000" fo:border-right="1.5pt solid #000000" fo:border-top="1.5pt solid #000000" fo:border-bottom="1.5pt solid #000000" style:writing-mode="lr-tb"/>
    </style:style>
    <style:style style:name="表33" style:family="table">
      <style:table-properties style:width="15.796cm" table:align="left" style:writing-mode="lr-tb"/>
    </style:style>
    <style:style style:name="表33.A" style:family="table-column">
      <style:table-column-properties style:column-width="1.667cm"/>
    </style:style>
    <style:style style:name="表33.B" style:family="table-column">
      <style:table-column-properties style:column-width="2.247cm"/>
    </style:style>
    <style:style style:name="表33.C" style:family="table-column">
      <style:table-column-properties style:column-width="1.478cm"/>
    </style:style>
    <style:style style:name="表33.F" style:family="table-column">
      <style:table-column-properties style:column-width="1.48cm"/>
    </style:style>
    <style:style style:name="表33.J" style:family="table-column">
      <style:table-column-properties style:column-width="1.533cm"/>
    </style:style>
    <style:style style:name="表33.1" style:family="table-row">
      <style:table-row-properties fo:keep-together="auto"/>
    </style:style>
    <style:style style:name="表33.A1" style:family="table-cell">
      <style:table-cell-properties style:vertical-align="bottom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33.C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33.D1" style:family="table-cell">
      <style:table-cell-properties style:vertical-align="top" fo:padding-left="0.175cm" fo:padding-right="0.175cm" fo:padding-top="0cm" fo:padding-bottom="0cm" fo:border-left="0.5pt solid #000000" fo:border-right="none" fo:border-top="1.5pt solid #000000" fo:border-bottom="1.5pt solid #000000" style:writing-mode="lr-tb"/>
    </style:style>
    <style:style style:name="表33.J1" style:family="table-cell">
      <style:table-cell-properties style:vertical-align="top" fo:padding-left="0.175cm" fo:padding-right="0.175cm" fo:padding-top="0cm" fo:padding-bottom="0cm" fo:border-left="0.5pt solid #000000" fo:border-right="1.5pt solid #000000" fo:border-top="1.5pt solid #000000" fo:border-bottom="1.5pt solid #000000" style:writing-mode="lr-tb"/>
    </style:style>
    <style:style style:name="表34" style:family="table">
      <style:table-properties style:width="7.982cm" fo:margin-left="2.214cm" table:align="left" style:writing-mode="lr-tb"/>
    </style:style>
    <style:style style:name="表34.A" style:family="table-column">
      <style:table-column-properties style:column-width="2.408cm"/>
    </style:style>
    <style:style style:name="表34.B" style:family="table-column">
      <style:table-column-properties style:column-width="2.778cm"/>
    </style:style>
    <style:style style:name="表34.C" style:family="table-column">
      <style:table-column-properties style:column-width="2.796cm"/>
    </style:style>
    <style:style style:name="表34.1" style:family="table-row">
      <style:table-row-properties fo:keep-together="auto"/>
    </style:style>
    <style:style style:name="表34.A1" style:family="table-cell">
      <style:table-cell-properties style:vertical-align="top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34.C1" style:family="table-cell">
      <style:table-cell-properties style:vertical-align="top" fo:padding-left="0.175cm" fo:padding-right="0.175cm" fo:padding-top="0cm" fo:padding-bottom="0cm" fo:border="0.5pt solid #000000" style:writing-mode="lr-tb"/>
    </style:style>
    <style:style style:name="P1" style:family="paragraph" style:parent-style-name="Standard">
      <style:text-properties style:font-name="ＭＳ ゴシック1" style:font-name-asian="ＭＳ ゴシック1"/>
    </style:style>
    <style:style style:name="P2" style:family="paragraph" style:parent-style-name="Standard">
      <style:text-properties style:font-name="ＭＳ ゴシック1" style:font-name-asian="ＭＳ ゴシック1" style:font-name-complex="ＭＳ 明朝"/>
    </style:style>
    <style:style style:name="P3" style:family="paragraph" style:parent-style-name="Standard">
      <style:paragraph-properties fo:text-align="center" style:justify-single-word="false"/>
      <style:text-properties style:font-name="ＭＳ ゴシック1" style:font-name-asian="ＭＳ ゴシック1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ＭＳ ゴシック1" style:font-name-asian="ＭＳ ゴシック1"/>
    </style:style>
    <style:style style:name="P5" style:family="paragraph" style:parent-style-name="Standard">
      <style:text-properties style:font-name="ＭＳ ゴシック1" fo:font-size="11pt" style:font-name-asian="ＭＳ ゴシック1" style:font-size-asian="11pt"/>
    </style:style>
    <style:style style:name="P6" style:family="paragraph" style:parent-style-name="Standard">
      <style:text-properties style:font-name="ＭＳ ゴシック1" fo:font-size="11pt" style:font-name-asian="ＭＳ ゴシック1" style:font-size-asian="11pt" style:font-name-complex="ＭＳ Ｐゴシック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ＭＳ ゴシック1" fo:font-size="11pt" style:font-name-asian="ＭＳ ゴシック1" style:font-size-asian="11pt" style:font-name-complex="ＭＳ Ｐゴシック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ＭＳ ゴシック1" fo:font-size="11pt" style:font-name-asian="ＭＳ ゴシック1" style:font-size-asian="11pt" style:font-name-complex="ＭＳ Ｐゴシック" style:font-size-complex="11pt"/>
    </style:style>
    <style:style style:name="P9" style:family="paragraph" style:parent-style-name="Standard">
      <style:text-properties style:font-name="ＭＳ ゴシック1" fo:font-size="10pt" fo:language="none" fo:country="none" style:font-name-asian="ＭＳ ゴシック1" style:font-size-asian="10pt" style:language-asian="none" style:country-asian="none"/>
    </style:style>
    <style:style style:name="P10" style:family="paragraph" style:parent-style-name="Standard">
      <style:paragraph-properties fo:margin-left="0.556cm" fo:margin-right="0.019cm" style:line-height-at-least="0.49cm" fo:text-indent="0cm" style:auto-text-indent="false" style:text-autospace="none" style:vertical-align="bottom">
        <style:tab-stops>
          <style:tab-stop style:position="1.905cm"/>
        </style:tab-stops>
      </style:paragraph-properties>
      <style:text-properties style:font-name="ＭＳ ゴシック1" style:font-name-asian="ＭＳ ゴシック1"/>
    </style:style>
    <style:style style:name="P11" style:family="paragraph" style:parent-style-name="Standard">
      <style:paragraph-properties fo:margin-left="0cm" fo:margin-right="0cm" fo:text-indent="0.582cm" style:auto-text-indent="false"/>
      <style:text-properties style:font-name="ＭＳ ゴシック1" fo:font-size="11pt" style:font-name-asian="ＭＳ ゴシック1" style:font-size-asian="11pt"/>
    </style:style>
    <style:style style:name="P12" style:family="paragraph" style:parent-style-name="Standard">
      <style:paragraph-properties fo:margin-left="0cm" fo:margin-right="0cm" fo:text-indent="0.556cm" style:auto-text-indent="false"/>
      <style:text-properties style:font-name="ＭＳ ゴシック1" style:font-name-asian="ＭＳ ゴシック1"/>
    </style:style>
    <style:style style:name="P13" style:family="paragraph" style:parent-style-name="Standard">
      <style:paragraph-properties fo:break-before="page"/>
      <style:text-properties style:font-name="ＭＳ ゴシック1" style:font-name-asian="ＭＳ ゴシック1"/>
    </style:style>
    <style:style style:name="P14" style:family="paragraph" style:parent-style-name="Standard">
      <style:paragraph-properties fo:margin-left="0cm" fo:margin-right="0cm" fo:text-indent="1.111cm" style:auto-text-indent="false"/>
      <style:text-properties style:font-name="ＭＳ ゴシック1" style:font-name-asian="ＭＳ ゴシック1"/>
    </style:style>
    <style:style style:name="P15" style:family="paragraph" style:parent-style-name="Standard">
      <style:paragraph-properties fo:margin-left="0cm" fo:margin-right="0cm" fo:text-indent="1.164cm" style:auto-text-indent="false"/>
      <style:text-properties style:font-name="ＭＳ ゴシック1" style:font-name-asian="ＭＳ ゴシック1"/>
    </style:style>
    <style:style style:name="P16" style:family="paragraph" style:parent-style-name="Standard">
      <style:paragraph-properties fo:margin-left="1.667cm" fo:margin-right="0cm" fo:text-indent="-1.667cm" style:auto-text-indent="false"/>
      <style:text-properties style:font-name="ＭＳ ゴシック1" style:font-name-asian="ＭＳ ゴシック1"/>
    </style:style>
    <style:style style:name="P17" style:family="paragraph" style:parent-style-name="Standard">
      <style:paragraph-properties fo:margin-left="1.588cm" fo:margin-right="0cm" fo:text-indent="-1.588cm" style:auto-text-indent="false"/>
      <style:text-properties style:font-name="ＭＳ ゴシック1" fo:font-size="10pt" fo:language="none" fo:country="none" style:font-name-asian="ＭＳ ゴシック1" style:font-size-asian="10pt" style:language-asian="none" style:country-asian="none"/>
    </style:style>
    <style:style style:name="P18" style:family="paragraph" style:parent-style-name="Standard">
      <style:paragraph-properties fo:margin-left="1.296cm" fo:margin-right="0cm" fo:text-indent="0cm" style:auto-text-indent="false"/>
      <style:text-properties style:font-name="ＭＳ ゴシック1" style:font-name-asian="ＭＳ ゴシック1"/>
    </style:style>
    <style:style style:name="P19" style:family="paragraph" style:parent-style-name="Standard">
      <style:paragraph-properties fo:margin-left="0cm" fo:margin-right="0cm" fo:text-indent="0.37cm" style:auto-text-indent="false"/>
      <style:text-properties style:font-name="ＭＳ ゴシック1" style:font-name-asian="ＭＳ ゴシック1"/>
    </style:style>
    <style:style style:name="P20" style:family="paragraph" style:parent-style-name="Standard">
      <style:paragraph-properties fo:margin-left="0cm" fo:margin-right="0cm" fo:text-align="center" style:justify-single-word="false" fo:text-indent="0.37cm" style:auto-text-indent="false"/>
      <style:text-properties style:font-name="ＭＳ ゴシック1" style:font-name-asian="ＭＳ ゴシック1"/>
    </style:style>
    <style:style style:name="P21" style:family="paragraph" style:parent-style-name="Standard">
      <style:paragraph-properties fo:margin-left="0cm" fo:margin-right="0cm" fo:text-indent="2.223cm" style:auto-text-indent="false"/>
      <style:text-properties style:font-name="ＭＳ ゴシック1" style:font-name-asian="ＭＳ ゴシック1"/>
    </style:style>
    <style:style style:name="P22" style:family="paragraph" style:parent-style-name="一太郎_ff18__2f__ff19_">
      <style:paragraph-properties fo:line-height="100%" fo:text-align="center" style:justify-single-word="false"/>
      <style:text-properties style:font-name="ＭＳ ゴシック1" style:font-name-asian="ＭＳ ゴシック1"/>
    </style:style>
    <style:style style:name="P23" style:family="paragraph" style:parent-style-name="一太郎_ff18__2f__ff19_">
      <style:paragraph-properties fo:line-height="100%" fo:text-align="end" style:justify-single-word="false"/>
      <style:text-properties style:font-name="ＭＳ ゴシック1" style:font-name-asian="ＭＳ ゴシック1"/>
    </style:style>
    <style:style style:name="P24" style:family="paragraph" style:parent-style-name="Standard" style:master-page-name="Standard">
      <style:paragraph-properties fo:margin-left="0cm" fo:margin-right="0.019cm" style:line-height-at-least="0.49cm" fo:text-indent="0.924cm" style:auto-text-indent="false" style:page-number="auto" style:text-autospace="none" style:vertical-align="bottom">
        <style:tab-stops>
          <style:tab-stop style:position="1.905cm"/>
        </style:tab-stops>
      </style:paragraph-properties>
      <style:text-properties style:font-name="ＭＳ ゴシック1" style:font-name-asian="ＭＳ ゴシック1"/>
    </style:style>
    <style:style style:name="P25" style:family="paragraph" style:parent-style-name="Standard">
      <style:paragraph-properties fo:margin-left="0.556cm" fo:margin-right="0.019cm" style:line-height-at-least="0.49cm" fo:text-indent="0cm" style:auto-text-indent="false" style:text-autospace="none" style:vertical-align="bottom">
        <style:tab-stops>
          <style:tab-stop style:position="1.905cm"/>
        </style:tab-stops>
      </style:paragraph-properties>
      <style:text-properties style:font-name="ＭＳ ゴシック1" style:font-name-asian="ＭＳ ゴシック1" style:font-name-complex="ＭＳ 明朝"/>
    </style:style>
    <style:style style:name="P26" style:family="paragraph" style:parent-style-name="Standard">
      <style:paragraph-properties fo:text-align="center" style:justify-single-word="false"/>
      <style:text-properties style:font-name="ＭＳ ゴシック1" fo:font-size="11pt" style:font-name-asian="ＭＳ ゴシック1" style:font-size-asian="11pt" style:font-name-complex="ＭＳ Ｐゴシック" style:font-size-complex="11pt"/>
    </style:style>
    <style:style style:name="P27" style:family="paragraph" style:parent-style-name="Heading_20_2">
      <style:text-properties style:font-name="ＭＳ ゴシック1" style:font-name-asian="ＭＳ ゴシック1"/>
    </style:style>
    <style:style style:name="P28" style:family="paragraph" style:parent-style-name="Heading_20_2">
      <style:text-properties style:font-name="ＭＳ ゴシック1" style:font-name-asian="ＭＳ ゴシック1" style:font-name-complex="ＭＳ 明朝"/>
    </style:style>
    <style:style style:name="P29" style:family="paragraph" style:parent-style-name="Heading_20_2">
      <style:paragraph-properties fo:text-align="center" style:justify-single-word="false"/>
      <style:text-properties style:font-name="ＭＳ ゴシック1" style:font-name-asian="ＭＳ ゴシック1" style:font-name-complex="ＭＳ 明朝"/>
    </style:style>
    <style:style style:name="P30" style:family="paragraph" style:parent-style-name="Heading_20_2">
      <style:text-properties style:font-name="ＭＳ ゴシック1" fo:letter-spacing="0.058cm" style:font-name-asian="ＭＳ ゴシック1" style:font-name-complex="ＭＳ 明朝"/>
    </style:style>
    <style:style style:name="P31" style:family="paragraph" style:parent-style-name="Heading_20_2">
      <style:paragraph-properties fo:text-align="center" style:justify-single-word="false"/>
      <style:text-properties style:font-name="ＭＳ ゴシック1" fo:letter-spacing="0.032cm" style:font-name-asian="ＭＳ ゴシック1" style:font-name-complex="ＭＳ 明朝"/>
    </style:style>
    <style:style style:name="P32" style:family="paragraph">
      <style:paragraph-properties fo:text-align="justify" style:writing-mode="lr-tb"/>
    </style:style>
    <style:style style:name="P33" style:family="paragraph">
      <loext:graphic-properties draw:fill="solid" draw:fill-color="#ffffff"/>
      <style:paragraph-properties fo:text-align="justify" style:writing-mode="lr-tb"/>
    </style:style>
    <style:style style:name="P34" style:family="paragraph">
      <loext:graphic-properties draw:fill="none" draw:fill-color="#ffffff"/>
      <style:paragraph-properties fo:text-align="center" style:writing-mode="lr-tb"/>
    </style:style>
    <style:style style:name="P35" style:family="paragraph">
      <loext:graphic-properties draw:fill="none" draw:fill-color="#ffffff"/>
      <style:paragraph-properties fo:text-align="justify" style:writing-mode="lr-tb"/>
    </style:style>
    <style:style style:name="P36" style:family="paragraph">
      <style:paragraph-properties fo:text-align="center" style:writing-mode="lr-tb"/>
    </style:style>
    <style:style style:name="P37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style:font-name="Times New Roman" style:letter-kerning="false" style:font-name-complex="Times New Roman" style:font-size-complex="10.5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name-complex="ＭＳ 明朝"/>
    </style:style>
    <style:style style:name="T4" style:family="text">
      <style:text-properties fo:font-size="11pt" style:font-size-asian="11pt"/>
    </style:style>
    <style:style style:name="T5" style:family="text">
      <style:text-properties fo:font-size="11pt" style:font-size-asian="11pt" style:font-name-complex="ＭＳ Ｐゴシック" style:font-size-complex="11pt"/>
    </style:style>
    <style:style style:name="T6" style:family="text">
      <style:text-properties fo:letter-spacing="0.032cm" style:font-name-complex="ＭＳ 明朝"/>
    </style:style>
    <style:style style:name="T7" style:family="text">
      <style:text-properties fo:font-size="14pt" style:font-size-asian="14pt" style:font-name-complex="ＭＳ 明朝"/>
    </style:style>
    <style:style style:name="T8" style:family="text">
      <style:text-properties style:font-name-complex="ＭＳ 明朝"/>
    </style:style>
    <style:style style:name="T9" style:family="text">
      <style:text-properties fo:letter-spacing="0.028cm" style:font-name-complex="ＭＳ 明朝"/>
    </style:style>
    <style:style style:name="T10" style:family="text">
      <style:text-properties fo:letter-spacing="0.058cm" style:font-name-complex="ＭＳ 明朝"/>
    </style:style>
    <style:style style:name="T11" style:family="text">
      <style:text-properties style:use-window-font-color="true" style:font-name="Century" fo:font-size="10.5pt" fo:language="en" fo:country="US" style:letter-kerning="true" style:font-name-asian="ＭＳ 明朝" style:font-size-asian="10.5pt" style:language-asian="ja" style:country-asian="JP" style:font-name-complex="Century" style:font-size-complex="12pt" style:language-complex="ar" style:country-complex="SA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3" style:family="graphic">
      <style:graphic-properties draw:stroke="solid" svg:stroke-width="0.026cm" svg:stroke-color="#000000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4" style:family="graphic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5" style:family="graphic">
      <style:graphic-properties draw:stroke="solid" svg:stroke-width="0.026cm" svg:stroke-color="#000000" draw:marker-start="msArrowEnd_20_5" draw:marker-start-width="0.212cm" draw:marker-start-center="false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6" style:family="graphic">
      <style:graphic-properties draw:stroke="none" draw:fill="none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7">ADﾎﾞｰﾄﾞ DV14U25 仕様書</text:span><text:span text:style-name="T2"><text:line-break/></text:span></text:p>
      <text:p text:style-name="P10"><text:span text:style-name="T4">概要</text:span><text:line-break/><text:span text:style-name="T3">DV14U25 </text:span><text:span text:style-name="T8">高速ADﾎﾞｰﾄﾞの仕様です｡</text:span></text:p>
      <text:p text:style-name="P25">ｱﾅﾛｸﾞ信号を高速ADで変換したﾃﾞｰﾀを､PCに取り込む事が出来ます｡<text:line-break/>AD変換ﾃﾞｰﾀの記憶容量は､512Kﾃﾞｰﾀと大容量となっています｡</text:p>
      <text:p text:style-name="P2"/>
      <text:p text:style-name="P1"/>
      <text:p text:style-name="P11">ﾎﾞｰﾄﾞの構成</text:p>
      <text:p text:style-name="P5"/>
      <text:p text:style-name="P12">ADﾎﾞｰﾄﾞのﾌﾞﾛｯｸを図1に示します｡</text:p>
      <text:p text:style-name="P12">ｱﾅﾛｸﾞ信号は､A/D変換した後ﾒﾓﾘに記憶されます｡</text:p>
      <text:p text:style-name="P12">PCからUSB経由で､波形ﾒﾓﾘのﾃﾞｰﾀを取得する事が出来ます｡</text:p>
      <text:p text:style-name="P12"/>
      <text:p text:style-name="P1"/>
      <text:p text:style-name="P1"/>
      <text:p text:style-name="P1"/>
      <text:p text:style-name="P9"><draw:g text:anchor-type="char" draw:z-index="0" draw:style-name="gr1"><draw:frame draw:style-name="gr2" draw:text-style-name="P33" svg:width="2.779cm" svg:height="1.588cm" svg:x="0cm" svg:y="2.479cm"><draw:text-box><text:p text:style-name="P32"><text:span text:style-name="T11"/></text:p><text:p text:style-name="P32"><text:span text:style-name="T11">アナログ信号</text:span></text:p></draw:text-box></draw:frame><draw:line draw:style-name="gr3" draw:text-style-name="P34" svg:x1="2.78cm" svg:y1="3.431cm" svg:x2="3.521cm" svg:y2="3.431cm"><text:p/></draw:line><draw:frame draw:style-name="gr4" draw:text-style-name="P35" svg:width="2.038cm" svg:height="1.588cm" svg:x="3.519cm" svg:y="2.479cm"><draw:text-box><text:p text:style-name="P32"><text:span text:style-name="T11"/></text:p><text:p text:style-name="P32"><text:span text:style-name="T11">A/D</text:span><text:span text:style-name="T11">変換</text:span></text:p></draw:text-box></draw:frame><draw:line draw:style-name="gr3" draw:text-style-name="P34" svg:x1="5.558cm" svg:y1="3.431cm" svg:x2="6.114cm" svg:y2="3.431cm"><text:p/></draw:line><draw:frame draw:style-name="gr2" draw:text-style-name="P37" svg:width="2.779cm" svg:height="1.588cm" svg:x="6.112cm" svg:y="2.479cm"><draw:text-box><text:p text:style-name="P36"><text:span text:style-name="T11"/></text:p><text:p text:style-name="P36"><text:span text:style-name="T11">波形メモリ</text:span></text:p></draw:text-box></draw:frame><draw:frame draw:style-name="gr2" draw:text-style-name="P33" svg:width="2.779cm" svg:height="1.588cm" svg:x="6.112cm" svg:y="0.256cm"><draw:text-box><text:p text:style-name="P32"><text:span text:style-name="T11"/></text:p><text:p text:style-name="P36"><text:span text:style-name="T11">積算用加算</text:span></text:p></draw:text-box></draw:frame><draw:line draw:style-name="gr5" draw:text-style-name="P34" svg:x1="7.41cm" svg:y1="1.845cm" svg:x2="7.41cm" svg:y2="2.48cm"><text:p/></draw:line><draw:frame draw:style-name="gr2" draw:text-style-name="P33" svg:width="2.408cm" svg:height="1.588cm" svg:x="9.631cm" svg:y="2.479cm"><draw:text-box><text:p text:style-name="P32"><text:span text:style-name="T11"/></text:p><text:p text:style-name="P32"><text:span text:style-name="T11">USB</text:span><text:span text:style-name="T11">制御</text:span></text:p></draw:text-box></draw:frame><draw:line draw:style-name="gr3" draw:text-style-name="P34" svg:x1="8.892cm" svg:y1="3.431cm" svg:x2="9.633cm" svg:y2="3.431cm"><text:p/></draw:line><draw:frame draw:style-name="gr2" draw:text-style-name="P33" svg:width="2.594cm" svg:height="1.588cm" svg:x="9.633cm" svg:y="0.256cm"><draw:text-box><text:p text:style-name="P32"><text:span text:style-name="T11">タイミング制御</text:span></text:p></draw:text-box></draw:frame><draw:line draw:style-name="gr3" draw:text-style-name="P34" svg:x1="9.632cm" svg:y1="1.21cm" svg:x2="8.521cm" svg:y2="2.48cm"><text:p/></draw:line><draw:line draw:style-name="gr3" draw:text-style-name="P34" svg:x1="9.633cm" svg:y1="1.21cm" svg:x2="8.892cm" svg:y2="1.21cm"><text:p/></draw:line><draw:frame draw:style-name="gr2" draw:text-style-name="P37" svg:width="2.223cm" svg:height="1.588cm" svg:x="13.337cm" svg:y="2.479cm"><draw:text-box><text:p text:style-name="P36"><text:span text:style-name="T11"/></text:p><text:p text:style-name="P36"><text:span text:style-name="T11">PC</text:span></text:p></draw:text-box></draw:frame><draw:line draw:style-name="gr5" draw:text-style-name="P34" svg:x1="12.04cm" svg:y1="3.431cm" svg:x2="13.336cm" svg:y2="3.431cm"><text:p/></draw:line><draw:line draw:style-name="gr5" draw:text-style-name="P34" svg:x1="10.744cm" svg:y1="1.845cm" svg:x2="10.744cm" svg:y2="2.48cm"><text:p/></draw:line><draw:frame draw:style-name="gr6" draw:text-style-name="P35" svg:width="5.927cm" svg:height="0.953cm" svg:x="0.187cm" svg:y="5.019cm"><draw:text-box><text:p text:style-name="P32"><text:span text:style-name="T11">図１．</text:span><text:span text:style-name="T11">AD</text:span><text:span text:style-name="T11">ボード　ブロック図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/>
      <text:p text:style-name="P1">2.ﾚｼﾞｽﾀﾏｯﾌﾟ<text:line-break/></text:p>
      <text:p text:style-name="P1"><text:s text:c="2"/>表1にﾚｼﾞｽﾀ ﾏｯﾌﾟを示します｡</text:p>
      <text:p text:style-name="P1"/>
      <text:p text:style-name="P1"/>
      <text:p text:style-name="P1">表1.ﾚｼﾞｽﾀ ﾏｯﾌﾟ</text:p>
      <text:p text:style-name="P1"/>
      <table:table table:name="表1" table:style-name="表1">
        <table:table-column table:style-name="表1.A"/>
        <table:table-column table:style-name="表1.B"/>
        <table:table-column table:style-name="表1.C" table:number-columns-repeated="2"/>
        <table:table-column table:style-name="表1.E"/>
        <table:table-column table:style-name="表1.C" table:number-columns-repeated="2"/>
        <table:table-column table:style-name="表1.E"/>
        <table:table-column table:style-name="表1.C"/>
        <table:table-column table:style-name="表1.J"/>
        <table:table-row table:style-name="表1.1">
          <table:table-cell table:style-name="表1.A1" office:value-type="string">
            <text:p text:style-name="P7">ｱﾄﾞﾚｽ</text:p>
          </table:table-cell>
          <table:table-cell table:style-name="表1.A1" office:value-type="string">
            <text:p text:style-name="P8">内容</text:p>
          </table:table-cell>
          <table:table-cell table:style-name="表1.C1" office:value-type="string">
            <text:p text:style-name="P8">B7</text:p>
          </table:table-cell>
          <table:table-cell table:style-name="表1.D1" office:value-type="string">
            <text:p text:style-name="P8">B6</text:p>
          </table:table-cell>
          <table:table-cell table:style-name="表1.D1" office:value-type="string">
            <text:p text:style-name="P8">B5</text:p>
          </table:table-cell>
          <table:table-cell table:style-name="表1.D1" office:value-type="string">
            <text:p text:style-name="P8">B4</text:p>
          </table:table-cell>
          <table:table-cell table:style-name="表1.D1" office:value-type="string">
            <text:p text:style-name="P8">B3</text:p>
          </table:table-cell>
          <table:table-cell table:style-name="表1.D1" office:value-type="string">
            <text:p text:style-name="P8">B2</text:p>
          </table:table-cell>
          <table:table-cell table:style-name="表1.D1" office:value-type="string">
            <text:p text:style-name="P8">B1</text:p>
          </table:table-cell>
          <table:table-cell table:style-name="表1.J1" office:value-type="string">
            <text:p text:style-name="P8">B0</text:p>
          </table:table-cell>
        </table:table-row>
        <table:table-row table:style-name="表1.1">
          <table:table-cell table:style-name="表1.A2" office:value-type="string">
            <text:p text:style-name="P8">20</text:p>
          </table:table-cell>
          <table:table-cell table:style-name="表1.A2" office:value-type="string">
            <text:p text:style-name="P6">STATUS</text:p>
          </table:table-cell>
          <table:table-cell table:style-name="表1.C2" office:value-type="string">
            <text:p text:style-name="P8">0</text:p>
          </table:table-cell>
          <table:table-cell table:style-name="表1.D2" office:value-type="string">
            <text:p text:style-name="P8">PLL</text:p>
          </table:table-cell>
          <table:table-cell table:style-name="表1.D2" office:value-type="string">
            <text:p text:style-name="P8">SOVF</text:p>
          </table:table-cell>
          <table:table-cell table:style-name="表1.D2" office:value-type="string">
            <text:p text:style-name="P8">COVF</text:p>
          </table:table-cell>
          <table:table-cell table:style-name="表1.D2" office:value-type="string">
            <text:p text:style-name="P8">0</text:p>
          </table:table-cell>
          <table:table-cell table:style-name="表1.D2" office:value-type="string">
            <text:p text:style-name="P8">END</text:p>
          </table:table-cell>
          <table:table-cell table:style-name="表1.D2" office:value-type="string">
            <text:p text:style-name="P8">BUSY</text:p>
          </table:table-cell>
          <table:table-cell table:style-name="表1.J2" office:value-type="string">
            <text:p text:style-name="P8">SP</text:p>
          </table:table-cell>
        </table:table-row>
        <table:table-row table:style-name="表1.1">
          <table:table-cell table:style-name="表1.A3" office:value-type="string">
            <text:p text:style-name="P8">21</text:p>
          </table:table-cell>
          <table:table-cell table:style-name="表1.A3" office:value-type="string">
            <text:p text:style-name="P6">ｺﾝﾄﾛｰﾙ</text:p>
          </table:table-cell>
          <table:table-cell table:style-name="表1.C3" office:value-type="string">
            <text:p text:style-name="P8">0</text:p>
          </table:table-cell>
          <table:table-cell table:style-name="表1.D3" office:value-type="string">
            <text:p text:style-name="P8">0</text:p>
          </table:table-cell>
          <table:table-cell table:style-name="表1.D3" office:value-type="string">
            <text:p text:style-name="P8">0</text:p>
          </table:table-cell>
          <table:table-cell table:style-name="表1.D3" office:value-type="string">
            <text:p text:style-name="P8">TEST </text:p>
          </table:table-cell>
          <table:table-cell table:style-name="表1.D3" office:value-type="string">
            <text:p text:style-name="P8">0</text:p>
          </table:table-cell>
          <table:table-cell table:style-name="表1.D3" office:value-type="string">
            <text:p text:style-name="P8">0</text:p>
          </table:table-cell>
          <table:table-cell table:style-name="表1.D3" office:value-type="string">
            <text:p text:style-name="P8">S.TRG</text:p>
          </table:table-cell>
          <table:table-cell table:style-name="表1.J3" office:value-type="string">
            <text:p text:style-name="P8">SP ON</text:p>
          </table:table-cell>
        </table:table-row>
        <table:table-row table:style-name="表1.1">
          <table:table-cell table:style-name="表1.A3" office:value-type="string">
            <text:p text:style-name="P8">22</text:p>
          </table:table-cell>
          <table:table-cell table:style-name="表1.A3" office:value-type="string">
            <text:p text:style-name="P6">MODE</text:p>
          </table:table-cell>
          <table:table-cell table:style-name="表1.C3" office:value-type="string">
            <text:p text:style-name="P8">0</text:p>
          </table:table-cell>
          <table:table-cell table:style-name="表1.D3" office:value-type="string">
            <text:p text:style-name="P8">INV</text:p>
          </table:table-cell>
          <table:table-cell table:style-name="表1.D3" office:value-type="string">
            <text:p text:style-name="P8">TC1</text:p>
          </table:table-cell>
          <table:table-cell table:style-name="表1.D3" office:value-type="string">
            <text:p text:style-name="P8">TC0</text:p>
          </table:table-cell>
          <table:table-cell table:style-name="表1.D3" office:value-type="string">
            <text:p text:style-name="P8">CS</text:p>
          </table:table-cell>
          <table:table-cell table:style-name="表1.D3" office:value-type="string">
            <text:p text:style-name="P8">C2</text:p>
          </table:table-cell>
          <table:table-cell table:style-name="表1.D3" office:value-type="string">
            <text:p text:style-name="P8">C1</text:p>
          </table:table-cell>
          <table:table-cell table:style-name="表1.J3" office:value-type="string">
            <text:p text:style-name="P8">C0</text:p>
          </table:table-cell>
        </table:table-row>
        <table:table-row table:style-name="表1.1">
          <table:table-cell table:style-name="表1.A3" office:value-type="string">
            <text:p text:style-name="P8">23</text:p>
          </table:table-cell>
          <table:table-cell table:style-name="表1.A3" office:value-type="string">
            <text:p text:style-name="P6">CLOCK</text:p>
          </table:table-cell>
          <table:table-cell table:style-name="表1.C3" office:value-type="string">
            <text:p text:style-name="P8">CK7</text:p>
          </table:table-cell>
          <table:table-cell table:style-name="表1.D3" office:value-type="string">
            <text:p text:style-name="P8">CK6</text:p>
          </table:table-cell>
          <table:table-cell table:style-name="表1.D3" office:value-type="string">
            <text:p text:style-name="P8">CK5</text:p>
          </table:table-cell>
          <table:table-cell table:style-name="表1.D3" office:value-type="string">
            <text:p text:style-name="P8">CK4</text:p>
          </table:table-cell>
          <table:table-cell table:style-name="表1.D3" office:value-type="string">
            <text:p text:style-name="P8">CK3</text:p>
          </table:table-cell>
          <table:table-cell table:style-name="表1.D3" office:value-type="string">
            <text:p text:style-name="P8">CK2</text:p>
          </table:table-cell>
          <table:table-cell table:style-name="表1.D3" office:value-type="string">
            <text:p text:style-name="P8">CK1</text:p>
          </table:table-cell>
          <table:table-cell table:style-name="表1.J3" office:value-type="string">
            <text:p text:style-name="P8">CK0</text:p>
          </table:table-cell>
        </table:table-row>
        <table:table-row table:style-name="表1.1">
          <table:table-cell table:style-name="表1.A3" office:value-type="string">
            <text:p text:style-name="P8">24</text:p>
          </table:table-cell>
          <table:table-cell table:style-name="表1.A3" office:value-type="string">
            <text:p text:style-name="P6">ｻﾝﾌﾟﾙ数</text:p>
          </table:table-cell>
          <table:table-cell table:style-name="表1.C3" office:value-type="string">
            <text:p text:style-name="P8">S7</text:p>
          </table:table-cell>
          <table:table-cell table:style-name="表1.D3" office:value-type="string">
            <text:p text:style-name="P8">S6</text:p>
          </table:table-cell>
          <table:table-cell table:style-name="表1.D3" office:value-type="string">
            <text:p text:style-name="P8">S5</text:p>
          </table:table-cell>
          <table:table-cell table:style-name="表1.D3" office:value-type="string">
            <text:p text:style-name="P8">S4</text:p>
          </table:table-cell>
          <table:table-cell table:style-name="表1.D3" office:value-type="string">
            <text:p text:style-name="P8">S3</text:p>
          </table:table-cell>
          <table:table-cell table:style-name="表1.D3" office:value-type="string">
            <text:p text:style-name="P8">S2</text:p>
          </table:table-cell>
          <table:table-cell table:style-name="表1.D3" office:value-type="string">
            <text:p text:style-name="P8">S1</text:p>
          </table:table-cell>
          <table:table-cell table:style-name="表1.J3" office:value-type="string">
            <text:p text:style-name="P8">S0</text:p>
          </table:table-cell>
        </table:table-row>
        <table:table-row table:style-name="表1.1">
          <table:table-cell table:style-name="表1.A3" office:value-type="string">
            <text:p text:style-name="P8">25</text:p>
          </table:table-cell>
          <table:table-cell table:style-name="表1.A3" office:value-type="string">
            <text:p text:style-name="P6">ｻﾝﾌﾟﾙ数</text:p>
          </table:table-cell>
          <table:table-cell table:style-name="表1.C3" office:value-type="string">
            <text:p text:style-name="P8">S15</text:p>
          </table:table-cell>
          <table:table-cell table:style-name="表1.D3" office:value-type="string">
            <text:p text:style-name="P8">S14</text:p>
          </table:table-cell>
          <table:table-cell table:style-name="表1.D3" office:value-type="string">
            <text:p text:style-name="P8">S13</text:p>
          </table:table-cell>
          <table:table-cell table:style-name="表1.D3" office:value-type="string">
            <text:p text:style-name="P8">S12</text:p>
          </table:table-cell>
          <table:table-cell table:style-name="表1.D3" office:value-type="string">
            <text:p text:style-name="P8">S11</text:p>
          </table:table-cell>
          <table:table-cell table:style-name="表1.D3" office:value-type="string">
            <text:p text:style-name="P8">S10</text:p>
          </table:table-cell>
          <table:table-cell table:style-name="表1.D3" office:value-type="string">
            <text:p text:style-name="P8">S9</text:p>
          </table:table-cell>
          <table:table-cell table:style-name="表1.J3" office:value-type="string">
            <text:p text:style-name="P8">S8</text:p>
          </table:table-cell>
        </table:table-row>
        <table:table-row table:style-name="表1.1">
          <table:table-cell table:style-name="表1.A3" office:value-type="string">
            <text:p text:style-name="P8">26</text:p>
          </table:table-cell>
          <table:table-cell table:style-name="表1.A3" office:value-type="string">
            <text:p text:style-name="P6">ｻﾝﾌﾟﾙ数</text:p>
          </table:table-cell>
          <table:table-cell table:style-name="表1.C3" office:value-type="string">
            <text:p text:style-name="P8">0</text:p>
          </table:table-cell>
          <table:table-cell table:style-name="表1.D3" office:value-type="string">
            <text:p text:style-name="P8">0</text:p>
          </table:table-cell>
          <table:table-cell table:style-name="表1.D3" office:value-type="string">
            <text:p text:style-name="P8">0</text:p>
          </table:table-cell>
          <table:table-cell table:style-name="表1.D3" office:value-type="string">
            <text:p text:style-name="P8">0</text:p>
          </table:table-cell>
          <table:table-cell table:style-name="表1.D3" office:value-type="string">
            <text:p text:style-name="P8">0</text:p>
          </table:table-cell>
          <table:table-cell table:style-name="表1.D3" office:value-type="string">
            <text:p text:style-name="P8">S18</text:p>
          </table:table-cell>
          <table:table-cell table:style-name="表1.D3" office:value-type="string">
            <text:p text:style-name="P8">S17</text:p>
          </table:table-cell>
          <table:table-cell table:style-name="表1.J3" office:value-type="string">
            <text:p text:style-name="P8">S16</text:p>
          </table:table-cell>
        </table:table-row>
        <table:table-row table:style-name="表1.1">
          <table:table-cell table:style-name="表1.A3" office:value-type="string">
            <text:p text:style-name="P8">28</text:p>
          </table:table-cell>
          <table:table-cell table:style-name="表1.A3" office:value-type="string">
            <text:p text:style-name="P6">積算回数</text:p>
          </table:table-cell>
          <table:table-cell table:style-name="表1.C3" office:value-type="string">
            <text:p text:style-name="P8">D7</text:p>
          </table:table-cell>
          <table:table-cell table:style-name="表1.D3" office:value-type="string">
            <text:p text:style-name="P8">D6</text:p>
          </table:table-cell>
          <table:table-cell table:style-name="表1.D3" office:value-type="string">
            <text:p text:style-name="P8">D5</text:p>
          </table:table-cell>
          <table:table-cell table:style-name="表1.D3" office:value-type="string">
            <text:p text:style-name="P8">D4</text:p>
          </table:table-cell>
          <table:table-cell table:style-name="表1.D3" office:value-type="string">
            <text:p text:style-name="P8">D3</text:p>
          </table:table-cell>
          <table:table-cell table:style-name="表1.D3" office:value-type="string">
            <text:p text:style-name="P8">D2</text:p>
          </table:table-cell>
          <table:table-cell table:style-name="表1.D3" office:value-type="string">
            <text:p text:style-name="P8">D1</text:p>
          </table:table-cell>
          <table:table-cell table:style-name="表1.J3" office:value-type="string">
            <text:p text:style-name="P8">D0</text:p>
          </table:table-cell>
        </table:table-row>
        <table:table-row table:style-name="表1.1">
          <table:table-cell table:style-name="表1.A3" office:value-type="string">
            <text:p text:style-name="P8">29</text:p>
          </table:table-cell>
          <table:table-cell table:style-name="表1.A3" office:value-type="string">
            <text:p text:style-name="P6">積算回数</text:p>
          </table:table-cell>
          <table:table-cell table:style-name="表1.C3" office:value-type="string">
            <text:p text:style-name="P8">D15</text:p>
          </table:table-cell>
          <table:table-cell table:style-name="表1.D3" office:value-type="string">
            <text:p text:style-name="P8">D14</text:p>
          </table:table-cell>
          <table:table-cell table:style-name="表1.D3" office:value-type="string">
            <text:p text:style-name="P8">D13</text:p>
          </table:table-cell>
          <table:table-cell table:style-name="表1.D3" office:value-type="string">
            <text:p text:style-name="P8">D12</text:p>
          </table:table-cell>
          <table:table-cell table:style-name="表1.D3" office:value-type="string">
            <text:p text:style-name="P8">D11</text:p>
          </table:table-cell>
          <table:table-cell table:style-name="表1.D3" office:value-type="string">
            <text:p text:style-name="P8">D10</text:p>
          </table:table-cell>
          <table:table-cell table:style-name="表1.D3" office:value-type="string">
            <text:p text:style-name="P8">D9</text:p>
          </table:table-cell>
          <table:table-cell table:style-name="表1.J3" office:value-type="string">
            <text:p text:style-name="P8">D8</text:p>
          </table:table-cell>
        </table:table-row>
        <table:table-row table:style-name="表1.1">
          <table:table-cell table:style-name="表1.A3" office:value-type="string">
            <text:p text:style-name="P8">2A</text:p>
          </table:table-cell>
          <table:table-cell table:style-name="表1.A3" office:value-type="string">
            <text:p text:style-name="P6">積算回数</text:p>
          </table:table-cell>
          <table:table-cell table:style-name="表1.C3" office:value-type="string">
            <text:p text:style-name="P8">0</text:p>
          </table:table-cell>
          <table:table-cell table:style-name="表1.D3" office:value-type="string">
            <text:p text:style-name="P8">0</text:p>
          </table:table-cell>
          <table:table-cell table:style-name="表1.D3" office:value-type="string">
            <text:p text:style-name="P8">0</text:p>
          </table:table-cell>
          <table:table-cell table:style-name="表1.D3" office:value-type="string">
            <text:p text:style-name="P8">0</text:p>
          </table:table-cell>
          <table:table-cell table:style-name="表1.D3" office:value-type="string">
            <text:p text:style-name="P8">0</text:p>
          </table:table-cell>
          <table:table-cell table:style-name="表1.D3" office:value-type="string">
            <text:p text:style-name="P8">0</text:p>
          </table:table-cell>
          <table:table-cell table:style-name="表1.D3" office:value-type="string">
            <text:p text:style-name="P8">D17</text:p>
          </table:table-cell>
          <table:table-cell table:style-name="表1.J3" office:value-type="string">
            <text:p text:style-name="P8">D16</text:p>
          </table:table-cell>
        </table:table-row>
        <table:table-row table:style-name="表1.1">
          <table:table-cell table:style-name="表1.A3" office:value-type="string">
            <text:p text:style-name="P8">2C</text:p>
          </table:table-cell>
          <table:table-cell table:style-name="表1.A3" office:value-type="string">
            <text:p text:style-name="P6">ﾌﾚｰﾑ数</text:p>
          </table:table-cell>
          <table:table-cell table:style-name="表1.C3" office:value-type="string">
            <text:p text:style-name="P8">F7</text:p>
          </table:table-cell>
          <table:table-cell table:style-name="表1.D3" office:value-type="string">
            <text:p text:style-name="P8">F6</text:p>
          </table:table-cell>
          <table:table-cell table:style-name="表1.D3" office:value-type="string">
            <text:p text:style-name="P8">F5</text:p>
          </table:table-cell>
          <table:table-cell table:style-name="表1.D3" office:value-type="string">
            <text:p text:style-name="P8">F4</text:p>
          </table:table-cell>
          <table:table-cell table:style-name="表1.D3" office:value-type="string">
            <text:p text:style-name="P8">F3</text:p>
          </table:table-cell>
          <table:table-cell table:style-name="表1.D3" office:value-type="string">
            <text:p text:style-name="P8">F2</text:p>
          </table:table-cell>
          <table:table-cell table:style-name="表1.D3" office:value-type="string">
            <text:p text:style-name="P8">F1</text:p>
          </table:table-cell>
          <table:table-cell table:style-name="表1.J3" office:value-type="string">
            <text:p text:style-name="P8">F0</text:p>
          </table:table-cell>
        </table:table-row>
        <table:table-row table:style-name="表1.1">
          <table:table-cell table:style-name="表1.A3" office:value-type="string">
            <text:p text:style-name="P8">30</text:p>
          </table:table-cell>
          <table:table-cell table:style-name="表1.A3" office:value-type="string">
            <text:p text:style-name="P6">COS RAM ADDR</text:p>
          </table:table-cell>
          <table:table-cell table:style-name="表1.C3" office:value-type="string">
            <text:p text:style-name="P8">CA7</text:p>
          </table:table-cell>
          <table:table-cell table:style-name="表1.D3" office:value-type="string">
            <text:p text:style-name="P8">CA6</text:p>
          </table:table-cell>
          <table:table-cell table:style-name="表1.D3" office:value-type="string">
            <text:p text:style-name="P8">CA5</text:p>
          </table:table-cell>
          <table:table-cell table:style-name="表1.D3" office:value-type="string">
            <text:p text:style-name="P8">CA4</text:p>
          </table:table-cell>
          <table:table-cell table:style-name="表1.D3" office:value-type="string">
            <text:p text:style-name="P8">CA3</text:p>
          </table:table-cell>
          <table:table-cell table:style-name="表1.D3" office:value-type="string">
            <text:p text:style-name="P8">CA2</text:p>
          </table:table-cell>
          <table:table-cell table:style-name="表1.D3" office:value-type="string">
            <text:p text:style-name="P8">CA1</text:p>
          </table:table-cell>
          <table:table-cell table:style-name="表1.J3" office:value-type="string">
            <text:p text:style-name="P8">CA0</text:p>
          </table:table-cell>
        </table:table-row>
        <table:table-row table:style-name="表1.1">
          <table:table-cell table:style-name="表1.A3" office:value-type="string">
            <text:p text:style-name="P8">31</text:p>
          </table:table-cell>
          <table:table-cell table:style-name="表1.A3" office:value-type="string">
            <text:p text:style-name="P6">COS RAM ADDR</text:p>
          </table:table-cell>
          <table:table-cell table:style-name="表1.C3" office:value-type="string">
            <text:p text:style-name="P8">CA15</text:p>
          </table:table-cell>
          <table:table-cell table:style-name="表1.D3" office:value-type="string">
            <text:p text:style-name="P8">CA14</text:p>
          </table:table-cell>
          <table:table-cell table:style-name="表1.D3" office:value-type="string">
            <text:p text:style-name="P8">CA13</text:p>
          </table:table-cell>
          <table:table-cell table:style-name="表1.D3" office:value-type="string">
            <text:p text:style-name="P8">CA12</text:p>
          </table:table-cell>
          <table:table-cell table:style-name="表1.D3" office:value-type="string">
            <text:p text:style-name="P8">CA11</text:p>
          </table:table-cell>
          <table:table-cell table:style-name="表1.D3" office:value-type="string">
            <text:p text:style-name="P8">CA10</text:p>
          </table:table-cell>
          <table:table-cell table:style-name="表1.D3" office:value-type="string">
            <text:p text:style-name="P8">CA9</text:p>
          </table:table-cell>
          <table:table-cell table:style-name="表1.J3" office:value-type="string">
            <text:p text:style-name="P8">CA8</text:p>
          </table:table-cell>
        </table:table-row>
        <table:table-row table:style-name="表1.1">
          <table:table-cell table:style-name="表1.A3" office:value-type="string">
            <text:p text:style-name="P8">32</text:p>
          </table:table-cell>
          <table:table-cell table:style-name="表1.A3" office:value-type="string">
            <text:p text:style-name="P6">COS RAM ADDR</text:p>
          </table:table-cell>
          <table:table-cell table:style-name="表1.C3" office:value-type="string">
            <text:p text:style-name="P8">0</text:p>
          </table:table-cell>
          <table:table-cell table:style-name="表1.D3" office:value-type="string">
            <text:p text:style-name="P8">0</text:p>
          </table:table-cell>
          <table:table-cell table:style-name="表1.D3" office:value-type="string">
            <text:p text:style-name="P8">0</text:p>
          </table:table-cell>
          <table:table-cell table:style-name="表1.D3" office:value-type="string">
            <text:p text:style-name="P8">0</text:p>
          </table:table-cell>
          <table:table-cell table:style-name="表1.D3" office:value-type="string">
            <text:p text:style-name="P8">0</text:p>
          </table:table-cell>
          <table:table-cell table:style-name="表1.D3" office:value-type="string">
            <text:p text:style-name="P8">CA18</text:p>
          </table:table-cell>
          <table:table-cell table:style-name="表1.D3" office:value-type="string">
            <text:p text:style-name="P8">CA17</text:p>
          </table:table-cell>
          <table:table-cell table:style-name="表1.J3" office:value-type="string">
            <text:p text:style-name="P8">CA16</text:p>
          </table:table-cell>
        </table:table-row>
        <table:table-row table:style-name="表1.1">
          <table:table-cell table:style-name="表1.A3" office:value-type="string">
            <text:p text:style-name="P8">34</text:p>
          </table:table-cell>
          <table:table-cell table:style-name="表1.A3" office:value-type="string">
            <text:p text:style-name="P6">SIN RAM ADDR</text:p>
          </table:table-cell>
          <table:table-cell table:style-name="表1.C3" office:value-type="string">
            <text:p text:style-name="P8">SA7</text:p>
          </table:table-cell>
          <table:table-cell table:style-name="表1.D3" office:value-type="string">
            <text:p text:style-name="P8">SA6</text:p>
          </table:table-cell>
          <table:table-cell table:style-name="表1.D3" office:value-type="string">
            <text:p text:style-name="P8">SA5</text:p>
          </table:table-cell>
          <table:table-cell table:style-name="表1.D3" office:value-type="string">
            <text:p text:style-name="P8">SA4</text:p>
          </table:table-cell>
          <table:table-cell table:style-name="表1.D3" office:value-type="string">
            <text:p text:style-name="P8">SA3</text:p>
          </table:table-cell>
          <table:table-cell table:style-name="表1.D3" office:value-type="string">
            <text:p text:style-name="P8">SA2</text:p>
          </table:table-cell>
          <table:table-cell table:style-name="表1.D3" office:value-type="string">
            <text:p text:style-name="P8">SA1</text:p>
          </table:table-cell>
          <table:table-cell table:style-name="表1.J3" office:value-type="string">
            <text:p text:style-name="P8">SA0</text:p>
          </table:table-cell>
        </table:table-row>
        <table:table-row table:style-name="表1.1">
          <table:table-cell table:style-name="表1.A3" office:value-type="string">
            <text:p text:style-name="P8">35</text:p>
          </table:table-cell>
          <table:table-cell table:style-name="表1.A3" office:value-type="string">
            <text:p text:style-name="P6">SIN RAM ADDR</text:p>
          </table:table-cell>
          <table:table-cell table:style-name="表1.C3" office:value-type="string">
            <text:p text:style-name="P8">SA15</text:p>
          </table:table-cell>
          <table:table-cell table:style-name="表1.D3" office:value-type="string">
            <text:p text:style-name="P8">SA14</text:p>
          </table:table-cell>
          <table:table-cell table:style-name="表1.D3" office:value-type="string">
            <text:p text:style-name="P8">SA13</text:p>
          </table:table-cell>
          <table:table-cell table:style-name="表1.D3" office:value-type="string">
            <text:p text:style-name="P8">SA12</text:p>
          </table:table-cell>
          <table:table-cell table:style-name="表1.D3" office:value-type="string">
            <text:p text:style-name="P8">SA11</text:p>
          </table:table-cell>
          <table:table-cell table:style-name="表1.D3" office:value-type="string">
            <text:p text:style-name="P8">SA10</text:p>
          </table:table-cell>
          <table:table-cell table:style-name="表1.D3" office:value-type="string">
            <text:p text:style-name="P8">SA9</text:p>
          </table:table-cell>
          <table:table-cell table:style-name="表1.J3" office:value-type="string">
            <text:p text:style-name="P8">SA8</text:p>
          </table:table-cell>
        </table:table-row>
        <table:table-row table:style-name="表1.1">
          <table:table-cell table:style-name="表1.A3" office:value-type="string">
            <text:p text:style-name="P8">36</text:p>
          </table:table-cell>
          <table:table-cell table:style-name="表1.A3" office:value-type="string">
            <text:p text:style-name="P6">SIN RAM ADDR</text:p>
          </table:table-cell>
          <table:table-cell table:style-name="表1.C3" office:value-type="string">
            <text:p text:style-name="P8">0</text:p>
          </table:table-cell>
          <table:table-cell table:style-name="表1.D3" office:value-type="string">
            <text:p text:style-name="P8">0</text:p>
          </table:table-cell>
          <table:table-cell table:style-name="表1.D3" office:value-type="string">
            <text:p text:style-name="P8">0</text:p>
          </table:table-cell>
          <table:table-cell table:style-name="表1.D3" office:value-type="string">
            <text:p text:style-name="P8">0</text:p>
          </table:table-cell>
          <table:table-cell table:style-name="表1.D3" office:value-type="string">
            <text:p text:style-name="P8">0</text:p>
          </table:table-cell>
          <table:table-cell table:style-name="表1.D3" office:value-type="string">
            <text:p text:style-name="P8">SA18</text:p>
          </table:table-cell>
          <table:table-cell table:style-name="表1.D3" office:value-type="string">
            <text:p text:style-name="P8">SA17</text:p>
          </table:table-cell>
          <table:table-cell table:style-name="表1.J3" office:value-type="string">
            <text:p text:style-name="P8">SA16</text:p>
          </table:table-cell>
        </table:table-row>
        <table:table-row table:style-name="表1.1">
          <table:table-cell table:style-name="表1.A3" office:value-type="string">
            <text:p text:style-name="P8">38</text:p>
          </table:table-cell>
          <table:table-cell table:style-name="表1.A3" office:value-type="string">
            <text:p text:style-name="P6">COS RAM DATA</text:p>
          </table:table-cell>
          <table:table-cell table:style-name="表1.C3" office:value-type="string">
            <text:p text:style-name="P8">CD7</text:p>
          </table:table-cell>
          <table:table-cell table:style-name="表1.D3" office:value-type="string">
            <text:p text:style-name="P8">CD6</text:p>
          </table:table-cell>
          <table:table-cell table:style-name="表1.D3" office:value-type="string">
            <text:p text:style-name="P8">CD5</text:p>
          </table:table-cell>
          <table:table-cell table:style-name="表1.D3" office:value-type="string">
            <text:p text:style-name="P8">CD4</text:p>
          </table:table-cell>
          <table:table-cell table:style-name="表1.D3" office:value-type="string">
            <text:p text:style-name="P8">CD3</text:p>
          </table:table-cell>
          <table:table-cell table:style-name="表1.D3" office:value-type="string">
            <text:p text:style-name="P8">CD2</text:p>
          </table:table-cell>
          <table:table-cell table:style-name="表1.D3" office:value-type="string">
            <text:p text:style-name="P8">CD1</text:p>
          </table:table-cell>
          <table:table-cell table:style-name="表1.J3" office:value-type="string">
            <text:p text:style-name="P8">CD0</text:p>
          </table:table-cell>
        </table:table-row>
        <table:table-row table:style-name="表1.1">
          <table:table-cell table:style-name="表1.A3" office:value-type="string">
            <text:p text:style-name="P8">39</text:p>
          </table:table-cell>
          <table:table-cell table:style-name="表1.A3" office:value-type="string">
            <text:p text:style-name="P6">SIN RAM DARA</text:p>
          </table:table-cell>
          <table:table-cell table:style-name="表1.C3" office:value-type="string">
            <text:p text:style-name="P8">SD7</text:p>
          </table:table-cell>
          <table:table-cell table:style-name="表1.D3" office:value-type="string">
            <text:p text:style-name="P8">SD6</text:p>
          </table:table-cell>
          <table:table-cell table:style-name="表1.D3" office:value-type="string">
            <text:p text:style-name="P8">SD5</text:p>
          </table:table-cell>
          <table:table-cell table:style-name="表1.D3" office:value-type="string">
            <text:p text:style-name="P8">SD4</text:p>
          </table:table-cell>
          <table:table-cell table:style-name="表1.D3" office:value-type="string">
            <text:p text:style-name="P8">SD3</text:p>
          </table:table-cell>
          <table:table-cell table:style-name="表1.D3" office:value-type="string">
            <text:p text:style-name="P8">SD2</text:p>
          </table:table-cell>
          <table:table-cell table:style-name="表1.D3" office:value-type="string">
            <text:p text:style-name="P8">SD1</text:p>
          </table:table-cell>
          <table:table-cell table:style-name="表1.J3" office:value-type="string">
            <text:p text:style-name="P8">SD0</text:p>
          </table:table-cell>
        </table:table-row>
        <table:table-row table:style-name="表1.1">
          <table:table-cell table:style-name="表1.A3" office:value-type="string">
            <text:p text:style-name="P8">3A</text:p>
          </table:table-cell>
          <table:table-cell table:style-name="表1.A3" office:value-type="string">
            <text:p text:style-name="P6">COS AD DATA</text:p>
          </table:table-cell>
          <table:table-cell table:style-name="表1.C3" office:value-type="string">
            <text:p text:style-name="P8">CAD7</text:p>
          </table:table-cell>
          <table:table-cell table:style-name="表1.D3" office:value-type="string">
            <text:p text:style-name="P8">CAD6</text:p>
          </table:table-cell>
          <table:table-cell table:style-name="表1.D3" office:value-type="string">
            <text:p text:style-name="P8">CAD5</text:p>
          </table:table-cell>
          <table:table-cell table:style-name="表1.D3" office:value-type="string">
            <text:p text:style-name="P8">CAD4</text:p>
          </table:table-cell>
          <table:table-cell table:style-name="表1.D3" office:value-type="string">
            <text:p text:style-name="P8">CAD3</text:p>
          </table:table-cell>
          <table:table-cell table:style-name="表1.D3" office:value-type="string">
            <text:p text:style-name="P8">CAD2</text:p>
          </table:table-cell>
          <table:table-cell table:style-name="表1.D3" office:value-type="string">
            <text:p text:style-name="P8">CAD1</text:p>
          </table:table-cell>
          <table:table-cell table:style-name="表1.J3" office:value-type="string">
            <text:p text:style-name="P8">CAD0</text:p>
          </table:table-cell>
        </table:table-row>
        <table:table-row table:style-name="表1.1">
          <table:table-cell table:style-name="表1.A3" office:value-type="string">
            <text:p text:style-name="P8">3B</text:p>
          </table:table-cell>
          <table:table-cell table:style-name="表1.A3" office:value-type="string">
            <text:p text:style-name="P6">COS AD DATA</text:p>
          </table:table-cell>
          <table:table-cell table:style-name="表1.C3" office:value-type="string">
            <text:p text:style-name="P8">0</text:p>
          </table:table-cell>
          <table:table-cell table:style-name="表1.D3" office:value-type="string">
            <text:p text:style-name="P8">0</text:p>
          </table:table-cell>
          <table:table-cell table:style-name="表1.D3" office:value-type="string">
            <text:p text:style-name="P8">CAD13</text:p>
          </table:table-cell>
          <table:table-cell table:style-name="表1.D3" office:value-type="string">
            <text:p text:style-name="P8">CAD12</text:p>
          </table:table-cell>
          <table:table-cell table:style-name="表1.D3" office:value-type="string">
            <text:p text:style-name="P8">CAD11</text:p>
          </table:table-cell>
          <table:table-cell table:style-name="表1.D3" office:value-type="string">
            <text:p text:style-name="P8">CAD10</text:p>
          </table:table-cell>
          <table:table-cell table:style-name="表1.D3" office:value-type="string">
            <text:p text:style-name="P8">CAD9</text:p>
          </table:table-cell>
          <table:table-cell table:style-name="表1.J3" office:value-type="string">
            <text:p text:style-name="P8">CAD8</text:p>
          </table:table-cell>
        </table:table-row>
        <table:table-row table:style-name="表1.1">
          <table:table-cell table:style-name="表1.A3" office:value-type="string">
            <text:p text:style-name="P8">3C</text:p>
          </table:table-cell>
          <table:table-cell table:style-name="表1.A3" office:value-type="string">
            <text:p text:style-name="P6">SIN AD DATA</text:p>
          </table:table-cell>
          <table:table-cell table:style-name="表1.C3" office:value-type="string">
            <text:p text:style-name="P8">SAD7</text:p>
          </table:table-cell>
          <table:table-cell table:style-name="表1.D3" office:value-type="string">
            <text:p text:style-name="P8">SAD6</text:p>
          </table:table-cell>
          <table:table-cell table:style-name="表1.D3" office:value-type="string">
            <text:p text:style-name="P8">SAD5</text:p>
          </table:table-cell>
          <table:table-cell table:style-name="表1.D3" office:value-type="string">
            <text:p text:style-name="P8">SAD4</text:p>
          </table:table-cell>
          <table:table-cell table:style-name="表1.D3" office:value-type="string">
            <text:p text:style-name="P8">SAD3</text:p>
          </table:table-cell>
          <table:table-cell table:style-name="表1.D3" office:value-type="string">
            <text:p text:style-name="P8">SAD2</text:p>
          </table:table-cell>
          <table:table-cell table:style-name="表1.D3" office:value-type="string">
            <text:p text:style-name="P8">SAD1</text:p>
          </table:table-cell>
          <table:table-cell table:style-name="表1.J3" office:value-type="string">
            <text:p text:style-name="P8">SAD0</text:p>
          </table:table-cell>
        </table:table-row>
        <table:table-row table:style-name="表1.1">
          <table:table-cell table:style-name="表1.A3" office:value-type="string">
            <text:p text:style-name="P8">3D</text:p>
          </table:table-cell>
          <table:table-cell table:style-name="表1.A3" office:value-type="string">
            <text:p text:style-name="P6">SIN AD DATA</text:p>
          </table:table-cell>
          <table:table-cell table:style-name="表1.C3" office:value-type="string">
            <text:p text:style-name="P8">0</text:p>
          </table:table-cell>
          <table:table-cell table:style-name="表1.D3" office:value-type="string">
            <text:p text:style-name="P8">0</text:p>
          </table:table-cell>
          <table:table-cell table:style-name="表1.D3" office:value-type="string">
            <text:p text:style-name="P8">SAD13</text:p>
          </table:table-cell>
          <table:table-cell table:style-name="表1.D3" office:value-type="string">
            <text:p text:style-name="P8">SAD12</text:p>
          </table:table-cell>
          <table:table-cell table:style-name="表1.D3" office:value-type="string">
            <text:p text:style-name="P8">SAD11</text:p>
          </table:table-cell>
          <table:table-cell table:style-name="表1.D3" office:value-type="string">
            <text:p text:style-name="P8">SAD10</text:p>
          </table:table-cell>
          <table:table-cell table:style-name="表1.D3" office:value-type="string">
            <text:p text:style-name="P8">SAD9</text:p>
          </table:table-cell>
          <table:table-cell table:style-name="表1.J3" office:value-type="string">
            <text:p text:style-name="P8">SAD8</text:p>
          </table:table-cell>
        </table:table-row>
        <table:table-row table:style-name="表1.1">
          <table:table-cell table:style-name="表1.A3" office:value-type="string">
            <text:p text:style-name="P8">3E</text:p>
          </table:table-cell>
          <table:table-cell table:style-name="表1.A3" office:value-type="string">
            <text:p text:style-name="P6">REV</text:p>
          </table:table-cell>
          <table:table-cell table:style-name="表1.C3" office:value-type="string">
            <text:p text:style-name="P8">REV7</text:p>
          </table:table-cell>
          <table:table-cell table:style-name="表1.D3" office:value-type="string">
            <text:p text:style-name="P8">REV6</text:p>
          </table:table-cell>
          <table:table-cell table:style-name="表1.D3" office:value-type="string">
            <text:p text:style-name="P8">REV5</text:p>
          </table:table-cell>
          <table:table-cell table:style-name="表1.D3" office:value-type="string">
            <text:p text:style-name="P8">REV4</text:p>
          </table:table-cell>
          <table:table-cell table:style-name="表1.D3" office:value-type="string">
            <text:p text:style-name="P8">REV3</text:p>
          </table:table-cell>
          <table:table-cell table:style-name="表1.D3" office:value-type="string">
            <text:p text:style-name="P8">REV2</text:p>
          </table:table-cell>
          <table:table-cell table:style-name="表1.D3" office:value-type="string">
            <text:p text:style-name="P8">REV1</text:p>
          </table:table-cell>
          <table:table-cell table:style-name="表1.J3" office:value-type="string">
            <text:p text:style-name="P8">REV0</text:p>
          </table:table-cell>
        </table:table-row>
        <table:table-row table:style-name="表1.1">
          <table:table-cell table:style-name="表1.A26" office:value-type="string">
            <text:p text:style-name="P8">3F</text:p>
          </table:table-cell>
          <table:table-cell table:style-name="表1.A26" office:value-type="string">
            <text:p text:style-name="P6">名称</text:p>
          </table:table-cell>
          <table:table-cell table:style-name="表1.C26" office:value-type="string">
            <text:p text:style-name="P8">ID7</text:p>
          </table:table-cell>
          <table:table-cell table:style-name="表1.D26" office:value-type="string">
            <text:p text:style-name="P8">ID6</text:p>
          </table:table-cell>
          <table:table-cell table:style-name="表1.D26" office:value-type="string">
            <text:p text:style-name="P8">ID5</text:p>
          </table:table-cell>
          <table:table-cell table:style-name="表1.D26" office:value-type="string">
            <text:p text:style-name="P8">ID4</text:p>
          </table:table-cell>
          <table:table-cell table:style-name="表1.D26" office:value-type="string">
            <text:p text:style-name="P8">ID3</text:p>
          </table:table-cell>
          <table:table-cell table:style-name="表1.D26" office:value-type="string">
            <text:p text:style-name="P8">ID2</text:p>
          </table:table-cell>
          <table:table-cell table:style-name="表1.D26" office:value-type="string">
            <text:p text:style-name="P8">ID1</text:p>
          </table:table-cell>
          <table:table-cell table:style-name="表1.J26" office:value-type="string">
            <text:p text:style-name="P8">ID0</text:p>
          </table:table-cell>
        </table:table-row>
      </table:table>
      <text:p text:style-name="P1"/>
      <text:p text:style-name="P13">2-1. STATUSﾚｼﾞｽﾀ</text:p>
      <text:p text:style-name="P1"/>
      <text:p text:style-name="P1">ADﾎﾞｰﾄﾞの状態を調べるためのﾚｼﾞｽﾀです｡</text:p>
      <text:p text:style-name="P1">読み込み専用です｡</text:p>
      <table:table table:name="表2" table:style-name="表2">
        <table:table-column table:style-name="表2.A"/>
        <table:table-column table:style-name="表2.B"/>
        <table:table-column table:style-name="表2.C" table:number-columns-repeated="3"/>
        <table:table-column table:style-name="表2.F"/>
        <table:table-column table:style-name="表2.C" table:number-columns-repeated="3"/>
        <table:table-column table:style-name="表2.J"/>
        <table:table-row table:style-name="表2.1">
          <table:table-cell table:style-name="表2.A1" office:value-type="string">
            <text:p text:style-name="P8">ｱﾄﾞﾚｽ</text:p>
          </table:table-cell>
          <table:table-cell table:style-name="表2.A1" office:value-type="string">
            <text:p text:style-name="P8">内容</text:p>
          </table:table-cell>
          <table:table-cell table:style-name="表2.C1" office:value-type="string">
            <text:p text:style-name="P8">B7</text:p>
          </table:table-cell>
          <table:table-cell table:style-name="表2.D1" office:value-type="string">
            <text:p text:style-name="P8">B6</text:p>
          </table:table-cell>
          <table:table-cell table:style-name="表2.D1" office:value-type="string">
            <text:p text:style-name="P8">B5</text:p>
          </table:table-cell>
          <table:table-cell table:style-name="表2.D1" office:value-type="string">
            <text:p text:style-name="P8">B4</text:p>
          </table:table-cell>
          <table:table-cell table:style-name="表2.D1" office:value-type="string">
            <text:p text:style-name="P8">B3</text:p>
          </table:table-cell>
          <table:table-cell table:style-name="表2.D1" office:value-type="string">
            <text:p text:style-name="P8">B2</text:p>
          </table:table-cell>
          <table:table-cell table:style-name="表2.D1" office:value-type="string">
            <text:p text:style-name="P8">B1</text:p>
          </table:table-cell>
          <table:table-cell table:style-name="表2.J1" office:value-type="string">
            <text:p text:style-name="P8">B0</text:p>
          </table:table-cell>
        </table:table-row>
        <table:table-row table:style-name="表2.1">
          <table:table-cell table:style-name="表2.A1" office:value-type="string">
            <text:p text:style-name="P8">20</text:p>
          </table:table-cell>
          <table:table-cell table:style-name="表2.A1" office:value-type="string">
            <text:p text:style-name="P8">STATUS</text:p>
          </table:table-cell>
          <table:table-cell table:style-name="表2.C1" office:value-type="string">
            <text:p text:style-name="P8">0</text:p>
          </table:table-cell>
          <table:table-cell table:style-name="表2.D1" office:value-type="string">
            <text:p text:style-name="P8">PLL</text:p>
          </table:table-cell>
          <table:table-cell table:style-name="表2.D1" office:value-type="string">
            <text:p text:style-name="P8">SOVF</text:p>
          </table:table-cell>
          <table:table-cell table:style-name="表2.D1" office:value-type="string">
            <text:p text:style-name="P8">COVF</text:p>
          </table:table-cell>
          <table:table-cell table:style-name="表2.D1" office:value-type="string">
            <text:p text:style-name="P8">0</text:p>
          </table:table-cell>
          <table:table-cell table:style-name="表2.D1" office:value-type="string">
            <text:p text:style-name="P8">END</text:p>
          </table:table-cell>
          <table:table-cell table:style-name="表2.D1" office:value-type="string">
            <text:p text:style-name="P8">BUSY</text:p>
          </table:table-cell>
          <table:table-cell table:style-name="表2.J1" office:value-type="string">
            <text:p text:style-name="P8">SP</text:p>
          </table:table-cell>
        </table:table-row>
      </table:table>
      <text:p text:style-name="P1"/>
      <text:p text:style-name="P1"/>
      <text:p text:style-name="P1"/>
      <text:p text:style-name="P14">SP:ｻﾝﾌﾟﾘﾝｸﾞ状態を示す｡</text:p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table:number-rows-spanned="2" office:value-type="string">
            <text:p text:style-name="P3">SP</text:p>
          </table:table-cell>
          <table:table-cell table:style-name="表3.B1" office:value-type="string">
            <text:p text:style-name="P3">0</text:p>
          </table:table-cell>
          <table:table-cell table:style-name="表3.C1" office:value-type="string">
            <text:p text:style-name="P1">AD停止状態</text:p>
          </table:table-cell>
        </table:table-row>
        <table:table-row table:style-name="表3.1">
          <table:covered-table-cell/>
          <table:table-cell table:style-name="表3.B2" office:value-type="string">
            <text:p text:style-name="P3">1</text:p>
          </table:table-cell>
          <table:table-cell table:style-name="表3.C2" office:value-type="string">
            <text:p text:style-name="P1">AD ｻﾝﾌﾟﾘﾝｸﾞ中</text:p>
          </table:table-cell>
        </table:table-row>
      </table:table>
      <text:p text:style-name="P1"/>
      <text:p text:style-name="P14">BUSY:ｻﾝﾌﾟﾙ開始ｺﾏﾝﾄﾞを受けてから終了するまでの状態を示す｡</text:p>
      <table:table table:name="表4" table:style-name="表4">
        <table:table-column table:style-name="表4.A"/>
        <table:table-column table:style-name="表4.B"/>
        <table:table-column table:style-name="表4.C"/>
        <table:table-row table:style-name="表4.1">
          <table:table-cell table:style-name="表4.A1" table:number-rows-spanned="2" office:value-type="string">
            <text:p text:style-name="P3">BUSY</text:p>
          </table:table-cell>
          <table:table-cell table:style-name="表4.B1" office:value-type="string">
            <text:p text:style-name="P3">0</text:p>
          </table:table-cell>
          <table:table-cell table:style-name="表4.C1" office:value-type="string">
            <text:p text:style-name="P1">AD停止状態</text:p>
          </table:table-cell>
        </table:table-row>
        <table:table-row table:style-name="表4.1">
          <table:covered-table-cell/>
          <table:table-cell table:style-name="表4.B2" office:value-type="string">
            <text:p text:style-name="P3">1</text:p>
          </table:table-cell>
          <table:table-cell table:style-name="表4.C2" office:value-type="string">
            <text:p text:style-name="P1">待機+動作中</text:p>
          </table:table-cell>
        </table:table-row>
      </table:table>
      <text:p text:style-name="P1"/>
      <text:p text:style-name="P14">END:ｻﾝﾌﾟﾙ終了の状態を示す｡</text:p>
      <table:table table:name="表5" table:style-name="表5">
        <table:table-column table:style-name="表5.A"/>
        <table:table-column table:style-name="表5.B"/>
        <table:table-column table:style-name="表5.C"/>
        <table:table-row table:style-name="表5.1">
          <table:table-cell table:style-name="表5.A1" table:number-rows-spanned="2" office:value-type="string">
            <text:p text:style-name="P3">END</text:p>
          </table:table-cell>
          <table:table-cell table:style-name="表5.B1" office:value-type="string">
            <text:p text:style-name="P3">0</text:p>
          </table:table-cell>
          <table:table-cell table:style-name="表5.C1" office:value-type="string">
            <text:p text:style-name="P1">ADｻﾝﾌﾟﾙ未完了</text:p>
          </table:table-cell>
        </table:table-row>
        <table:table-row table:style-name="表5.1">
          <table:covered-table-cell/>
          <table:table-cell table:style-name="表5.B2" office:value-type="string">
            <text:p text:style-name="P3">1</text:p>
          </table:table-cell>
          <table:table-cell table:style-name="表5.C2" office:value-type="string">
            <text:p text:style-name="P1">ADｻﾝﾌﾟﾙ終了</text:p>
          </table:table-cell>
        </table:table-row>
      </table:table>
      <text:p text:style-name="P1"/>
      <text:p text:style-name="P14">COVF:COS側ADが､過入力の状態を示す｡</text:p>
      <table:table table:name="表6" table:style-name="表6">
        <table:table-column table:style-name="表6.A"/>
        <table:table-column table:style-name="表6.B"/>
        <table:table-column table:style-name="表6.C"/>
        <table:table-row table:style-name="表6.1">
          <table:table-cell table:style-name="表6.A1" table:number-rows-spanned="2" office:value-type="string">
            <text:p text:style-name="P3">COVF</text:p>
          </table:table-cell>
          <table:table-cell table:style-name="表6.B1" office:value-type="string">
            <text:p text:style-name="P3">0</text:p>
          </table:table-cell>
          <table:table-cell table:style-name="表6.C1" office:value-type="string">
            <text:p text:style-name="P1">COS AD入力ﾚﾍﾞﾙが､適正ﾚﾍﾞﾙ</text:p>
          </table:table-cell>
        </table:table-row>
        <table:table-row table:style-name="表6.1">
          <table:covered-table-cell/>
          <table:table-cell table:style-name="表6.B2" office:value-type="string">
            <text:p text:style-name="P3">1</text:p>
          </table:table-cell>
          <table:table-cell table:style-name="表6.C2" office:value-type="string">
            <text:p text:style-name="P1">COS AD入力ﾚﾍﾞﾙが､過入力</text:p>
          </table:table-cell>
        </table:table-row>
      </table:table>
      <text:p text:style-name="P1"/>
      <text:p text:style-name="P14"><text:bookmark-start text:name="OLE_LINK1"/>SOVF:SIN側ADが､過入力の状態を示す｡</text:p>
      <table:table table:name="表7" table:style-name="表7">
        <table:table-column table:style-name="表7.A"/>
        <table:table-column table:style-name="表7.B"/>
        <table:table-column table:style-name="表7.C"/>
        <table:table-row table:style-name="表7.1">
          <table:table-cell table:style-name="表7.A1" table:number-rows-spanned="2" office:value-type="string">
            <text:p text:style-name="P3">SOVF</text:p>
          </table:table-cell>
          <table:table-cell table:style-name="表7.B1" office:value-type="string">
            <text:p text:style-name="P3">0</text:p>
          </table:table-cell>
          <table:table-cell table:style-name="表7.C1" office:value-type="string">
            <text:p text:style-name="P1">SIN AD入力ﾚﾍﾞﾙが､適正ﾚﾍﾞﾙ</text:p>
          </table:table-cell>
        </table:table-row>
        <table:table-row table:style-name="表7.1">
          <table:covered-table-cell/>
          <table:table-cell table:style-name="表7.B2" office:value-type="string">
            <text:p text:style-name="P3">1</text:p>
          </table:table-cell>
          <table:table-cell table:style-name="表7.C2" office:value-type="string">
            <text:p text:style-name="P1">SIN AD入力ﾚﾍﾞﾙが､過入力</text:p>
          </table:table-cell>
        </table:table-row>
      </table:table>
      <text:p text:style-name="P1"><text:bookmark-end text:name="OLE_LINK1"/></text:p>
      <text:p text:style-name="P14">PLL:PLL回路の状態を示す｡</text:p>
      <table:table table:name="表8" table:style-name="表8">
        <table:table-column table:style-name="表8.A"/>
        <table:table-column table:style-name="表8.B"/>
        <table:table-column table:style-name="表8.C"/>
        <table:table-row table:style-name="表8.1">
          <table:table-cell table:style-name="表8.A1" table:number-rows-spanned="2" office:value-type="string">
            <text:p text:style-name="P3">PLL</text:p>
          </table:table-cell>
          <table:table-cell table:style-name="表8.B1" office:value-type="string">
            <text:p text:style-name="P3">0</text:p>
          </table:table-cell>
          <table:table-cell table:style-name="表8.C1" office:value-type="string">
            <text:p text:style-name="P1">PLL Lock状態(正常)</text:p>
          </table:table-cell>
        </table:table-row>
        <table:table-row table:style-name="表8.1">
          <table:covered-table-cell/>
          <table:table-cell table:style-name="表8.B2" office:value-type="string">
            <text:p text:style-name="P3">1</text:p>
          </table:table-cell>
          <table:table-cell table:style-name="表8.C2" office:value-type="string">
            <text:p text:style-name="P1">PLL Unlock状態(異常)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2-2. ｺﾝﾄﾛｰﾙﾚｼﾞｽﾀ</text:p>
      <text:p text:style-name="P1"/>
      <text:p text:style-name="P1">ADﾎﾞｰﾄﾞの制御用ﾚｼﾞｽﾀです｡</text:p>
      <table:table table:name="表9" table:style-name="表9">
        <table:table-column table:style-name="表9.A"/>
        <table:table-column table:style-name="表9.B"/>
        <table:table-column table:style-name="表9.C" table:number-columns-repeated="3"/>
        <table:table-column table:style-name="表9.F"/>
        <table:table-column table:style-name="表9.C" table:number-columns-repeated="3"/>
        <table:table-column table:style-name="表9.J"/>
        <table:table-row table:style-name="表9.1">
          <table:table-cell table:style-name="表9.A1" office:value-type="string">
            <text:p text:style-name="P8">ｱﾄﾞﾚｽ</text:p>
          </table:table-cell>
          <table:table-cell table:style-name="表9.A1" office:value-type="string">
            <text:p text:style-name="P8">内容</text:p>
          </table:table-cell>
          <table:table-cell table:style-name="表9.C1" office:value-type="string">
            <text:p text:style-name="P8">B7</text:p>
          </table:table-cell>
          <table:table-cell table:style-name="表9.D1" office:value-type="string">
            <text:p text:style-name="P8">B6</text:p>
          </table:table-cell>
          <table:table-cell table:style-name="表9.D1" office:value-type="string">
            <text:p text:style-name="P8">B5</text:p>
          </table:table-cell>
          <table:table-cell table:style-name="表9.D1" office:value-type="string">
            <text:p text:style-name="P8">B4</text:p>
          </table:table-cell>
          <table:table-cell table:style-name="表9.D1" office:value-type="string">
            <text:p text:style-name="P8">B3</text:p>
          </table:table-cell>
          <table:table-cell table:style-name="表9.D1" office:value-type="string">
            <text:p text:style-name="P8">B2</text:p>
          </table:table-cell>
          <table:table-cell table:style-name="表9.D1" office:value-type="string">
            <text:p text:style-name="P8">B1</text:p>
          </table:table-cell>
          <table:table-cell table:style-name="表9.J1" office:value-type="string">
            <text:p text:style-name="P8">B0</text:p>
          </table:table-cell>
        </table:table-row>
        <table:table-row table:style-name="表9.1">
          <table:table-cell table:style-name="表9.A1" office:value-type="string">
            <text:p text:style-name="P8">21</text:p>
          </table:table-cell>
          <table:table-cell table:style-name="表9.A1" office:value-type="string">
            <text:p text:style-name="P8">ｺﾝﾄﾛｰﾙ</text:p>
          </table:table-cell>
          <table:table-cell table:style-name="表9.C1" office:value-type="string">
            <text:p text:style-name="P8">0</text:p>
          </table:table-cell>
          <table:table-cell table:style-name="表9.D1" office:value-type="string">
            <text:p text:style-name="P8">0</text:p>
          </table:table-cell>
          <table:table-cell table:style-name="表9.D1" office:value-type="string">
            <text:p text:style-name="P8">0</text:p>
          </table:table-cell>
          <table:table-cell table:style-name="表9.D1" office:value-type="string">
            <text:p text:style-name="P8">TEST </text:p>
          </table:table-cell>
          <table:table-cell table:style-name="表9.D1" office:value-type="string">
            <text:p text:style-name="P8">0</text:p>
          </table:table-cell>
          <table:table-cell table:style-name="表9.D1" office:value-type="string">
            <text:p text:style-name="P8">0</text:p>
          </table:table-cell>
          <table:table-cell table:style-name="表9.D1" office:value-type="string">
            <text:p text:style-name="P8">S.TRG</text:p>
          </table:table-cell>
          <table:table-cell table:style-name="表9.J1" office:value-type="string">
            <text:p text:style-name="P8">SP ON</text:p>
          </table:table-cell>
        </table:table-row>
      </table:table>
      <text:p text:style-name="P1"/>
      <text:p text:style-name="P1"/>
      <text:p text:style-name="P1"/>
      <text:p text:style-name="P14">SP:ADのｻﾝﾌﾟﾙ開始を設定します｡</text:p>
      <table:table table:name="表10" table:style-name="表10">
        <table:table-column table:style-name="表10.A"/>
        <table:table-column table:style-name="表10.B"/>
        <table:table-column table:style-name="表10.C"/>
        <table:table-row table:style-name="表10.1">
          <table:table-cell table:style-name="表10.A1" table:number-rows-spanned="2" office:value-type="string">
            <text:p text:style-name="P3">SP ON</text:p>
          </table:table-cell>
          <table:table-cell table:style-name="表10.B1" office:value-type="string">
            <text:p text:style-name="P3">0</text:p>
          </table:table-cell>
          <table:table-cell table:style-name="表10.C1" office:value-type="string">
            <text:p text:style-name="P1">AD停止</text:p>
          </table:table-cell>
        </table:table-row>
        <table:table-row table:style-name="表10.1">
          <table:covered-table-cell/>
          <table:table-cell table:style-name="表10.B2" office:value-type="string">
            <text:p text:style-name="P3">1</text:p>
          </table:table-cell>
          <table:table-cell table:style-name="表10.C2" office:value-type="string">
            <text:p text:style-name="P1">ADｻﾝﾌﾟﾙ開始</text:p>
          </table:table-cell>
        </table:table-row>
      </table:table>
      <text:p text:style-name="P1"/>
      <text:p text:style-name="P15"><text:span text:style-name="T5">S.TRG</text:span>:SOFTﾄﾘｶﾞ信号を設定します｡</text:p>
      <table:table table:name="表11" table:style-name="表11">
        <table:table-column table:style-name="表11.A"/>
        <table:table-column table:style-name="表11.B"/>
        <table:table-column table:style-name="表11.C"/>
        <table:table-row table:style-name="表11.1">
          <table:table-cell table:style-name="表11.A1" table:number-rows-spanned="2" office:value-type="string">
            <text:p text:style-name="P8">S.TRG</text:p>
          </table:table-cell>
          <table:table-cell table:style-name="表11.B1" office:value-type="string">
            <text:p text:style-name="P3">0</text:p>
          </table:table-cell>
          <table:table-cell table:style-name="表11.C1" office:value-type="string">
            <text:p text:style-name="P1">SOFTﾄﾘｶﾞ信号‘0<text:span text:style-name="T8">’</text:span></text:p>
          </table:table-cell>
        </table:table-row>
        <table:table-row table:style-name="表11.1">
          <table:covered-table-cell/>
          <table:table-cell table:style-name="表11.B2" office:value-type="string">
            <text:p text:style-name="P3">1</text:p>
          </table:table-cell>
          <table:table-cell table:style-name="表11.C2" office:value-type="string">
            <text:p text:style-name="P1">SOFTﾄﾘｶﾞ信号‘1<text:span text:style-name="T8">’</text:span></text:p>
          </table:table-cell>
        </table:table-row>
      </table:table>
      <text:p text:style-name="P1"/>
      <text:p text:style-name="P14">TEST:TEST用DATAをRAMに転送開始する</text:p>
      <table:table table:name="表12" table:style-name="表12">
        <table:table-column table:style-name="表12.A"/>
        <table:table-column table:style-name="表12.B"/>
        <table:table-column table:style-name="表12.C"/>
        <table:table-row table:style-name="表12.1">
          <table:table-cell table:style-name="表12.A1" table:number-rows-spanned="2" office:value-type="string">
            <text:p text:style-name="P3">TEST</text:p>
          </table:table-cell>
          <table:table-cell table:style-name="表12.B1" office:value-type="string">
            <text:p text:style-name="P3">0</text:p>
          </table:table-cell>
          <table:table-cell table:style-name="表12.C1" office:value-type="string">
            <text:p text:style-name="P1">通常</text:p>
          </table:table-cell>
        </table:table-row>
        <table:table-row table:style-name="表12.1">
          <table:covered-table-cell/>
          <table:table-cell table:style-name="表12.B2" office:value-type="string">
            <text:p text:style-name="P3">1</text:p>
          </table:table-cell>
          <table:table-cell table:style-name="表12.C2" office:value-type="string">
            <text:p text:style-name="P1">TEST用ﾃﾞｰﾀ転送開始</text:p>
          </table:table-cell>
        </table:table-row>
      </table:table>
      <text:p text:style-name="P1"/>
      <text:p text:style-name="P13">2-3. MODE設定ﾚｼﾞｽﾀ</text:p>
      <text:p text:style-name="P1"/>
      <text:p text:style-name="P1">ADﾎﾞｰﾄﾞのﾓｰﾄﾞの設定するためのﾚｼﾞｽﾀです｡</text:p>
      <table:table table:name="表13" table:style-name="表13">
        <table:table-column table:style-name="表13.A"/>
        <table:table-column table:style-name="表13.B"/>
        <table:table-column table:style-name="表13.C" table:number-columns-repeated="3"/>
        <table:table-column table:style-name="表13.F"/>
        <table:table-column table:style-name="表13.C" table:number-columns-repeated="3"/>
        <table:table-column table:style-name="表13.J"/>
        <table:table-row table:style-name="表13.1">
          <table:table-cell table:style-name="表13.A1" office:value-type="string">
            <text:p text:style-name="P8">ｱﾄﾞﾚｽ</text:p>
          </table:table-cell>
          <table:table-cell table:style-name="表13.A1" office:value-type="string">
            <text:p text:style-name="P8">内容</text:p>
          </table:table-cell>
          <table:table-cell table:style-name="表13.C1" office:value-type="string">
            <text:p text:style-name="P8">B7</text:p>
          </table:table-cell>
          <table:table-cell table:style-name="表13.D1" office:value-type="string">
            <text:p text:style-name="P8">B6</text:p>
          </table:table-cell>
          <table:table-cell table:style-name="表13.D1" office:value-type="string">
            <text:p text:style-name="P8">B5</text:p>
          </table:table-cell>
          <table:table-cell table:style-name="表13.D1" office:value-type="string">
            <text:p text:style-name="P8">B4</text:p>
          </table:table-cell>
          <table:table-cell table:style-name="表13.D1" office:value-type="string">
            <text:p text:style-name="P8">B3</text:p>
          </table:table-cell>
          <table:table-cell table:style-name="表13.D1" office:value-type="string">
            <text:p text:style-name="P8">B2</text:p>
          </table:table-cell>
          <table:table-cell table:style-name="表13.D1" office:value-type="string">
            <text:p text:style-name="P8">B1</text:p>
          </table:table-cell>
          <table:table-cell table:style-name="表13.J1" office:value-type="string">
            <text:p text:style-name="P8">B0</text:p>
          </table:table-cell>
        </table:table-row>
        <table:table-row table:style-name="表13.1">
          <table:table-cell table:style-name="表13.A1" office:value-type="string">
            <text:p text:style-name="P8">22</text:p>
          </table:table-cell>
          <table:table-cell table:style-name="表13.A1" office:value-type="string">
            <text:p text:style-name="P8">MODE</text:p>
          </table:table-cell>
          <table:table-cell table:style-name="表13.C1" office:value-type="string">
            <text:p text:style-name="P8">0</text:p>
          </table:table-cell>
          <table:table-cell table:style-name="表13.D1" office:value-type="string">
            <text:p text:style-name="P8">INV</text:p>
          </table:table-cell>
          <table:table-cell table:style-name="表13.D1" office:value-type="string">
            <text:p text:style-name="P8">TC1</text:p>
          </table:table-cell>
          <table:table-cell table:style-name="表13.D1" office:value-type="string">
            <text:p text:style-name="P8">TC0</text:p>
          </table:table-cell>
          <table:table-cell table:style-name="表13.D1" office:value-type="string">
            <text:p text:style-name="P8">CS</text:p>
          </table:table-cell>
          <table:table-cell table:style-name="表13.D1" office:value-type="string">
            <text:p text:style-name="P8">C2</text:p>
          </table:table-cell>
          <table:table-cell table:style-name="表13.D1" office:value-type="string">
            <text:p text:style-name="P8">C1</text:p>
          </table:table-cell>
          <table:table-cell table:style-name="表13.J1" office:value-type="string">
            <text:p text:style-name="P8">C0</text:p>
          </table:table-cell>
        </table:table-row>
      </table:table>
      <text:p text:style-name="P1"/>
      <text:p text:style-name="P1"/>
      <text:p text:style-name="P1"><text:s text:c="3"/>ADのｸﾛｯｸ分周比を設定します｡<text:line-break/> <text:s text:c="2"/>ADｸﾛｯｸ(MHz)=25(MHz)/(ｸﾛｯｸ分周比C*ｸﾛｯｸ分周比CK) </text:p>
      <table:table table:name="表14" table:style-name="表14">
        <table:table-column table:style-name="表14.A" table:number-columns-repeated="3"/>
        <table:table-column table:style-name="表14.D"/>
        <table:table-row table:style-name="表14.1">
          <table:table-cell table:style-name="表14.A1" office:value-type="string">
            <text:p text:style-name="P22">C2</text:p>
          </table:table-cell>
          <table:table-cell table:style-name="表14.B1" office:value-type="string">
            <text:p text:style-name="P22">C1</text:p>
          </table:table-cell>
          <table:table-cell table:style-name="表14.B1" office:value-type="string">
            <text:p text:style-name="P22">C0</text:p>
          </table:table-cell>
          <table:table-cell table:style-name="表14.D1" office:value-type="string">
            <text:h text:style-name="P27" text:outline-level="2">ｸﾛｯｸ分周比C</text:h>
          </table:table-cell>
        </table:table-row>
        <table:table-row table:style-name="表14.1">
          <table:table-cell table:style-name="表14.A2" office:value-type="string">
            <text:p text:style-name="P22">0</text:p>
          </table:table-cell>
          <table:table-cell table:style-name="表14.B2" office:value-type="string">
            <text:p text:style-name="P22">0</text:p>
          </table:table-cell>
          <table:table-cell table:style-name="表14.B2" office:value-type="string">
            <text:p text:style-name="P22">0</text:p>
          </table:table-cell>
          <table:table-cell table:style-name="表14.D2" office:value-type="string">
            <text:p text:style-name="P23"><text:span text:style-name="T6"><text:s text:c="4"/></text:span>1</text:p>
          </table:table-cell>
        </table:table-row>
        <table:table-row table:style-name="表14.1">
          <table:table-cell table:style-name="表14.A2" office:value-type="string">
            <text:p text:style-name="P22">0</text:p>
          </table:table-cell>
          <table:table-cell table:style-name="表14.B2" office:value-type="string">
            <text:p text:style-name="P22">0</text:p>
          </table:table-cell>
          <table:table-cell table:style-name="表14.B2" office:value-type="string">
            <text:p text:style-name="P22">1</text:p>
          </table:table-cell>
          <table:table-cell table:style-name="表14.D2" office:value-type="string">
            <text:p text:style-name="P23"><text:s text:c="2"/>2</text:p>
          </table:table-cell>
        </table:table-row>
        <table:table-row table:style-name="表14.1">
          <table:table-cell table:style-name="表14.A2" office:value-type="string">
            <text:p text:style-name="P22">0</text:p>
          </table:table-cell>
          <table:table-cell table:style-name="表14.B2" office:value-type="string">
            <text:p text:style-name="P22">1</text:p>
          </table:table-cell>
          <table:table-cell table:style-name="表14.B2" office:value-type="string">
            <text:p text:style-name="P22">0</text:p>
          </table:table-cell>
          <table:table-cell table:style-name="表14.D2" office:value-type="string">
            <text:p text:style-name="P23"><text:s text:c="2"/>4</text:p>
          </table:table-cell>
        </table:table-row>
        <table:table-row table:style-name="表14.1">
          <table:table-cell table:style-name="表14.A2" office:value-type="string">
            <text:p text:style-name="P22">0</text:p>
          </table:table-cell>
          <table:table-cell table:style-name="表14.B2" office:value-type="string">
            <text:p text:style-name="P22">1</text:p>
          </table:table-cell>
          <table:table-cell table:style-name="表14.B2" office:value-type="string">
            <text:p text:style-name="P22">1</text:p>
          </table:table-cell>
          <table:table-cell table:style-name="表14.D2" office:value-type="string">
            <text:p text:style-name="P23"><text:s text:c="2"/>8</text:p>
          </table:table-cell>
        </table:table-row>
        <table:table-row table:style-name="表14.1">
          <table:table-cell table:style-name="表14.A2" office:value-type="string">
            <text:p text:style-name="P22">1</text:p>
          </table:table-cell>
          <table:table-cell table:style-name="表14.B2" office:value-type="string">
            <text:p text:style-name="P22">0</text:p>
          </table:table-cell>
          <table:table-cell table:style-name="表14.B2" office:value-type="string">
            <text:p text:style-name="P22">0</text:p>
          </table:table-cell>
          <table:table-cell table:style-name="表14.D2" office:value-type="string">
            <text:p text:style-name="P23"><text:span text:style-name="T6"><text:s text:c="3"/></text:span>16</text:p>
          </table:table-cell>
        </table:table-row>
        <table:table-row table:style-name="表14.1">
          <table:table-cell table:style-name="表14.A2" office:value-type="string">
            <text:p text:style-name="P22">1</text:p>
          </table:table-cell>
          <table:table-cell table:style-name="表14.B2" office:value-type="string">
            <text:p text:style-name="P22">0</text:p>
          </table:table-cell>
          <table:table-cell table:style-name="表14.B2" office:value-type="string">
            <text:p text:style-name="P22">1</text:p>
          </table:table-cell>
          <table:table-cell table:style-name="表14.D2" office:value-type="string">
            <text:p text:style-name="P23"><text:span text:style-name="T6"><text:s text:c="3"/></text:span>32</text:p>
          </table:table-cell>
        </table:table-row>
        <table:table-row table:style-name="表14.1">
          <table:table-cell table:style-name="表14.A2" office:value-type="string">
            <text:p text:style-name="P22">1</text:p>
          </table:table-cell>
          <table:table-cell table:style-name="表14.B2" office:value-type="string">
            <text:p text:style-name="P22">1</text:p>
          </table:table-cell>
          <table:table-cell table:style-name="表14.B2" office:value-type="string">
            <text:p text:style-name="P22">0</text:p>
          </table:table-cell>
          <table:table-cell table:style-name="表14.D2" office:value-type="string">
            <text:p text:style-name="P23"><text:span text:style-name="T6"><text:s text:c="3"/></text:span>64</text:p>
          </table:table-cell>
        </table:table-row>
        <table:table-row table:style-name="表14.9">
          <table:table-cell table:style-name="表14.A9" office:value-type="string">
            <text:p text:style-name="P22">1</text:p>
          </table:table-cell>
          <table:table-cell table:style-name="表14.B9" office:value-type="string">
            <text:p text:style-name="P22">1</text:p>
          </table:table-cell>
          <table:table-cell table:style-name="表14.B9" office:value-type="string">
            <text:p text:style-name="P22">1</text:p>
          </table:table-cell>
          <table:table-cell table:style-name="表14.D9" office:value-type="string">
            <text:p text:style-name="P23"><text:span text:style-name="T6"><text:s text:c="2"/></text:span>128</text:p>
          </table:table-cell>
        </table:table-row>
      </table:table>
      <text:p text:style-name="P1"/>
      <text:p text:style-name="P1"/>
      <text:p text:style-name="P15"><text:span text:style-name="T5">CS</text:span>:CLOCK選択を行います｡</text:p>
      <table:table table:name="表15" table:style-name="表15">
        <table:table-column table:style-name="表15.A"/>
        <table:table-column table:style-name="表15.B"/>
        <table:table-column table:style-name="表15.C"/>
        <table:table-row table:style-name="表15.1">
          <table:table-cell table:style-name="表15.A1" table:number-rows-spanned="2" office:value-type="string">
            <text:p text:style-name="P8">S.TRG</text:p>
          </table:table-cell>
          <table:table-cell table:style-name="表15.B1" office:value-type="string">
            <text:p text:style-name="P3">0</text:p>
          </table:table-cell>
          <table:table-cell table:style-name="表15.C1" office:value-type="string">
            <text:p text:style-name="P1">内部ｸﾛｯｸ</text:p>
          </table:table-cell>
        </table:table-row>
        <table:table-row table:style-name="表15.1">
          <table:covered-table-cell/>
          <table:table-cell table:style-name="表15.B2" office:value-type="string">
            <text:p text:style-name="P3">1</text:p>
          </table:table-cell>
          <table:table-cell table:style-name="表15.C2" office:value-type="string">
            <text:p text:style-name="P1">外部ｸﾛｯｸ</text:p>
          </table:table-cell>
        </table:table-row>
      </table:table>
      <text:p text:style-name="P1"/>
      <text:p text:style-name="P1"/>
      <text:p text:style-name="P1"><text:s text:c="3"/>TC0~TC1:ﾄﾘｶﾞ条件を設定します｡</text:p>
      <table:table table:name="表16" table:style-name="表16">
        <table:table-column table:style-name="表16.A" table:number-columns-repeated="2"/>
        <table:table-column table:style-name="表16.C"/>
        <table:table-row table:style-name="表16.1">
          <table:table-cell table:style-name="表16.A1" office:value-type="string">
            <text:h text:style-name="P29" text:outline-level="2">TC1</text:h>
          </table:table-cell>
          <table:table-cell table:style-name="表16.B1" office:value-type="string">
            <text:h text:style-name="P29" text:outline-level="2">TC0</text:h>
          </table:table-cell>
          <table:table-cell table:style-name="表16.C1" office:value-type="string">
            <text:h text:style-name="P30" text:outline-level="2">ﾄﾘｶﾞ条件</text:h>
          </table:table-cell>
        </table:table-row>
        <table:table-row table:style-name="表16.1">
          <table:table-cell table:style-name="表16.A2" office:value-type="string">
            <text:h text:style-name="P29" text:outline-level="2">0</text:h>
          </table:table-cell>
          <table:table-cell table:style-name="表16.B2" office:value-type="string">
            <text:h text:style-name="P29" text:outline-level="2">0</text:h>
          </table:table-cell>
          <table:table-cell table:style-name="表16.C2" office:value-type="string">
            <text:h text:style-name="P30" text:outline-level="2"><text:s/>ｿﾌﾄｳｪｱﾄﾘｶﾞ</text:h>
          </table:table-cell>
        </table:table-row>
        <table:table-row table:style-name="表16.1">
          <table:table-cell table:style-name="表16.A2" office:value-type="string">
            <text:h text:style-name="P29" text:outline-level="2">0</text:h>
          </table:table-cell>
          <table:table-cell table:style-name="表16.B2" office:value-type="string">
            <text:h text:style-name="P29" text:outline-level="2">1</text:h>
          </table:table-cell>
          <table:table-cell table:style-name="表16.C2" office:value-type="string">
            <text:h text:style-name="P27" text:outline-level="2"><text:span text:style-name="T9"><text:s text:c="2"/></text:span><text:span text:style-name="T10">外部ﾄﾘｶﾞ:TTL立ち下がり</text:span></text:h>
          </table:table-cell>
        </table:table-row>
        <table:table-row table:style-name="表16.1">
          <table:table-cell table:style-name="表16.A2" office:value-type="string">
            <text:h text:style-name="P29" text:outline-level="2">1</text:h>
          </table:table-cell>
          <table:table-cell table:style-name="表16.B2" office:value-type="string">
            <text:h text:style-name="P29" text:outline-level="2">0</text:h>
          </table:table-cell>
          <table:table-cell table:style-name="表16.C2" office:value-type="string">
            <text:h text:style-name="P27" text:outline-level="2"><text:span text:style-name="T9"><text:s text:c="2"/></text:span><text:span text:style-name="T10">外部ﾄﾘｶﾞ:TTL立ち上がり</text:span></text:h>
          </table:table-cell>
        </table:table-row>
        <table:table-row table:style-name="表16.5">
          <table:table-cell table:style-name="表16.A5" office:value-type="string">
            <text:h text:style-name="P29" text:outline-level="2">1</text:h>
          </table:table-cell>
          <table:table-cell table:style-name="表16.B5" office:value-type="string">
            <text:h text:style-name="P29" text:outline-level="2">1</text:h>
          </table:table-cell>
          <table:table-cell table:style-name="表16.C5" office:value-type="string">
            <text:h text:style-name="P27" text:outline-level="2"><text:span text:style-name="T9"><text:s text:c="2"/></text:span><text:span text:style-name="T10">設定禁止</text:span></text:h>
          </table:table-cell>
        </table:table-row>
      </table:table>
      <text:p text:style-name="P1"/>
      <text:p text:style-name="P1"/>
      <text:p text:style-name="P14">INV:積算時に符号反転を行う設定をします｡</text:p>
      <table:table table:name="表17" table:style-name="表17">
        <table:table-column table:style-name="表17.A"/>
        <table:table-column table:style-name="表17.B"/>
        <table:table-column table:style-name="表17.C"/>
        <table:table-row table:style-name="表17.1">
          <table:table-cell table:style-name="表17.A1" table:number-rows-spanned="2" office:value-type="string">
            <text:p text:style-name="P8">INV</text:p>
          </table:table-cell>
          <table:table-cell table:style-name="表17.B1" office:value-type="string">
            <text:p text:style-name="P3">0</text:p>
          </table:table-cell>
          <table:table-cell table:style-name="表17.C1" office:value-type="string">
            <text:p text:style-name="P1">通常加算ﾓｰﾄﾞ</text:p>
          </table:table-cell>
        </table:table-row>
        <table:table-row table:style-name="表17.1">
          <table:covered-table-cell/>
          <table:table-cell table:style-name="表17.B2" office:value-type="string">
            <text:p text:style-name="P3">1</text:p>
          </table:table-cell>
          <table:table-cell table:style-name="表17.C2" office:value-type="string">
            <text:p text:style-name="P1">反転加算ﾓｰﾄﾞ</text:p>
          </table:table-cell>
        </table:table-row>
      </table:table>
      <text:p text:style-name="P1"/>
      <text:p text:style-name="P13">2-4. CLK分周設定ﾚｼﾞｽﾀ</text:p>
      <text:p text:style-name="P1"/>
      <text:p text:style-name="P1">ADﾎﾞｰﾄﾞのﾓｰﾄﾞの設定するためのﾚｼﾞｽﾀです｡</text:p>
      <table:table table:name="表18" table:style-name="表18">
        <table:table-column table:style-name="表18.A"/>
        <table:table-column table:style-name="表18.B"/>
        <table:table-column table:style-name="表18.C" table:number-columns-repeated="3"/>
        <table:table-column table:style-name="表18.F"/>
        <table:table-column table:style-name="表18.C" table:number-columns-repeated="3"/>
        <table:table-column table:style-name="表18.J"/>
        <table:table-row table:style-name="表18.1">
          <table:table-cell table:style-name="表18.A1" office:value-type="string">
            <text:p text:style-name="P8">ｱﾄﾞﾚｽ</text:p>
          </table:table-cell>
          <table:table-cell table:style-name="表18.A1" office:value-type="string">
            <text:p text:style-name="P8">内容</text:p>
          </table:table-cell>
          <table:table-cell table:style-name="表18.C1" office:value-type="string">
            <text:p text:style-name="P8">B7</text:p>
          </table:table-cell>
          <table:table-cell table:style-name="表18.D1" office:value-type="string">
            <text:p text:style-name="P8">B6</text:p>
          </table:table-cell>
          <table:table-cell table:style-name="表18.D1" office:value-type="string">
            <text:p text:style-name="P8">B5</text:p>
          </table:table-cell>
          <table:table-cell table:style-name="表18.D1" office:value-type="string">
            <text:p text:style-name="P8">B4</text:p>
          </table:table-cell>
          <table:table-cell table:style-name="表18.D1" office:value-type="string">
            <text:p text:style-name="P8">B3</text:p>
          </table:table-cell>
          <table:table-cell table:style-name="表18.D1" office:value-type="string">
            <text:p text:style-name="P8">B2</text:p>
          </table:table-cell>
          <table:table-cell table:style-name="表18.D1" office:value-type="string">
            <text:p text:style-name="P8">B1</text:p>
          </table:table-cell>
          <table:table-cell table:style-name="表18.J1" office:value-type="string">
            <text:p text:style-name="P8">B0</text:p>
          </table:table-cell>
        </table:table-row>
        <table:table-row table:style-name="表18.1">
          <table:table-cell table:style-name="表18.A1" office:value-type="string">
            <text:p text:style-name="P8">23</text:p>
          </table:table-cell>
          <table:table-cell table:style-name="表18.A1" office:value-type="string">
            <text:p text:style-name="P8">CLOCK</text:p>
          </table:table-cell>
          <table:table-cell table:style-name="表18.C1" office:value-type="string">
            <text:p text:style-name="P8">CK7</text:p>
          </table:table-cell>
          <table:table-cell table:style-name="表18.D1" office:value-type="string">
            <text:p text:style-name="P8">CK6</text:p>
          </table:table-cell>
          <table:table-cell table:style-name="表18.D1" office:value-type="string">
            <text:p text:style-name="P8">CK5</text:p>
          </table:table-cell>
          <table:table-cell table:style-name="表18.D1" office:value-type="string">
            <text:p text:style-name="P8">CK4</text:p>
          </table:table-cell>
          <table:table-cell table:style-name="表18.D1" office:value-type="string">
            <text:p text:style-name="P8">CK3</text:p>
          </table:table-cell>
          <table:table-cell table:style-name="表18.D1" office:value-type="string">
            <text:p text:style-name="P8">CK2</text:p>
          </table:table-cell>
          <table:table-cell table:style-name="表18.D1" office:value-type="string">
            <text:p text:style-name="P8">CK1</text:p>
          </table:table-cell>
          <table:table-cell table:style-name="表18.J1" office:value-type="string">
            <text:p text:style-name="P8">CK0</text:p>
          </table:table-cell>
        </table:table-row>
      </table:table>
      <text:p text:style-name="P1"/>
      <text:p text:style-name="P1"/>
      <text:p text:style-name="P1"><text:s text:c="3"/>ADのｸﾛｯｸ分周比を設定します｡<text:line-break/> <text:s text:c="2"/>ADｸﾛｯｸ(MHz)=25(MHz)/(ｸﾛｯｸ分周比C*ｸﾛｯｸ分周比CK) </text:p>
      <text:p text:style-name="P1"/>
      <table:table table:name="表19" table:style-name="表19">
        <table:table-column table:style-name="表19.A" table:number-columns-repeated="8"/>
        <table:table-column table:style-name="表19.I"/>
        <table:table-row table:style-name="表19.1">
          <table:table-cell table:style-name="表19.A1" office:value-type="string">
            <text:h text:style-name="P29" text:outline-level="2">CK7</text:h>
          </table:table-cell>
          <table:table-cell table:style-name="表19.B1" office:value-type="string">
            <text:h text:style-name="P29" text:outline-level="2">CK6</text:h>
          </table:table-cell>
          <table:table-cell table:style-name="表19.B1" office:value-type="string">
            <text:h text:style-name="P29" text:outline-level="2">CK5</text:h>
          </table:table-cell>
          <table:table-cell table:style-name="表19.B1" office:value-type="string">
            <text:h text:style-name="P29" text:outline-level="2">CK4</text:h>
          </table:table-cell>
          <table:table-cell table:style-name="表19.B1" office:value-type="string">
            <text:h text:style-name="P29" text:outline-level="2">CK3</text:h>
          </table:table-cell>
          <table:table-cell table:style-name="表19.B1" office:value-type="string">
            <text:h text:style-name="P29" text:outline-level="2">CK2</text:h>
          </table:table-cell>
          <table:table-cell table:style-name="表19.B1" office:value-type="string">
            <text:h text:style-name="P29" text:outline-level="2">CK1</text:h>
          </table:table-cell>
          <table:table-cell table:style-name="表19.B1" office:value-type="string">
            <text:h text:style-name="P29" text:outline-level="2">CK0</text:h>
          </table:table-cell>
          <table:table-cell table:style-name="表19.I1" office:value-type="string">
            <text:h text:style-name="P28" text:outline-level="2">ｸﾛｯｸ分周比CK</text:h>
          </table:table-cell>
        </table:table-row>
        <table:table-row table:style-name="表19.1">
          <table:table-cell table:style-name="表19.A2" office:value-type="string">
            <text:h text:style-name="P31" text:outline-level="2">0</text:h>
          </table:table-cell>
          <table:table-cell table:style-name="表19.B2" office:value-type="string">
            <text:h text:style-name="P31" text:outline-level="2">0</text:h>
          </table:table-cell>
          <table:table-cell table:style-name="表19.B2" office:value-type="string">
            <text:h text:style-name="P31" text:outline-level="2">0</text:h>
          </table:table-cell>
          <table:table-cell table:style-name="表19.B2" office:value-type="string">
            <text:h text:style-name="P31" text:outline-level="2">0</text:h>
          </table:table-cell>
          <table:table-cell table:style-name="表19.B2" office:value-type="string">
            <text:h text:style-name="P31" text:outline-level="2">0</text:h>
          </table:table-cell>
          <table:table-cell table:style-name="表19.B2" office:value-type="string">
            <text:h text:style-name="P29" text:outline-level="2">0</text:h>
          </table:table-cell>
          <table:table-cell table:style-name="表19.B2" office:value-type="string">
            <text:h text:style-name="P29" text:outline-level="2">0</text:h>
          </table:table-cell>
          <table:table-cell table:style-name="表19.B2" office:value-type="string">
            <text:p text:style-name="P3">0</text:p>
          </table:table-cell>
          <table:table-cell table:style-name="表19.I2" office:value-type="string">
            <text:h text:style-name="P29" text:outline-level="2">1</text:h>
          </table:table-cell>
        </table:table-row>
        <table:table-row table:style-name="表19.1">
          <table:table-cell table:style-name="表19.A3" office:value-type="string">
            <text:h text:style-name="P31" text:outline-level="2">0</text:h>
          </table:table-cell>
          <table:table-cell table:style-name="表19.B3" office:value-type="string">
            <text:h text:style-name="P31" text:outline-level="2">0</text:h>
          </table:table-cell>
          <table:table-cell table:style-name="表19.B3" office:value-type="string">
            <text:h text:style-name="P31" text:outline-level="2">0</text:h>
          </table:table-cell>
          <table:table-cell table:style-name="表19.B3" office:value-type="string">
            <text:h text:style-name="P31" text:outline-level="2">0</text:h>
          </table:table-cell>
          <table:table-cell table:style-name="表19.B3" office:value-type="string">
            <text:h text:style-name="P31" text:outline-level="2">0</text:h>
          </table:table-cell>
          <table:table-cell table:style-name="表19.B3" office:value-type="string">
            <text:h text:style-name="P29" text:outline-level="2">0</text:h>
          </table:table-cell>
          <table:table-cell table:style-name="表19.B3" office:value-type="string">
            <text:h text:style-name="P29" text:outline-level="2">0</text:h>
          </table:table-cell>
          <table:table-cell table:style-name="表19.B3" office:value-type="string">
            <text:p text:style-name="P3">1</text:p>
          </table:table-cell>
          <table:table-cell table:style-name="表19.I3" office:value-type="string">
            <text:h text:style-name="P29" text:outline-level="2">2</text:h>
          </table:table-cell>
        </table:table-row>
        <table:table-row table:style-name="表19.1">
          <table:table-cell table:style-name="表19.A3" office:value-type="string">
            <text:h text:style-name="P31" text:outline-level="2">0</text:h>
          </table:table-cell>
          <table:table-cell table:style-name="表19.B3" office:value-type="string">
            <text:h text:style-name="P31" text:outline-level="2">0</text:h>
          </table:table-cell>
          <table:table-cell table:style-name="表19.B3" office:value-type="string">
            <text:h text:style-name="P31" text:outline-level="2">0</text:h>
          </table:table-cell>
          <table:table-cell table:style-name="表19.B3" office:value-type="string">
            <text:h text:style-name="P31" text:outline-level="2">0</text:h>
          </table:table-cell>
          <table:table-cell table:style-name="表19.B3" office:value-type="string">
            <text:h text:style-name="P31" text:outline-level="2">0</text:h>
          </table:table-cell>
          <table:table-cell table:style-name="表19.B3" office:value-type="string">
            <text:h text:style-name="P29" text:outline-level="2">0</text:h>
          </table:table-cell>
          <table:table-cell table:style-name="表19.B3" office:value-type="string">
            <text:h text:style-name="P29" text:outline-level="2">1</text:h>
          </table:table-cell>
          <table:table-cell table:style-name="表19.B3" office:value-type="string">
            <text:p text:style-name="P3">0</text:p>
          </table:table-cell>
          <table:table-cell table:style-name="表19.I3" office:value-type="string">
            <text:h text:style-name="P29" text:outline-level="2">3</text:h>
          </table:table-cell>
        </table:table-row>
        <table:table-row table:style-name="表19.1">
          <table:table-cell table:style-name="表19.A3" office:value-type="string">
            <text:h text:style-name="P31" text:outline-level="2">0</text:h>
          </table:table-cell>
          <table:table-cell table:style-name="表19.B3" office:value-type="string">
            <text:h text:style-name="P31" text:outline-level="2">0</text:h>
          </table:table-cell>
          <table:table-cell table:style-name="表19.B3" office:value-type="string">
            <text:h text:style-name="P31" text:outline-level="2">0</text:h>
          </table:table-cell>
          <table:table-cell table:style-name="表19.B3" office:value-type="string">
            <text:h text:style-name="P31" text:outline-level="2">0</text:h>
          </table:table-cell>
          <table:table-cell table:style-name="表19.B3" office:value-type="string">
            <text:h text:style-name="P31" text:outline-level="2">0</text:h>
          </table:table-cell>
          <table:table-cell table:style-name="表19.B3" office:value-type="string">
            <text:h text:style-name="P29" text:outline-level="2">0</text:h>
          </table:table-cell>
          <table:table-cell table:style-name="表19.B3" office:value-type="string">
            <text:h text:style-name="P29" text:outline-level="2">1</text:h>
          </table:table-cell>
          <table:table-cell table:style-name="表19.B3" office:value-type="string">
            <text:p text:style-name="P3">1</text:p>
          </table:table-cell>
          <table:table-cell table:style-name="表19.I3" office:value-type="string">
            <text:h text:style-name="P29" text:outline-level="2">4</text:h>
          </table:table-cell>
        </table:table-row>
        <table:table-row table:style-name="表19.1">
          <table:table-cell table:style-name="表19.A3" office:value-type="string">
            <text:h text:style-name="P31" text:outline-level="2">0</text:h>
          </table:table-cell>
          <table:table-cell table:style-name="表19.B3" office:value-type="string">
            <text:h text:style-name="P31" text:outline-level="2">0</text:h>
          </table:table-cell>
          <table:table-cell table:style-name="表19.B3" office:value-type="string">
            <text:h text:style-name="P31" text:outline-level="2">0</text:h>
          </table:table-cell>
          <table:table-cell table:style-name="表19.B3" office:value-type="string">
            <text:h text:style-name="P31" text:outline-level="2">0</text:h>
          </table:table-cell>
          <table:table-cell table:style-name="表19.B3" office:value-type="string">
            <text:h text:style-name="P31" text:outline-level="2">0</text:h>
          </table:table-cell>
          <table:table-cell table:style-name="表19.B3" office:value-type="string">
            <text:h text:style-name="P29" text:outline-level="2">1</text:h>
          </table:table-cell>
          <table:table-cell table:style-name="表19.B3" office:value-type="string">
            <text:h text:style-name="P29" text:outline-level="2">0</text:h>
          </table:table-cell>
          <table:table-cell table:style-name="表19.B3" office:value-type="string">
            <text:p text:style-name="P3">0</text:p>
          </table:table-cell>
          <table:table-cell table:style-name="表19.I3" office:value-type="string">
            <text:h text:style-name="P29" text:outline-level="2">5</text:h>
          </table:table-cell>
        </table:table-row>
        <table:table-row table:style-name="表19.1">
          <table:table-cell table:style-name="表19.A3" office:value-type="string">
            <text:h text:style-name="P31" text:outline-level="2">0</text:h>
          </table:table-cell>
          <table:table-cell table:style-name="表19.B3" office:value-type="string">
            <text:h text:style-name="P31" text:outline-level="2">0</text:h>
          </table:table-cell>
          <table:table-cell table:style-name="表19.B3" office:value-type="string">
            <text:h text:style-name="P31" text:outline-level="2">0</text:h>
          </table:table-cell>
          <table:table-cell table:style-name="表19.B3" office:value-type="string">
            <text:h text:style-name="P31" text:outline-level="2">0</text:h>
          </table:table-cell>
          <table:table-cell table:style-name="表19.B3" office:value-type="string">
            <text:h text:style-name="P31" text:outline-level="2">0</text:h>
          </table:table-cell>
          <table:table-cell table:style-name="表19.B3" office:value-type="string">
            <text:h text:style-name="P29" text:outline-level="2">1</text:h>
          </table:table-cell>
          <table:table-cell table:style-name="表19.B3" office:value-type="string">
            <text:h text:style-name="P29" text:outline-level="2">0</text:h>
          </table:table-cell>
          <table:table-cell table:style-name="表19.B3" office:value-type="string">
            <text:p text:style-name="P3">1</text:p>
          </table:table-cell>
          <table:table-cell table:style-name="表19.I3" office:value-type="string">
            <text:h text:style-name="P29" text:outline-level="2">6</text:h>
          </table:table-cell>
        </table:table-row>
        <table:table-row table:style-name="表19.1">
          <table:table-cell table:style-name="表19.A3" office:value-type="string">
            <text:h text:style-name="P31" text:outline-level="2">1</text:h>
          </table:table-cell>
          <table:table-cell table:style-name="表19.B3" office:value-type="string">
            <text:h text:style-name="P31" text:outline-level="2">1</text:h>
          </table:table-cell>
          <table:table-cell table:style-name="表19.B3" office:value-type="string">
            <text:h text:style-name="P31" text:outline-level="2">1</text:h>
          </table:table-cell>
          <table:table-cell table:style-name="表19.B3" office:value-type="string">
            <text:h text:style-name="P31" text:outline-level="2">1</text:h>
          </table:table-cell>
          <table:table-cell table:style-name="表19.B3" office:value-type="string">
            <text:h text:style-name="P31" text:outline-level="2">1</text:h>
          </table:table-cell>
          <table:table-cell table:style-name="表19.B3" office:value-type="string">
            <text:h text:style-name="P29" text:outline-level="2">1</text:h>
          </table:table-cell>
          <table:table-cell table:style-name="表19.B3" office:value-type="string">
            <text:h text:style-name="P29" text:outline-level="2">1</text:h>
          </table:table-cell>
          <table:table-cell table:style-name="表19.B3" office:value-type="string">
            <text:p text:style-name="P3">0</text:p>
          </table:table-cell>
          <table:table-cell table:style-name="表19.I3" office:value-type="string">
            <text:h text:style-name="P29" text:outline-level="2">255</text:h>
          </table:table-cell>
        </table:table-row>
        <table:table-row table:style-name="表19.9">
          <table:table-cell table:style-name="表19.A9" office:value-type="string">
            <text:h text:style-name="P31" text:outline-level="2">1</text:h>
          </table:table-cell>
          <table:table-cell table:style-name="表19.B9" office:value-type="string">
            <text:h text:style-name="P31" text:outline-level="2">1</text:h>
          </table:table-cell>
          <table:table-cell table:style-name="表19.B9" office:value-type="string">
            <text:h text:style-name="P31" text:outline-level="2">1</text:h>
          </table:table-cell>
          <table:table-cell table:style-name="表19.B9" office:value-type="string">
            <text:h text:style-name="P31" text:outline-level="2">1</text:h>
          </table:table-cell>
          <table:table-cell table:style-name="表19.B9" office:value-type="string">
            <text:h text:style-name="P31" text:outline-level="2">1</text:h>
          </table:table-cell>
          <table:table-cell table:style-name="表19.B9" office:value-type="string">
            <text:h text:style-name="P29" text:outline-level="2">1</text:h>
          </table:table-cell>
          <table:table-cell table:style-name="表19.B9" office:value-type="string">
            <text:h text:style-name="P29" text:outline-level="2">1</text:h>
          </table:table-cell>
          <table:table-cell table:style-name="表19.B9" office:value-type="string">
            <text:p text:style-name="P3">1</text:p>
          </table:table-cell>
          <table:table-cell table:style-name="表19.I9" office:value-type="string">
            <text:h text:style-name="P29" text:outline-level="2">256</text:h>
          </table:table-cell>
        </table:table-row>
      </table:table>
      <text:p text:style-name="P1"/>
      <text:p text:style-name="P1"/>
      <text:p text:style-name="P1">2-5. ｻﾝﾌﾟﾙ数設定ﾚｼﾞｽﾀ</text:p>
      <text:p text:style-name="P1"/>
      <text:p text:style-name="P1">1回の取り込みｻﾝﾌﾟﾙ数を設定します｡1以上の数値を設定してください｡</text:p>
      <table:table table:name="表20" table:style-name="表20">
        <table:table-column table:style-name="表20.A"/>
        <table:table-column table:style-name="表20.B"/>
        <table:table-column table:style-name="表20.C" table:number-columns-repeated="3"/>
        <table:table-column table:style-name="表20.F"/>
        <table:table-column table:style-name="表20.C" table:number-columns-repeated="3"/>
        <table:table-column table:style-name="表20.J"/>
        <table:table-row table:style-name="表20.1">
          <table:table-cell table:style-name="表20.A1" office:value-type="string">
            <text:p text:style-name="P8">ｱﾄﾞﾚｽ</text:p>
          </table:table-cell>
          <table:table-cell table:style-name="表20.A1" office:value-type="string">
            <text:p text:style-name="P8">内容</text:p>
          </table:table-cell>
          <table:table-cell table:style-name="表20.C1" office:value-type="string">
            <text:p text:style-name="P8">B7</text:p>
          </table:table-cell>
          <table:table-cell table:style-name="表20.D1" office:value-type="string">
            <text:p text:style-name="P8">B6</text:p>
          </table:table-cell>
          <table:table-cell table:style-name="表20.D1" office:value-type="string">
            <text:p text:style-name="P8">B5</text:p>
          </table:table-cell>
          <table:table-cell table:style-name="表20.D1" office:value-type="string">
            <text:p text:style-name="P8">B4</text:p>
          </table:table-cell>
          <table:table-cell table:style-name="表20.D1" office:value-type="string">
            <text:p text:style-name="P8">B3</text:p>
          </table:table-cell>
          <table:table-cell table:style-name="表20.D1" office:value-type="string">
            <text:p text:style-name="P8">B2</text:p>
          </table:table-cell>
          <table:table-cell table:style-name="表20.D1" office:value-type="string">
            <text:p text:style-name="P8">B1</text:p>
          </table:table-cell>
          <table:table-cell table:style-name="表20.J1" office:value-type="string">
            <text:p text:style-name="P8">B0</text:p>
          </table:table-cell>
        </table:table-row>
        <table:table-row table:style-name="表20.1">
          <table:table-cell table:style-name="表20.A2" office:value-type="string">
            <text:p text:style-name="P8">24</text:p>
          </table:table-cell>
          <table:table-cell table:style-name="表20.B2" table:number-rows-spanned="3" office:value-type="string">
            <text:p text:style-name="P6">ｻﾝﾌﾟﾙ数</text:p>
          </table:table-cell>
          <table:table-cell table:style-name="表20.C2" office:value-type="string">
            <text:p text:style-name="P8">S7</text:p>
          </table:table-cell>
          <table:table-cell table:style-name="表20.D2" office:value-type="string">
            <text:p text:style-name="P8">S6</text:p>
          </table:table-cell>
          <table:table-cell table:style-name="表20.D2" office:value-type="string">
            <text:p text:style-name="P8">S5</text:p>
          </table:table-cell>
          <table:table-cell table:style-name="表20.D2" office:value-type="string">
            <text:p text:style-name="P8">S4</text:p>
          </table:table-cell>
          <table:table-cell table:style-name="表20.D2" office:value-type="string">
            <text:p text:style-name="P8">S3</text:p>
          </table:table-cell>
          <table:table-cell table:style-name="表20.D2" office:value-type="string">
            <text:p text:style-name="P8">S2</text:p>
          </table:table-cell>
          <table:table-cell table:style-name="表20.D2" office:value-type="string">
            <text:p text:style-name="P8">S1</text:p>
          </table:table-cell>
          <table:table-cell table:style-name="表20.J2" office:value-type="string">
            <text:p text:style-name="P8">S0</text:p>
          </table:table-cell>
        </table:table-row>
        <table:table-row table:style-name="表20.1">
          <table:table-cell table:style-name="表20.A3" office:value-type="string">
            <text:p text:style-name="P8">25</text:p>
          </table:table-cell>
          <table:covered-table-cell/>
          <table:table-cell table:style-name="表20.C3" office:value-type="string">
            <text:p text:style-name="P8">S15</text:p>
          </table:table-cell>
          <table:table-cell table:style-name="表20.D3" office:value-type="string">
            <text:p text:style-name="P8">S14</text:p>
          </table:table-cell>
          <table:table-cell table:style-name="表20.D3" office:value-type="string">
            <text:p text:style-name="P8">S13</text:p>
          </table:table-cell>
          <table:table-cell table:style-name="表20.D3" office:value-type="string">
            <text:p text:style-name="P8">S12</text:p>
          </table:table-cell>
          <table:table-cell table:style-name="表20.D3" office:value-type="string">
            <text:p text:style-name="P8">S11</text:p>
          </table:table-cell>
          <table:table-cell table:style-name="表20.D3" office:value-type="string">
            <text:p text:style-name="P8">S10</text:p>
          </table:table-cell>
          <table:table-cell table:style-name="表20.D3" office:value-type="string">
            <text:p text:style-name="P8">S9</text:p>
          </table:table-cell>
          <table:table-cell table:style-name="表20.J3" office:value-type="string">
            <text:p text:style-name="P8">S8</text:p>
          </table:table-cell>
        </table:table-row>
        <table:table-row table:style-name="表20.1">
          <table:table-cell table:style-name="表20.A4" office:value-type="string">
            <text:p text:style-name="P8">26</text:p>
          </table:table-cell>
          <table:covered-table-cell/>
          <table:table-cell table:style-name="表20.C4" office:value-type="string">
            <text:p text:style-name="P8">0</text:p>
          </table:table-cell>
          <table:table-cell table:style-name="表20.D4" office:value-type="string">
            <text:p text:style-name="P8">0</text:p>
          </table:table-cell>
          <table:table-cell table:style-name="表20.D4" office:value-type="string">
            <text:p text:style-name="P8">0</text:p>
          </table:table-cell>
          <table:table-cell table:style-name="表20.D4" office:value-type="string">
            <text:p text:style-name="P8">0</text:p>
          </table:table-cell>
          <table:table-cell table:style-name="表20.D4" office:value-type="string">
            <text:p text:style-name="P8">0</text:p>
          </table:table-cell>
          <table:table-cell table:style-name="表20.D4" office:value-type="string">
            <text:p text:style-name="P8">S18</text:p>
          </table:table-cell>
          <table:table-cell table:style-name="表20.D4" office:value-type="string">
            <text:p text:style-name="P8">S17</text:p>
          </table:table-cell>
          <table:table-cell table:style-name="表20.J4" office:value-type="string">
            <text:p text:style-name="P8">S16</text:p>
          </table:table-cell>
        </table:table-row>
      </table:table>
      <text:p text:style-name="P1"/>
      <text:p text:style-name="P1"/>
      <text:p text:style-name="P1">2-6. 積算回数設定ﾚｼﾞｽﾀ</text:p>
      <text:p text:style-name="P1"/>
      <text:p text:style-name="P1">積算回数を設定します｡1以上の数値を設定してください｡</text:p>
      <text:p text:style-name="P1">16BitのADの場合は､D15~D0の範囲の設定になります</text:p>
      <table:table table:name="表21" table:style-name="表21">
        <table:table-column table:style-name="表21.A"/>
        <table:table-column table:style-name="表21.B"/>
        <table:table-column table:style-name="表21.C" table:number-columns-repeated="3"/>
        <table:table-column table:style-name="表21.F"/>
        <table:table-column table:style-name="表21.C" table:number-columns-repeated="3"/>
        <table:table-column table:style-name="表21.J"/>
        <table:table-row table:style-name="表21.1">
          <table:table-cell table:style-name="表21.A1" office:value-type="string">
            <text:p text:style-name="P8">ｱﾄﾞﾚｽ</text:p>
          </table:table-cell>
          <table:table-cell table:style-name="表21.A1" office:value-type="string">
            <text:p text:style-name="P8">内容</text:p>
          </table:table-cell>
          <table:table-cell table:style-name="表21.C1" office:value-type="string">
            <text:p text:style-name="P8">B7</text:p>
          </table:table-cell>
          <table:table-cell table:style-name="表21.D1" office:value-type="string">
            <text:p text:style-name="P8">B6</text:p>
          </table:table-cell>
          <table:table-cell table:style-name="表21.D1" office:value-type="string">
            <text:p text:style-name="P8">B5</text:p>
          </table:table-cell>
          <table:table-cell table:style-name="表21.D1" office:value-type="string">
            <text:p text:style-name="P8">B4</text:p>
          </table:table-cell>
          <table:table-cell table:style-name="表21.D1" office:value-type="string">
            <text:p text:style-name="P8">B3</text:p>
          </table:table-cell>
          <table:table-cell table:style-name="表21.D1" office:value-type="string">
            <text:p text:style-name="P8">B2</text:p>
          </table:table-cell>
          <table:table-cell table:style-name="表21.D1" office:value-type="string">
            <text:p text:style-name="P8">B1</text:p>
          </table:table-cell>
          <table:table-cell table:style-name="表21.J1" office:value-type="string">
            <text:p text:style-name="P8">B0</text:p>
          </table:table-cell>
        </table:table-row>
        <table:table-row table:style-name="表21.1">
          <table:table-cell table:style-name="表21.A2" office:value-type="string">
            <text:p text:style-name="P8">28</text:p>
          </table:table-cell>
          <table:table-cell table:style-name="表21.B2" table:number-rows-spanned="3" office:value-type="string">
            <text:p text:style-name="P6">積算回数</text:p>
          </table:table-cell>
          <table:table-cell table:style-name="表21.C2" office:value-type="string">
            <text:p text:style-name="P8">D7</text:p>
          </table:table-cell>
          <table:table-cell table:style-name="表21.D2" office:value-type="string">
            <text:p text:style-name="P8">D6</text:p>
          </table:table-cell>
          <table:table-cell table:style-name="表21.D2" office:value-type="string">
            <text:p text:style-name="P8">D5</text:p>
          </table:table-cell>
          <table:table-cell table:style-name="表21.D2" office:value-type="string">
            <text:p text:style-name="P8">D4</text:p>
          </table:table-cell>
          <table:table-cell table:style-name="表21.D2" office:value-type="string">
            <text:p text:style-name="P8">D3</text:p>
          </table:table-cell>
          <table:table-cell table:style-name="表21.D2" office:value-type="string">
            <text:p text:style-name="P8">D2</text:p>
          </table:table-cell>
          <table:table-cell table:style-name="表21.D2" office:value-type="string">
            <text:p text:style-name="P8">D1</text:p>
          </table:table-cell>
          <table:table-cell table:style-name="表21.J2" office:value-type="string">
            <text:p text:style-name="P8">D0</text:p>
          </table:table-cell>
        </table:table-row>
        <table:table-row table:style-name="表21.1">
          <table:table-cell table:style-name="表21.A3" office:value-type="string">
            <text:p text:style-name="P8">29</text:p>
          </table:table-cell>
          <table:covered-table-cell/>
          <table:table-cell table:style-name="表21.C3" office:value-type="string">
            <text:p text:style-name="P8">D15</text:p>
          </table:table-cell>
          <table:table-cell table:style-name="表21.D3" office:value-type="string">
            <text:p text:style-name="P8">D14</text:p>
          </table:table-cell>
          <table:table-cell table:style-name="表21.D3" office:value-type="string">
            <text:p text:style-name="P8">D13</text:p>
          </table:table-cell>
          <table:table-cell table:style-name="表21.D3" office:value-type="string">
            <text:p text:style-name="P8">D12</text:p>
          </table:table-cell>
          <table:table-cell table:style-name="表21.D3" office:value-type="string">
            <text:p text:style-name="P8">D11</text:p>
          </table:table-cell>
          <table:table-cell table:style-name="表21.D3" office:value-type="string">
            <text:p text:style-name="P8">D10</text:p>
          </table:table-cell>
          <table:table-cell table:style-name="表21.D3" office:value-type="string">
            <text:p text:style-name="P8">D9</text:p>
          </table:table-cell>
          <table:table-cell table:style-name="表21.J3" office:value-type="string">
            <text:p text:style-name="P8">D8</text:p>
          </table:table-cell>
        </table:table-row>
        <table:table-row table:style-name="表21.1">
          <table:table-cell table:style-name="表21.A4" office:value-type="string">
            <text:p text:style-name="P8">2A</text:p>
          </table:table-cell>
          <table:covered-table-cell/>
          <table:table-cell table:style-name="表21.C4" office:value-type="string">
            <text:p text:style-name="P8">0</text:p>
          </table:table-cell>
          <table:table-cell table:style-name="表21.D4" office:value-type="string">
            <text:p text:style-name="P8">0</text:p>
          </table:table-cell>
          <table:table-cell table:style-name="表21.D4" office:value-type="string">
            <text:p text:style-name="P8">0</text:p>
          </table:table-cell>
          <table:table-cell table:style-name="表21.D4" office:value-type="string">
            <text:p text:style-name="P8">0</text:p>
          </table:table-cell>
          <table:table-cell table:style-name="表21.D4" office:value-type="string">
            <text:p text:style-name="P8">0</text:p>
          </table:table-cell>
          <table:table-cell table:style-name="表21.D4" office:value-type="string">
            <text:p text:style-name="P8">0</text:p>
          </table:table-cell>
          <table:table-cell table:style-name="表21.D4" office:value-type="string">
            <text:p text:style-name="P8">D17</text:p>
          </table:table-cell>
          <table:table-cell table:style-name="表21.J4" office:value-type="string">
            <text:p text:style-name="P8">D16</text:p>
          </table:table-cell>
        </table:table-row>
      </table:table>
      <text:p text:style-name="P1"/>
      <text:p text:style-name="P13"/>
      <text:p text:style-name="P1">2-7. ﾌﾚｰﾑ数設定ﾚｼﾞｽﾀ</text:p>
      <text:p text:style-name="P1"/>
      <text:p text:style-name="P1">ﾌﾚｰﾑ数の設定します｡</text:p>
      <text:p text:style-name="P1"/>
      <table:table table:name="表22" table:style-name="表22">
        <table:table-column table:style-name="表22.A"/>
        <table:table-column table:style-name="表22.B"/>
        <table:table-column table:style-name="表22.C" table:number-columns-repeated="3"/>
        <table:table-column table:style-name="表22.F"/>
        <table:table-column table:style-name="表22.C" table:number-columns-repeated="3"/>
        <table:table-column table:style-name="表22.J"/>
        <table:table-row table:style-name="表22.1">
          <table:table-cell table:style-name="表22.A1" office:value-type="string">
            <text:p text:style-name="P8">ｱﾄﾞﾚｽ</text:p>
          </table:table-cell>
          <table:table-cell table:style-name="表22.A1" office:value-type="string">
            <text:p text:style-name="P8">内容</text:p>
          </table:table-cell>
          <table:table-cell table:style-name="表22.C1" office:value-type="string">
            <text:p text:style-name="P8">B7</text:p>
          </table:table-cell>
          <table:table-cell table:style-name="表22.D1" office:value-type="string">
            <text:p text:style-name="P8">B6</text:p>
          </table:table-cell>
          <table:table-cell table:style-name="表22.D1" office:value-type="string">
            <text:p text:style-name="P8">B5</text:p>
          </table:table-cell>
          <table:table-cell table:style-name="表22.D1" office:value-type="string">
            <text:p text:style-name="P8">B4</text:p>
          </table:table-cell>
          <table:table-cell table:style-name="表22.D1" office:value-type="string">
            <text:p text:style-name="P8">B3</text:p>
          </table:table-cell>
          <table:table-cell table:style-name="表22.D1" office:value-type="string">
            <text:p text:style-name="P8">B2</text:p>
          </table:table-cell>
          <table:table-cell table:style-name="表22.D1" office:value-type="string">
            <text:p text:style-name="P8">B1</text:p>
          </table:table-cell>
          <table:table-cell table:style-name="表22.J1" office:value-type="string">
            <text:p text:style-name="P8">B0</text:p>
          </table:table-cell>
        </table:table-row>
        <table:table-row table:style-name="表22.1">
          <table:table-cell table:style-name="表22.A1" office:value-type="string">
            <text:p text:style-name="P8">2C</text:p>
          </table:table-cell>
          <table:table-cell table:style-name="表22.A1" office:value-type="string">
            <text:p text:style-name="P6">ﾌﾚｰﾑ数</text:p>
          </table:table-cell>
          <table:table-cell table:style-name="表22.C1" office:value-type="string">
            <text:p text:style-name="P8">F7</text:p>
          </table:table-cell>
          <table:table-cell table:style-name="表22.D1" office:value-type="string">
            <text:p text:style-name="P8">F6</text:p>
          </table:table-cell>
          <table:table-cell table:style-name="表22.D1" office:value-type="string">
            <text:p text:style-name="P8">F5</text:p>
          </table:table-cell>
          <table:table-cell table:style-name="表22.D1" office:value-type="string">
            <text:p text:style-name="P8">F4</text:p>
          </table:table-cell>
          <table:table-cell table:style-name="表22.D1" office:value-type="string">
            <text:p text:style-name="P8">F3</text:p>
          </table:table-cell>
          <table:table-cell table:style-name="表22.D1" office:value-type="string">
            <text:p text:style-name="P8">F2</text:p>
          </table:table-cell>
          <table:table-cell table:style-name="表22.D1" office:value-type="string">
            <text:p text:style-name="P8">F1</text:p>
          </table:table-cell>
          <table:table-cell table:style-name="表22.J1" office:value-type="string">
            <text:p text:style-name="P8">F0</text:p>
          </table:table-cell>
        </table:table-row>
      </table:table>
      <text:p text:style-name="P1"/>
      <text:p text:style-name="P1"/>
      <table:table table:name="表23" table:style-name="表23">
        <table:table-column table:style-name="表23.A" table:number-columns-repeated="8"/>
        <table:table-column table:style-name="表23.I"/>
        <table:table-row table:style-name="表23.1">
          <table:table-cell table:style-name="表23.A1" office:value-type="string">
            <text:p text:style-name="P8">F7</text:p>
          </table:table-cell>
          <table:table-cell table:style-name="表23.B1" office:value-type="string">
            <text:p text:style-name="P8">F6</text:p>
          </table:table-cell>
          <table:table-cell table:style-name="表23.B1" office:value-type="string">
            <text:p text:style-name="P8">F5</text:p>
          </table:table-cell>
          <table:table-cell table:style-name="表23.B1" office:value-type="string">
            <text:p text:style-name="P8">F4</text:p>
          </table:table-cell>
          <table:table-cell table:style-name="表23.B1" office:value-type="string">
            <text:p text:style-name="P8">F3</text:p>
          </table:table-cell>
          <table:table-cell table:style-name="表23.B1" office:value-type="string">
            <text:p text:style-name="P8">F2</text:p>
          </table:table-cell>
          <table:table-cell table:style-name="表23.B1" office:value-type="string">
            <text:p text:style-name="P8">F1</text:p>
          </table:table-cell>
          <table:table-cell table:style-name="表23.B1" office:value-type="string">
            <text:p text:style-name="P8">F0</text:p>
          </table:table-cell>
          <table:table-cell table:style-name="表23.I1" office:value-type="string">
            <text:h text:style-name="P29" text:outline-level="2">ﾌﾚｰﾑ数</text:h>
          </table:table-cell>
        </table:table-row>
        <table:table-row table:style-name="表23.1">
          <table:table-cell table:style-name="表23.A2" office:value-type="string">
            <text:h text:style-name="P31" text:outline-level="2">0</text:h>
          </table:table-cell>
          <table:table-cell table:style-name="表23.B2" office:value-type="string">
            <text:h text:style-name="P31" text:outline-level="2">0</text:h>
          </table:table-cell>
          <table:table-cell table:style-name="表23.B2" office:value-type="string">
            <text:h text:style-name="P31" text:outline-level="2">0</text:h>
          </table:table-cell>
          <table:table-cell table:style-name="表23.B2" office:value-type="string">
            <text:h text:style-name="P31" text:outline-level="2">0</text:h>
          </table:table-cell>
          <table:table-cell table:style-name="表23.B2" office:value-type="string">
            <text:h text:style-name="P31" text:outline-level="2">0</text:h>
          </table:table-cell>
          <table:table-cell table:style-name="表23.B2" office:value-type="string">
            <text:h text:style-name="P29" text:outline-level="2">0</text:h>
          </table:table-cell>
          <table:table-cell table:style-name="表23.B2" office:value-type="string">
            <text:h text:style-name="P29" text:outline-level="2">0</text:h>
          </table:table-cell>
          <table:table-cell table:style-name="表23.B2" office:value-type="string">
            <text:p text:style-name="P3">0</text:p>
          </table:table-cell>
          <table:table-cell table:style-name="表23.I2" office:value-type="string">
            <text:h text:style-name="P29" text:outline-level="2">1</text:h>
          </table:table-cell>
        </table:table-row>
        <table:table-row table:style-name="表23.1">
          <table:table-cell table:style-name="表23.A3" office:value-type="string">
            <text:h text:style-name="P31" text:outline-level="2">0</text:h>
          </table:table-cell>
          <table:table-cell table:style-name="表23.B3" office:value-type="string">
            <text:h text:style-name="P31" text:outline-level="2">0</text:h>
          </table:table-cell>
          <table:table-cell table:style-name="表23.B3" office:value-type="string">
            <text:h text:style-name="P31" text:outline-level="2">0</text:h>
          </table:table-cell>
          <table:table-cell table:style-name="表23.B3" office:value-type="string">
            <text:h text:style-name="P31" text:outline-level="2">0</text:h>
          </table:table-cell>
          <table:table-cell table:style-name="表23.B3" office:value-type="string">
            <text:h text:style-name="P31" text:outline-level="2">0</text:h>
          </table:table-cell>
          <table:table-cell table:style-name="表23.B3" office:value-type="string">
            <text:h text:style-name="P29" text:outline-level="2">0</text:h>
          </table:table-cell>
          <table:table-cell table:style-name="表23.B3" office:value-type="string">
            <text:h text:style-name="P29" text:outline-level="2">0</text:h>
          </table:table-cell>
          <table:table-cell table:style-name="表23.B3" office:value-type="string">
            <text:p text:style-name="P3">1</text:p>
          </table:table-cell>
          <table:table-cell table:style-name="表23.I3" office:value-type="string">
            <text:h text:style-name="P29" text:outline-level="2">2</text:h>
          </table:table-cell>
        </table:table-row>
        <table:table-row table:style-name="表23.1">
          <table:table-cell table:style-name="表23.A3" office:value-type="string">
            <text:h text:style-name="P31" text:outline-level="2">0</text:h>
          </table:table-cell>
          <table:table-cell table:style-name="表23.B3" office:value-type="string">
            <text:h text:style-name="P31" text:outline-level="2">0</text:h>
          </table:table-cell>
          <table:table-cell table:style-name="表23.B3" office:value-type="string">
            <text:h text:style-name="P31" text:outline-level="2">0</text:h>
          </table:table-cell>
          <table:table-cell table:style-name="表23.B3" office:value-type="string">
            <text:h text:style-name="P31" text:outline-level="2">0</text:h>
          </table:table-cell>
          <table:table-cell table:style-name="表23.B3" office:value-type="string">
            <text:h text:style-name="P31" text:outline-level="2">0</text:h>
          </table:table-cell>
          <table:table-cell table:style-name="表23.B3" office:value-type="string">
            <text:h text:style-name="P29" text:outline-level="2">0</text:h>
          </table:table-cell>
          <table:table-cell table:style-name="表23.B3" office:value-type="string">
            <text:h text:style-name="P29" text:outline-level="2">1</text:h>
          </table:table-cell>
          <table:table-cell table:style-name="表23.B3" office:value-type="string">
            <text:p text:style-name="P3">0</text:p>
          </table:table-cell>
          <table:table-cell table:style-name="表23.I3" office:value-type="string">
            <text:h text:style-name="P29" text:outline-level="2">3</text:h>
          </table:table-cell>
        </table:table-row>
        <table:table-row table:style-name="表23.1">
          <table:table-cell table:style-name="表23.A5" office:value-type="string">
            <text:h text:style-name="P31" text:outline-level="2">1</text:h>
          </table:table-cell>
          <table:table-cell table:style-name="表23.B5" office:value-type="string">
            <text:h text:style-name="P31" text:outline-level="2">1</text:h>
          </table:table-cell>
          <table:table-cell table:style-name="表23.B5" office:value-type="string">
            <text:h text:style-name="P31" text:outline-level="2">1</text:h>
          </table:table-cell>
          <table:table-cell table:style-name="表23.B5" office:value-type="string">
            <text:h text:style-name="P31" text:outline-level="2">1</text:h>
          </table:table-cell>
          <table:table-cell table:style-name="表23.B5" office:value-type="string">
            <text:h text:style-name="P31" text:outline-level="2">1</text:h>
          </table:table-cell>
          <table:table-cell table:style-name="表23.B5" office:value-type="string">
            <text:h text:style-name="P29" text:outline-level="2">1</text:h>
          </table:table-cell>
          <table:table-cell table:style-name="表23.B5" office:value-type="string">
            <text:h text:style-name="P29" text:outline-level="2">1</text:h>
          </table:table-cell>
          <table:table-cell table:style-name="表23.B5" office:value-type="string">
            <text:p text:style-name="P3">1</text:p>
          </table:table-cell>
          <table:table-cell table:style-name="表23.I5" office:value-type="string">
            <text:h text:style-name="P29" text:outline-level="2">256</text:h>
          </table:table-cell>
        </table:table-row>
      </table:table>
      <text:p text:style-name="P1"/>
      <text:p text:style-name="P1"/>
      <text:p text:style-name="P1"/>
      <text:p text:style-name="P16"><text:s text:c="3"/>例1)積算回数2回､ﾌﾚｰﾑ数3の設定<text:line-break/>1回の積算を行う時､ｻﾝﾌﾟﾙの個数をﾌﾚｰﾑ数として､定義します｡<text:line-break/>積算は､SP1A+SP1B､SP2A+SP2B､SP3A+SP3Bの計算をします｡</text:p>
      <text:p text:style-name="P17"><draw:g text:anchor-type="char" draw:z-index="1" draw:style-name="gr1"><draw:frame draw:style-name="gr2" draw:text-style-name="P33" svg:width="2.038cm" svg:height="0.636cm" svg:x="1.296cm" svg:y="1.055cm"><draw:text-box><text:p text:style-name="P32"><text:span text:style-name="T11">サンプル</text:span></text:p></draw:text-box></draw:frame><draw:frame draw:style-name="gr2" draw:text-style-name="P33" svg:width="2.038cm" svg:height="0.636cm" svg:x="3.333cm" svg:y="1.055cm"><draw:text-box><text:p text:style-name="P32"><text:span text:style-name="T11">サンプル</text:span></text:p></draw:text-box></draw:frame><draw:frame draw:style-name="gr2" draw:text-style-name="P33" svg:width="2.038cm" svg:height="0.636cm" svg:x="5.371cm" svg:y="1.055cm"><draw:text-box><text:p text:style-name="P32"><text:span text:style-name="T11">サンプル</text:span></text:p></draw:text-box></draw:frame><draw:frame draw:style-name="gr2" draw:text-style-name="P33" svg:width="2.038cm" svg:height="0.636cm" svg:x="7.408cm" svg:y="1.055cm"><draw:text-box><text:p text:style-name="P32"><text:span text:style-name="T11">サンプル</text:span></text:p></draw:text-box></draw:frame><draw:frame draw:style-name="gr2" draw:text-style-name="P33" svg:width="2.038cm" svg:height="0.636cm" svg:x="9.445cm" svg:y="1.055cm"><draw:text-box><text:p text:style-name="P32"><text:span text:style-name="T11">サンプル</text:span></text:p></draw:text-box></draw:frame><draw:frame draw:style-name="gr2" draw:text-style-name="P33" svg:width="2.038cm" svg:height="0.636cm" svg:x="11.481cm" svg:y="1.055cm"><draw:text-box><text:p text:style-name="P32"><text:span text:style-name="T11">サンプル</text:span></text:p></draw:text-box></draw:frame><draw:line draw:style-name="gr5" draw:text-style-name="P34" svg:x1="1.301cm" svg:y1="2.009cm" svg:x2="7.413cm" svg:y2="2.009cm"><text:p/></draw:line><draw:line draw:style-name="gr5" draw:text-style-name="P34" svg:x1="7.41cm" svg:y1="2.009cm" svg:x2="13.522cm" svg:y2="2.009cm"><text:p/></draw:line><draw:frame draw:style-name="gr6" draw:text-style-name="P34" svg:width="2.038cm" svg:height="0.636cm" svg:x="1.296cm" svg:y="0.42cm"><draw:text-box><text:p text:style-name="P36"><text:span text:style-name="T11">SP1A</text:span></text:p></draw:text-box></draw:frame><draw:frame draw:style-name="gr6" draw:text-style-name="P34" svg:width="2.038cm" svg:height="0.636cm" svg:x="3.333cm" svg:y="0.42cm"><draw:text-box><text:p text:style-name="P36"><text:span text:style-name="T11">SP2A</text:span></text:p></draw:text-box></draw:frame><draw:frame draw:style-name="gr6" draw:text-style-name="P34" svg:width="2.038cm" svg:height="0.636cm" svg:x="5.371cm" svg:y="0.42cm"><draw:text-box><text:p text:style-name="P36"><text:span text:style-name="T11">SP3A</text:span></text:p></draw:text-box></draw:frame><draw:frame draw:style-name="gr6" draw:text-style-name="P34" svg:width="2.038cm" svg:height="0.636cm" svg:x="7.408cm" svg:y="0.42cm"><draw:text-box><text:p text:style-name="P36"><text:span text:style-name="T11">SP1B</text:span></text:p></draw:text-box></draw:frame><draw:frame draw:style-name="gr6" draw:text-style-name="P34" svg:width="2.038cm" svg:height="0.636cm" svg:x="9.445cm" svg:y="0.42cm"><draw:text-box><text:p text:style-name="P36"><text:span text:style-name="T11">SP2B</text:span></text:p></draw:text-box></draw:frame><draw:frame draw:style-name="gr6" draw:text-style-name="P34" svg:width="2.038cm" svg:height="0.636cm" svg:x="11.481cm" svg:y="0.42cm"><draw:text-box><text:p text:style-name="P36"><text:span text:style-name="T11">SP3B</text:span></text:p></draw:text-box></draw:frame><draw:frame draw:style-name="gr6" draw:text-style-name="P35" svg:width="2.779cm" svg:height="0.636cm" svg:x="3.333cm" svg:y="2.325cm"><draw:text-box><text:p text:style-name="P32"><text:span text:style-name="T11">積算</text:span><text:span text:style-name="T11">1</text:span><text:span text:style-name="T11">回目</text:span></text:p></draw:text-box></draw:frame><draw:frame draw:style-name="gr6" draw:text-style-name="P35" svg:width="2.779cm" svg:height="0.636cm" svg:x="9.445cm" svg:y="2.325cm"><draw:text-box><text:p text:style-name="P32"><text:span text:style-name="T11">積算２回目</text:span></text:p></draw:text-box></draw:frame></draw:g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">2-8. COS RAMｱﾄﾞﾚｽ設定ﾚｼﾞｽﾀ</text:p>
      <text:p text:style-name="P1"/>
      <text:p text:style-name="P1">COS側のRAMｱﾄﾞﾚｽを設定します｡<text:line-break/>ｻﾝﾌﾟﾙ開始時､RAMﾃﾞｰﾀ取得開始前に設定して下さい</text:p>
      <table:table table:name="表24" table:style-name="表24">
        <table:table-column table:style-name="表24.A"/>
        <table:table-column table:style-name="表24.B"/>
        <table:table-column table:style-name="表24.C" table:number-columns-repeated="3"/>
        <table:table-column table:style-name="表24.F"/>
        <table:table-column table:style-name="表24.C" table:number-columns-repeated="3"/>
        <table:table-column table:style-name="表24.J"/>
        <table:table-row table:style-name="表24.1">
          <table:table-cell table:style-name="表24.A1" office:value-type="string">
            <text:p text:style-name="P8">ｱﾄﾞﾚｽ</text:p>
          </table:table-cell>
          <table:table-cell table:style-name="表24.A1" office:value-type="string">
            <text:p text:style-name="P8">内容</text:p>
          </table:table-cell>
          <table:table-cell table:style-name="表24.C1" office:value-type="string">
            <text:p text:style-name="P8">B7</text:p>
          </table:table-cell>
          <table:table-cell table:style-name="表24.D1" office:value-type="string">
            <text:p text:style-name="P8">B6</text:p>
          </table:table-cell>
          <table:table-cell table:style-name="表24.D1" office:value-type="string">
            <text:p text:style-name="P8">B5</text:p>
          </table:table-cell>
          <table:table-cell table:style-name="表24.D1" office:value-type="string">
            <text:p text:style-name="P8">B4</text:p>
          </table:table-cell>
          <table:table-cell table:style-name="表24.D1" office:value-type="string">
            <text:p text:style-name="P8">B3</text:p>
          </table:table-cell>
          <table:table-cell table:style-name="表24.D1" office:value-type="string">
            <text:p text:style-name="P8">B2</text:p>
          </table:table-cell>
          <table:table-cell table:style-name="表24.D1" office:value-type="string">
            <text:p text:style-name="P8">B1</text:p>
          </table:table-cell>
          <table:table-cell table:style-name="表24.J1" office:value-type="string">
            <text:p text:style-name="P8">B0</text:p>
          </table:table-cell>
        </table:table-row>
        <table:table-row table:style-name="表24.1">
          <table:table-cell table:style-name="表24.A2" office:value-type="string">
            <text:p text:style-name="P8">30</text:p>
          </table:table-cell>
          <table:table-cell table:style-name="表24.B2" table:number-rows-spanned="3" office:value-type="string">
            <text:p text:style-name="P6">COS RAM</text:p>
            <text:p text:style-name="P6">ADDR</text:p>
          </table:table-cell>
          <table:table-cell table:style-name="表24.C2" office:value-type="string">
            <text:p text:style-name="P8">CA7</text:p>
          </table:table-cell>
          <table:table-cell table:style-name="表24.D2" office:value-type="string">
            <text:p text:style-name="P8">CA6</text:p>
          </table:table-cell>
          <table:table-cell table:style-name="表24.D2" office:value-type="string">
            <text:p text:style-name="P8">CA5</text:p>
          </table:table-cell>
          <table:table-cell table:style-name="表24.D2" office:value-type="string">
            <text:p text:style-name="P8">CA4</text:p>
          </table:table-cell>
          <table:table-cell table:style-name="表24.D2" office:value-type="string">
            <text:p text:style-name="P8">CA3</text:p>
          </table:table-cell>
          <table:table-cell table:style-name="表24.D2" office:value-type="string">
            <text:p text:style-name="P8">CA2</text:p>
          </table:table-cell>
          <table:table-cell table:style-name="表24.D2" office:value-type="string">
            <text:p text:style-name="P8">CA1</text:p>
          </table:table-cell>
          <table:table-cell table:style-name="表24.J2" office:value-type="string">
            <text:p text:style-name="P8">CA0</text:p>
          </table:table-cell>
        </table:table-row>
        <table:table-row table:style-name="表24.1">
          <table:table-cell table:style-name="表24.A3" office:value-type="string">
            <text:p text:style-name="P8">31</text:p>
          </table:table-cell>
          <table:covered-table-cell/>
          <table:table-cell table:style-name="表24.C3" office:value-type="string">
            <text:p text:style-name="P8">CA15</text:p>
          </table:table-cell>
          <table:table-cell table:style-name="表24.D3" office:value-type="string">
            <text:p text:style-name="P8">CA14</text:p>
          </table:table-cell>
          <table:table-cell table:style-name="表24.D3" office:value-type="string">
            <text:p text:style-name="P8">CA13</text:p>
          </table:table-cell>
          <table:table-cell table:style-name="表24.D3" office:value-type="string">
            <text:p text:style-name="P8">CA12</text:p>
          </table:table-cell>
          <table:table-cell table:style-name="表24.D3" office:value-type="string">
            <text:p text:style-name="P8">CA11</text:p>
          </table:table-cell>
          <table:table-cell table:style-name="表24.D3" office:value-type="string">
            <text:p text:style-name="P8">CA10</text:p>
          </table:table-cell>
          <table:table-cell table:style-name="表24.D3" office:value-type="string">
            <text:p text:style-name="P8">CA9</text:p>
          </table:table-cell>
          <table:table-cell table:style-name="表24.J3" office:value-type="string">
            <text:p text:style-name="P8">CA8</text:p>
          </table:table-cell>
        </table:table-row>
        <table:table-row table:style-name="表24.1">
          <table:table-cell table:style-name="表24.A4" office:value-type="string">
            <text:p text:style-name="P8">32</text:p>
          </table:table-cell>
          <table:covered-table-cell/>
          <table:table-cell table:style-name="表24.C4" office:value-type="string">
            <text:p text:style-name="P8">0</text:p>
          </table:table-cell>
          <table:table-cell table:style-name="表24.D4" office:value-type="string">
            <text:p text:style-name="P8">0</text:p>
          </table:table-cell>
          <table:table-cell table:style-name="表24.D4" office:value-type="string">
            <text:p text:style-name="P8">0</text:p>
          </table:table-cell>
          <table:table-cell table:style-name="表24.D4" office:value-type="string">
            <text:p text:style-name="P8">0</text:p>
          </table:table-cell>
          <table:table-cell table:style-name="表24.D4" office:value-type="string">
            <text:p text:style-name="P8">0</text:p>
          </table:table-cell>
          <table:table-cell table:style-name="表24.D4" office:value-type="string">
            <text:p text:style-name="P8">CA18</text:p>
          </table:table-cell>
          <table:table-cell table:style-name="表24.D4" office:value-type="string">
            <text:p text:style-name="P8">CA17</text:p>
          </table:table-cell>
          <table:table-cell table:style-name="表24.J4" office:value-type="string">
            <text:p text:style-name="P8">CA16</text:p>
          </table:table-cell>
        </table:table-row>
      </table:table>
      <text:p text:style-name="P1"/>
      <text:p text:style-name="P16"/>
      <text:p text:style-name="P1">2-9. SIN RAMｱﾄﾞﾚｽ設定ﾚｼﾞｽﾀ</text:p>
      <text:p text:style-name="P1"/>
      <text:p text:style-name="P1">SIN側のRAMｱﾄﾞﾚｽを設定します｡</text:p>
      <text:p text:style-name="P1">ｻﾝﾌﾟﾙ開始時､RAMﾃﾞｰﾀ取得開始前に設定して下さい</text:p>
      <table:table table:name="表25" table:style-name="表25">
        <table:table-column table:style-name="表25.A"/>
        <table:table-column table:style-name="表25.B"/>
        <table:table-column table:style-name="表25.C" table:number-columns-repeated="3"/>
        <table:table-column table:style-name="表25.F"/>
        <table:table-column table:style-name="表25.C" table:number-columns-repeated="3"/>
        <table:table-column table:style-name="表25.J"/>
        <table:table-row table:style-name="表25.1">
          <table:table-cell table:style-name="表25.A1" office:value-type="string">
            <text:p text:style-name="P8">ｱﾄﾞﾚｽ</text:p>
          </table:table-cell>
          <table:table-cell table:style-name="表25.A1" office:value-type="string">
            <text:p text:style-name="P8">内容</text:p>
          </table:table-cell>
          <table:table-cell table:style-name="表25.C1" office:value-type="string">
            <text:p text:style-name="P8">B7</text:p>
          </table:table-cell>
          <table:table-cell table:style-name="表25.D1" office:value-type="string">
            <text:p text:style-name="P8">B6</text:p>
          </table:table-cell>
          <table:table-cell table:style-name="表25.D1" office:value-type="string">
            <text:p text:style-name="P8">B5</text:p>
          </table:table-cell>
          <table:table-cell table:style-name="表25.D1" office:value-type="string">
            <text:p text:style-name="P8">B4</text:p>
          </table:table-cell>
          <table:table-cell table:style-name="表25.D1" office:value-type="string">
            <text:p text:style-name="P8">B3</text:p>
          </table:table-cell>
          <table:table-cell table:style-name="表25.D1" office:value-type="string">
            <text:p text:style-name="P8">B2</text:p>
          </table:table-cell>
          <table:table-cell table:style-name="表25.D1" office:value-type="string">
            <text:p text:style-name="P8">B1</text:p>
          </table:table-cell>
          <table:table-cell table:style-name="表25.J1" office:value-type="string">
            <text:p text:style-name="P8">B0</text:p>
          </table:table-cell>
        </table:table-row>
        <table:table-row table:style-name="表25.1">
          <table:table-cell table:style-name="表25.A2" office:value-type="string">
            <text:p text:style-name="P8">34</text:p>
          </table:table-cell>
          <table:table-cell table:style-name="表25.B2" table:number-rows-spanned="3" office:value-type="string">
            <text:p text:style-name="P6">SIN RAM</text:p>
            <text:p text:style-name="P6">ADDR</text:p>
          </table:table-cell>
          <table:table-cell table:style-name="表25.C2" office:value-type="string">
            <text:p text:style-name="P8">SA7</text:p>
          </table:table-cell>
          <table:table-cell table:style-name="表25.D2" office:value-type="string">
            <text:p text:style-name="P8">SA6</text:p>
          </table:table-cell>
          <table:table-cell table:style-name="表25.D2" office:value-type="string">
            <text:p text:style-name="P8">SA5</text:p>
          </table:table-cell>
          <table:table-cell table:style-name="表25.D2" office:value-type="string">
            <text:p text:style-name="P8">SA4</text:p>
          </table:table-cell>
          <table:table-cell table:style-name="表25.D2" office:value-type="string">
            <text:p text:style-name="P8">SA3</text:p>
          </table:table-cell>
          <table:table-cell table:style-name="表25.D2" office:value-type="string">
            <text:p text:style-name="P8">SA2</text:p>
          </table:table-cell>
          <table:table-cell table:style-name="表25.D2" office:value-type="string">
            <text:p text:style-name="P8">SA1</text:p>
          </table:table-cell>
          <table:table-cell table:style-name="表25.J2" office:value-type="string">
            <text:p text:style-name="P8">SA0</text:p>
          </table:table-cell>
        </table:table-row>
        <table:table-row table:style-name="表25.1">
          <table:table-cell table:style-name="表25.A3" office:value-type="string">
            <text:p text:style-name="P8">35</text:p>
          </table:table-cell>
          <table:covered-table-cell/>
          <table:table-cell table:style-name="表25.C3" office:value-type="string">
            <text:p text:style-name="P8">SA15</text:p>
          </table:table-cell>
          <table:table-cell table:style-name="表25.D3" office:value-type="string">
            <text:p text:style-name="P8">SA14</text:p>
          </table:table-cell>
          <table:table-cell table:style-name="表25.D3" office:value-type="string">
            <text:p text:style-name="P8">SA13</text:p>
          </table:table-cell>
          <table:table-cell table:style-name="表25.D3" office:value-type="string">
            <text:p text:style-name="P8">SA12</text:p>
          </table:table-cell>
          <table:table-cell table:style-name="表25.D3" office:value-type="string">
            <text:p text:style-name="P8">SA11</text:p>
          </table:table-cell>
          <table:table-cell table:style-name="表25.D3" office:value-type="string">
            <text:p text:style-name="P8">SA10</text:p>
          </table:table-cell>
          <table:table-cell table:style-name="表25.D3" office:value-type="string">
            <text:p text:style-name="P8">SA9</text:p>
          </table:table-cell>
          <table:table-cell table:style-name="表25.J3" office:value-type="string">
            <text:p text:style-name="P8">SA8</text:p>
          </table:table-cell>
        </table:table-row>
        <table:table-row table:style-name="表25.1">
          <table:table-cell table:style-name="表25.A4" office:value-type="string">
            <text:p text:style-name="P8">36</text:p>
          </table:table-cell>
          <table:covered-table-cell/>
          <table:table-cell table:style-name="表25.C4" office:value-type="string">
            <text:p text:style-name="P8">0</text:p>
          </table:table-cell>
          <table:table-cell table:style-name="表25.D4" office:value-type="string">
            <text:p text:style-name="P8">0</text:p>
          </table:table-cell>
          <table:table-cell table:style-name="表25.D4" office:value-type="string">
            <text:p text:style-name="P8">0</text:p>
          </table:table-cell>
          <table:table-cell table:style-name="表25.D4" office:value-type="string">
            <text:p text:style-name="P8">0</text:p>
          </table:table-cell>
          <table:table-cell table:style-name="表25.D4" office:value-type="string">
            <text:p text:style-name="P8">0</text:p>
          </table:table-cell>
          <table:table-cell table:style-name="表25.D4" office:value-type="string">
            <text:p text:style-name="P8">SA18</text:p>
          </table:table-cell>
          <table:table-cell table:style-name="表25.D4" office:value-type="string">
            <text:p text:style-name="P8">SA17</text:p>
          </table:table-cell>
          <table:table-cell table:style-name="表25.J4" office:value-type="string">
            <text:p text:style-name="P8">SA16</text:p>
          </table:table-cell>
        </table:table-row>
      </table:table>
      <text:p text:style-name="P1"/>
      <text:p text:style-name="P16"/>
      <text:p text:style-name="P16"/>
      <text:p text:style-name="P16"/>
      <text:p text:style-name="P16"/>
      <text:p text:style-name="P1">2-10. COS RAMﾃﾞｰﾀ読み出しﾚｼﾞｽﾀ</text:p>
      <text:p text:style-name="P1"/>
      <text:p text:style-name="P1">COSのRAMﾃﾞｰﾀを取得します｡<text:line-break/>USBのﾊﾞｰｽﾄﾓｰﾄﾞで読み出す事で､高速読み出しが可能になります｡</text:p>
      <text:p text:style-name="P1"/>
      <table:table table:name="表26" table:style-name="表26">
        <table:table-column table:style-name="表26.A"/>
        <table:table-column table:style-name="表26.B"/>
        <table:table-column table:style-name="表26.C" table:number-columns-repeated="3"/>
        <table:table-column table:style-name="表26.F"/>
        <table:table-column table:style-name="表26.C" table:number-columns-repeated="3"/>
        <table:table-column table:style-name="表26.J"/>
        <table:table-row table:style-name="表26.1">
          <table:table-cell table:style-name="表26.A1" office:value-type="string">
            <text:p text:style-name="P8">ｱﾄﾞﾚｽ</text:p>
          </table:table-cell>
          <table:table-cell table:style-name="表26.A1" office:value-type="string">
            <text:p text:style-name="P8">内容</text:p>
          </table:table-cell>
          <table:table-cell table:style-name="表26.C1" office:value-type="string">
            <text:p text:style-name="P8">B7</text:p>
          </table:table-cell>
          <table:table-cell table:style-name="表26.D1" office:value-type="string">
            <text:p text:style-name="P8">B6</text:p>
          </table:table-cell>
          <table:table-cell table:style-name="表26.D1" office:value-type="string">
            <text:p text:style-name="P8">B5</text:p>
          </table:table-cell>
          <table:table-cell table:style-name="表26.D1" office:value-type="string">
            <text:p text:style-name="P8">B4</text:p>
          </table:table-cell>
          <table:table-cell table:style-name="表26.D1" office:value-type="string">
            <text:p text:style-name="P8">B3</text:p>
          </table:table-cell>
          <table:table-cell table:style-name="表26.D1" office:value-type="string">
            <text:p text:style-name="P8">B2</text:p>
          </table:table-cell>
          <table:table-cell table:style-name="表26.D1" office:value-type="string">
            <text:p text:style-name="P8">B1</text:p>
          </table:table-cell>
          <table:table-cell table:style-name="表26.J1" office:value-type="string">
            <text:p text:style-name="P8">B0</text:p>
          </table:table-cell>
        </table:table-row>
        <table:table-row table:style-name="表26.1">
          <table:table-cell table:style-name="表26.A1" office:value-type="string">
            <text:p text:style-name="P8">38</text:p>
          </table:table-cell>
          <table:table-cell table:style-name="表26.A1" office:value-type="string">
            <text:p text:style-name="P6">RAM DATA</text:p>
          </table:table-cell>
          <table:table-cell table:style-name="表26.C1" office:value-type="string">
            <text:p text:style-name="P8">CD7</text:p>
          </table:table-cell>
          <table:table-cell table:style-name="表26.D1" office:value-type="string">
            <text:p text:style-name="P8">CD6</text:p>
          </table:table-cell>
          <table:table-cell table:style-name="表26.D1" office:value-type="string">
            <text:p text:style-name="P8">CD5</text:p>
          </table:table-cell>
          <table:table-cell table:style-name="表26.D1" office:value-type="string">
            <text:p text:style-name="P8">CD4</text:p>
          </table:table-cell>
          <table:table-cell table:style-name="表26.D1" office:value-type="string">
            <text:p text:style-name="P8">CD3</text:p>
          </table:table-cell>
          <table:table-cell table:style-name="表26.D1" office:value-type="string">
            <text:p text:style-name="P8">CD2</text:p>
          </table:table-cell>
          <table:table-cell table:style-name="表26.D1" office:value-type="string">
            <text:p text:style-name="P8">CD1</text:p>
          </table:table-cell>
          <table:table-cell table:style-name="表26.J1" office:value-type="string">
            <text:p text:style-name="P8">CD0</text:p>
          </table:table-cell>
        </table:table-row>
      </table:table>
      <text:p text:style-name="P1"/>
      <text:p text:style-name="P1"><text:s/></text:p>
      <text:p text:style-name="P1"><text:s/>･読み出し時のﾃﾞｰﾀの順番 </text:p>
      <text:p text:style-name="P1"><text:s text:c="2"/></text:p>
      <text:p text:style-name="P18">読み出すごとに下位の桁のﾃﾞｰﾀから順に読み出されます｡<text:line-break/>4ﾊﾞｲﾄのﾃﾞｰﾀを読み終わるとRAMｱﾄﾞﾚｽを自動ｲﾝｸﾘﾒﾝﾄします｡<text:line-break/><text:soft-page-break/>そのため､次ｱﾄﾞﾚｽの下位の桁から順にﾃﾞｰﾀを読む事が出来ます｡<text:line-break/></text:p>
      <table:table table:name="表27" table:style-name="表27">
        <table:table-column table:style-name="表27.A"/>
        <table:table-column table:style-name="表27.B"/>
        <table:table-column table:style-name="表27.C"/>
        <table:table-row table:style-name="表27.1">
          <table:table-cell table:style-name="表27.A1" office:value-type="string">
            <text:p text:style-name="P3">読み出し</text:p>
          </table:table-cell>
          <table:table-cell table:style-name="表27.A1" office:value-type="string">
            <text:p text:style-name="P3">RAMｱﾄﾞﾚｽ</text:p>
          </table:table-cell>
          <table:table-cell table:style-name="表27.C1" office:value-type="string">
            <text:p text:style-name="P3">ﾃﾞｰﾀ</text:p>
          </table:table-cell>
        </table:table-row>
        <table:table-row table:style-name="表27.1">
          <table:table-cell table:style-name="表27.A1" office:value-type="string">
            <text:p text:style-name="P3">1</text:p>
          </table:table-cell>
          <table:table-cell table:style-name="表27.B2" table:number-rows-spanned="4" office:value-type="string">
            <text:p text:style-name="P20">ｱﾄﾞﾚｽ+0</text:p>
          </table:table-cell>
          <table:table-cell table:style-name="表27.C1" office:value-type="string">
            <text:p text:style-name="P19">CD0 7-0</text:p>
          </table:table-cell>
        </table:table-row>
        <table:table-row table:style-name="表27.1">
          <table:table-cell table:style-name="表27.A1" office:value-type="string">
            <text:p text:style-name="P3">2</text:p>
          </table:table-cell>
          <table:covered-table-cell/>
          <table:table-cell table:style-name="表27.C1" office:value-type="string">
            <text:p text:style-name="P19">CD0 14-8</text:p>
          </table:table-cell>
        </table:table-row>
        <table:table-row table:style-name="表27.1">
          <table:table-cell table:style-name="表27.A1" office:value-type="string">
            <text:p text:style-name="P3">3</text:p>
          </table:table-cell>
          <table:covered-table-cell/>
          <table:table-cell table:style-name="表27.C1" office:value-type="string">
            <text:p text:style-name="P1"><text:s/>CD0 23-16</text:p>
          </table:table-cell>
        </table:table-row>
        <table:table-row table:style-name="表27.1">
          <table:table-cell table:style-name="表27.A1" office:value-type="string">
            <text:p text:style-name="P3">4</text:p>
          </table:table-cell>
          <table:covered-table-cell/>
          <table:table-cell table:style-name="表27.C1" office:value-type="string">
            <text:p text:style-name="P1"><text:s/>CD0 31-24</text:p>
          </table:table-cell>
        </table:table-row>
        <table:table-row table:style-name="表27.1">
          <table:table-cell table:style-name="表27.A1" office:value-type="string">
            <text:p text:style-name="P3">5</text:p>
          </table:table-cell>
          <table:table-cell table:style-name="表27.B2" table:number-rows-spanned="4" office:value-type="string">
            <text:p text:style-name="P20">ｱﾄﾞﾚｽ+1</text:p>
          </table:table-cell>
          <table:table-cell table:style-name="表27.C1" office:value-type="string">
            <text:p text:style-name="P19">CD1 7-0</text:p>
          </table:table-cell>
        </table:table-row>
        <table:table-row table:style-name="表27.1">
          <table:table-cell table:style-name="表27.A1" office:value-type="string">
            <text:p text:style-name="P3">6</text:p>
          </table:table-cell>
          <table:covered-table-cell/>
          <table:table-cell table:style-name="表27.C1" office:value-type="string">
            <text:p text:style-name="P19">CD1 14-8</text:p>
          </table:table-cell>
        </table:table-row>
        <table:table-row table:style-name="表27.1">
          <table:table-cell table:style-name="表27.A1" office:value-type="string">
            <text:p text:style-name="P3">7</text:p>
          </table:table-cell>
          <table:covered-table-cell/>
          <table:table-cell table:style-name="表27.C1" office:value-type="string">
            <text:p text:style-name="P1"><text:s/>CD1 23-16</text:p>
          </table:table-cell>
        </table:table-row>
        <table:table-row table:style-name="表27.1">
          <table:table-cell table:style-name="表27.A1" office:value-type="string">
            <text:p text:style-name="P3">8</text:p>
          </table:table-cell>
          <table:covered-table-cell/>
          <table:table-cell table:style-name="表27.C1" office:value-type="string">
            <text:p text:style-name="P1"><text:s/>CD1 31-24</text:p>
          </table:table-cell>
        </table:table-row>
        <table:table-row table:style-name="表27.1">
          <table:table-cell table:style-name="表27.A1" office:value-type="string">
            <text:p text:style-name="P3">9</text:p>
          </table:table-cell>
          <table:table-cell table:style-name="表27.A1" office:value-type="string">
            <text:p text:style-name="P20">ｱﾄﾞﾚｽ+2</text:p>
          </table:table-cell>
          <table:table-cell table:style-name="表27.C1" office:value-type="string">
            <text:p text:style-name="P19">CD2 7-0</text:p>
          </table:table-cell>
        </table:table-row>
      </table:table>
      <text:p text:style-name="P16"/>
      <text:p text:style-name="P16"/>
      <text:p text:style-name="P1">2-11. SIN RAMﾃﾞｰﾀ読み出しﾚｼﾞｽﾀ</text:p>
      <text:p text:style-name="P1"/>
      <text:p text:style-name="P1">SINのRAMﾃﾞｰﾀを取得します｡<text:line-break/>USBのﾊﾞｰｽﾄﾓｰﾄﾞで読み出す事で､高速読み出しが可能になります｡</text:p>
      <text:p text:style-name="P1"/>
      <table:table table:name="表28" table:style-name="表28">
        <table:table-column table:style-name="表28.A"/>
        <table:table-column table:style-name="表28.B"/>
        <table:table-column table:style-name="表28.C" table:number-columns-repeated="3"/>
        <table:table-column table:style-name="表28.F"/>
        <table:table-column table:style-name="表28.C" table:number-columns-repeated="3"/>
        <table:table-column table:style-name="表28.J"/>
        <table:table-row table:style-name="表28.1">
          <table:table-cell table:style-name="表28.A1" office:value-type="string">
            <text:p text:style-name="P8">ｱﾄﾞﾚｽ</text:p>
          </table:table-cell>
          <table:table-cell table:style-name="表28.A1" office:value-type="string">
            <text:p text:style-name="P8">内容</text:p>
          </table:table-cell>
          <table:table-cell table:style-name="表28.C1" office:value-type="string">
            <text:p text:style-name="P8">B7</text:p>
          </table:table-cell>
          <table:table-cell table:style-name="表28.D1" office:value-type="string">
            <text:p text:style-name="P8">B6</text:p>
          </table:table-cell>
          <table:table-cell table:style-name="表28.D1" office:value-type="string">
            <text:p text:style-name="P8">B5</text:p>
          </table:table-cell>
          <table:table-cell table:style-name="表28.D1" office:value-type="string">
            <text:p text:style-name="P8">B4</text:p>
          </table:table-cell>
          <table:table-cell table:style-name="表28.D1" office:value-type="string">
            <text:p text:style-name="P8">B3</text:p>
          </table:table-cell>
          <table:table-cell table:style-name="表28.D1" office:value-type="string">
            <text:p text:style-name="P8">B2</text:p>
          </table:table-cell>
          <table:table-cell table:style-name="表28.D1" office:value-type="string">
            <text:p text:style-name="P8">B1</text:p>
          </table:table-cell>
          <table:table-cell table:style-name="表28.J1" office:value-type="string">
            <text:p text:style-name="P8">B0</text:p>
          </table:table-cell>
        </table:table-row>
        <table:table-row table:style-name="表28.1">
          <table:table-cell table:style-name="表28.A1" office:value-type="string">
            <text:p text:style-name="P8">39</text:p>
          </table:table-cell>
          <table:table-cell table:style-name="表28.A1" office:value-type="string">
            <text:p text:style-name="P6">RAM DATA</text:p>
          </table:table-cell>
          <table:table-cell table:style-name="表28.C1" office:value-type="string">
            <text:p text:style-name="P8">SD7</text:p>
          </table:table-cell>
          <table:table-cell table:style-name="表28.D1" office:value-type="string">
            <text:p text:style-name="P8">SD6</text:p>
          </table:table-cell>
          <table:table-cell table:style-name="表28.D1" office:value-type="string">
            <text:p text:style-name="P8">SD5</text:p>
          </table:table-cell>
          <table:table-cell table:style-name="表28.D1" office:value-type="string">
            <text:p text:style-name="P8">SD4</text:p>
          </table:table-cell>
          <table:table-cell table:style-name="表28.D1" office:value-type="string">
            <text:p text:style-name="P8">SD3</text:p>
          </table:table-cell>
          <table:table-cell table:style-name="表28.D1" office:value-type="string">
            <text:p text:style-name="P8">SD2</text:p>
          </table:table-cell>
          <table:table-cell table:style-name="表28.D1" office:value-type="string">
            <text:p text:style-name="P8">SD1</text:p>
          </table:table-cell>
          <table:table-cell table:style-name="表28.J1" office:value-type="string">
            <text:p text:style-name="P8">SD0</text:p>
          </table:table-cell>
        </table:table-row>
      </table:table>
      <text:p text:style-name="P1"/>
      <text:p text:style-name="P1"><text:s/></text:p>
      <text:p text:style-name="P1"><text:s/>･読み出し時のﾃﾞｰﾀの順番 </text:p>
      <text:p text:style-name="P1"><text:s text:c="2"/></text:p>
      <text:p text:style-name="P18">読み出すごとに下位の桁のﾃﾞｰﾀから順に読み出されます｡<text:line-break/>4ﾊﾞｲﾄのﾃﾞｰﾀを読み終わるとRAMｱﾄﾞﾚｽを自動ｲﾝｸﾘﾒﾝﾄします｡<text:line-break/>そのため､次ｱﾄﾞﾚｽの下位の桁から順にﾃﾞｰﾀを読む事が出来ます｡<text:line-break/></text:p>
      <table:table table:name="表29" table:style-name="表29">
        <table:table-column table:style-name="表29.A"/>
        <table:table-column table:style-name="表29.B"/>
        <table:table-column table:style-name="表29.C"/>
        <table:table-row table:style-name="表29.1">
          <table:table-cell table:style-name="表29.A1" office:value-type="string">
            <text:p text:style-name="P3">読み出し</text:p>
          </table:table-cell>
          <table:table-cell table:style-name="表29.A1" office:value-type="string">
            <text:p text:style-name="P3">RAMｱﾄﾞﾚｽ</text:p>
          </table:table-cell>
          <table:table-cell table:style-name="表29.C1" office:value-type="string">
            <text:p text:style-name="P3">ﾃﾞｰﾀ</text:p>
          </table:table-cell>
        </table:table-row>
        <table:table-row table:style-name="表29.1">
          <table:table-cell table:style-name="表29.A1" office:value-type="string">
            <text:p text:style-name="P3">1</text:p>
          </table:table-cell>
          <table:table-cell table:style-name="表29.B2" table:number-rows-spanned="4" office:value-type="string">
            <text:p text:style-name="P20">ｱﾄﾞﾚｽ+0</text:p>
          </table:table-cell>
          <table:table-cell table:style-name="表29.C1" office:value-type="string">
            <text:p text:style-name="P19">SD0 7-0</text:p>
          </table:table-cell>
        </table:table-row>
        <table:table-row table:style-name="表29.1">
          <table:table-cell table:style-name="表29.A1" office:value-type="string">
            <text:p text:style-name="P3">2</text:p>
          </table:table-cell>
          <table:covered-table-cell/>
          <table:table-cell table:style-name="表29.C1" office:value-type="string">
            <text:p text:style-name="P19">SD0 14-8</text:p>
          </table:table-cell>
        </table:table-row>
        <table:table-row table:style-name="表29.1">
          <table:table-cell table:style-name="表29.A1" office:value-type="string">
            <text:p text:style-name="P3">3</text:p>
          </table:table-cell>
          <table:covered-table-cell/>
          <table:table-cell table:style-name="表29.C1" office:value-type="string">
            <text:p text:style-name="P1"><text:s/>SD0 23-16</text:p>
          </table:table-cell>
        </table:table-row>
        <table:table-row table:style-name="表29.1">
          <table:table-cell table:style-name="表29.A1" office:value-type="string">
            <text:p text:style-name="P3">4</text:p>
          </table:table-cell>
          <table:covered-table-cell/>
          <table:table-cell table:style-name="表29.C1" office:value-type="string">
            <text:p text:style-name="P1"><text:s/>SD0 31-24</text:p>
          </table:table-cell>
        </table:table-row>
        <table:table-row table:style-name="表29.1">
          <table:table-cell table:style-name="表29.A1" office:value-type="string">
            <text:p text:style-name="P3">5</text:p>
          </table:table-cell>
          <table:table-cell table:style-name="表29.B2" table:number-rows-spanned="4" office:value-type="string">
            <text:p text:style-name="P20">ｱﾄﾞﾚｽ+1</text:p>
          </table:table-cell>
          <table:table-cell table:style-name="表29.C1" office:value-type="string">
            <text:p text:style-name="P19">SD1 7-0</text:p>
          </table:table-cell>
        </table:table-row>
        <table:table-row table:style-name="表29.1">
          <table:table-cell table:style-name="表29.A1" office:value-type="string">
            <text:p text:style-name="P3">6</text:p>
          </table:table-cell>
          <table:covered-table-cell/>
          <table:table-cell table:style-name="表29.C1" office:value-type="string">
            <text:p text:style-name="P19">SD1 14-8</text:p>
          </table:table-cell>
        </table:table-row>
        <table:table-row table:style-name="表29.1">
          <table:table-cell table:style-name="表29.A1" office:value-type="string">
            <text:p text:style-name="P3">7</text:p>
          </table:table-cell>
          <table:covered-table-cell/>
          <table:table-cell table:style-name="表29.C1" office:value-type="string">
            <text:p text:style-name="P1"><text:s/>SD1 23-16</text:p>
          </table:table-cell>
        </table:table-row>
        <table:table-row table:style-name="表29.1">
          <table:table-cell table:style-name="表29.A1" office:value-type="string">
            <text:p text:style-name="P3">8</text:p>
          </table:table-cell>
          <table:covered-table-cell/>
          <table:table-cell table:style-name="表29.C1" office:value-type="string">
            <text:p text:style-name="P1"><text:s/>SD1 31-24</text:p>
          </table:table-cell>
        </table:table-row>
        <table:table-row table:style-name="表29.1">
          <table:table-cell table:style-name="表29.A1" office:value-type="string">
            <text:p text:style-name="P3">9</text:p>
          </table:table-cell>
          <table:table-cell table:style-name="表29.A1" office:value-type="string">
            <text:p text:style-name="P20">ｱﾄﾞﾚｽ+2</text:p>
          </table:table-cell>
          <table:table-cell table:style-name="表29.C1" office:value-type="string">
            <text:p text:style-name="P19">SD2 7-0</text:p>
          </table:table-cell>
        </table:table-row>
      </table:table>
      <text:p text:style-name="P16"/>
      <text:p text:style-name="P16"/>
      <text:p text:style-name="P1">2-12. COS AD DATA 読み出しﾚｼﾞｽﾀ</text:p>
      <text:p text:style-name="P1"/>
      <text:p text:style-name="P1">COS側のADﾃﾞｰﾀを取得する事が出来ます｡</text:p>
      <text:p text:style-name="P1">読み出す前に､ｱﾄﾞﾚｽ3A(H)に0を書き込む作業を行って下さい｡<text:line-break/>書き込み時のﾀｲﾐﾝｸﾞでCOS側のAD値が､読み出しﾚｼﾞｽﾀに転送します｡<text:line-break/></text:p>
      <table:table table:name="表30" table:style-name="表30">
        <table:table-column table:style-name="表30.A"/>
        <table:table-column table:style-name="表30.B"/>
        <table:table-column table:style-name="表30.C" table:number-columns-repeated="2"/>
        <table:table-column table:style-name="表30.E" table:number-columns-repeated="4"/>
        <table:table-column table:style-name="表30.C"/>
        <table:table-column table:style-name="表30.J"/>
        <table:table-row table:style-name="表30.1">
          <table:table-cell table:style-name="表30.A1" office:value-type="string">
            <text:p text:style-name="P8">ｱﾄﾞﾚｽ</text:p>
          </table:table-cell>
          <table:table-cell table:style-name="表30.A1" office:value-type="string">
            <text:p text:style-name="P8">内容</text:p>
          </table:table-cell>
          <table:table-cell table:style-name="表30.C1" office:value-type="string">
            <text:p text:style-name="P8">B7</text:p>
          </table:table-cell>
          <table:table-cell table:style-name="表30.D1" office:value-type="string">
            <text:p text:style-name="P8">B6</text:p>
          </table:table-cell>
          <table:table-cell table:style-name="表30.D1" office:value-type="string">
            <text:p text:style-name="P8">B5</text:p>
          </table:table-cell>
          <table:table-cell table:style-name="表30.D1" office:value-type="string">
            <text:p text:style-name="P8">B4</text:p>
          </table:table-cell>
          <table:table-cell table:style-name="表30.D1" office:value-type="string">
            <text:p text:style-name="P8">B3</text:p>
          </table:table-cell>
          <table:table-cell table:style-name="表30.D1" office:value-type="string">
            <text:p text:style-name="P8">B2</text:p>
          </table:table-cell>
          <table:table-cell table:style-name="表30.D1" office:value-type="string">
            <text:p text:style-name="P8">B1</text:p>
          </table:table-cell>
          <table:table-cell table:style-name="表30.J1" office:value-type="string">
            <text:p text:style-name="P8">B0</text:p>
          </table:table-cell>
        </table:table-row>
        <table:table-row table:style-name="表30.1">
          <table:table-cell table:style-name="表30.A2" office:value-type="string">
            <text:p text:style-name="P8">3A</text:p>
          </table:table-cell>
          <table:table-cell table:style-name="表30.B2" table:number-rows-spanned="2" office:value-type="string">
            <text:p text:style-name="P8">COS AD DATA</text:p>
          </table:table-cell>
          <table:table-cell table:style-name="表30.C2" office:value-type="string">
            <text:p text:style-name="P8">CAD7</text:p>
          </table:table-cell>
          <table:table-cell table:style-name="表30.D2" office:value-type="string">
            <text:p text:style-name="P8">CAD6</text:p>
          </table:table-cell>
          <table:table-cell table:style-name="表30.D2" office:value-type="string">
            <text:p text:style-name="P8">CAD5</text:p>
          </table:table-cell>
          <table:table-cell table:style-name="表30.D2" office:value-type="string">
            <text:p text:style-name="P8">CAD4</text:p>
          </table:table-cell>
          <table:table-cell table:style-name="表30.D2" office:value-type="string">
            <text:p text:style-name="P8">CAD3</text:p>
          </table:table-cell>
          <table:table-cell table:style-name="表30.D2" office:value-type="string">
            <text:p text:style-name="P8">CAD2</text:p>
          </table:table-cell>
          <table:table-cell table:style-name="表30.D2" office:value-type="string">
            <text:p text:style-name="P8">CAD1</text:p>
          </table:table-cell>
          <table:table-cell table:style-name="表30.J2" office:value-type="string">
            <text:p text:style-name="P8">CAD0</text:p>
          </table:table-cell>
        </table:table-row>
        <table:table-row table:style-name="表30.1">
          <table:table-cell table:style-name="表30.A3" office:value-type="string">
            <text:p text:style-name="P8">3B</text:p>
          </table:table-cell>
          <table:covered-table-cell/>
          <table:table-cell table:style-name="表30.C3" office:value-type="string">
            <text:p text:style-name="P8">0</text:p>
          </table:table-cell>
          <table:table-cell table:style-name="表30.D3" office:value-type="string">
            <text:p text:style-name="P8">0</text:p>
          </table:table-cell>
          <table:table-cell table:style-name="表30.D3" office:value-type="string">
            <text:p text:style-name="P8">CAD13</text:p>
          </table:table-cell>
          <table:table-cell table:style-name="表30.D3" office:value-type="string">
            <text:p text:style-name="P8">CAD12</text:p>
          </table:table-cell>
          <table:table-cell table:style-name="表30.D3" office:value-type="string">
            <text:p text:style-name="P8">CAD11</text:p>
          </table:table-cell>
          <table:table-cell table:style-name="表30.D3" office:value-type="string">
            <text:p text:style-name="P8">CAD10</text:p>
          </table:table-cell>
          <table:table-cell table:style-name="表30.D3" office:value-type="string">
            <text:p text:style-name="P8">CAD9</text:p>
          </table:table-cell>
          <table:table-cell table:style-name="表30.J3" office:value-type="string">
            <text:p text:style-name="P8">CAD8</text:p>
          </table:table-cell>
        </table:table-row>
      </table:table>
      <text:p text:style-name="P16"/>
      <text:p text:style-name="P16"/>
      <text:p text:style-name="P1">2-13. SIN AD DATA 読み出しﾚｼﾞｽﾀ</text:p>
      <text:p text:style-name="P1"/>
      <text:p text:style-name="P1">SIN側のADﾃﾞｰﾀを取得する事が出来ます｡</text:p>
      <text:p text:style-name="P1">読み出す前に､ｱﾄﾞﾚｽ3C(H)に0を書き込む作業を行って下さい｡<text:line-break/>書き込み時のﾀｲﾐﾝｸﾞでSIN側のAD値が､読み出しﾚｼﾞｽﾀに転送します｡</text:p>
      <text:p text:style-name="P1"/>
      <table:table table:name="表31" table:style-name="表31">
        <table:table-column table:style-name="表31.A"/>
        <table:table-column table:style-name="表31.B"/>
        <table:table-column table:style-name="表31.C" table:number-columns-repeated="2"/>
        <table:table-column table:style-name="表31.E" table:number-columns-repeated="4"/>
        <table:table-column table:style-name="表31.C"/>
        <table:table-column table:style-name="表31.J"/>
        <table:table-row table:style-name="表31.1">
          <table:table-cell table:style-name="表31.A1" office:value-type="string">
            <text:p text:style-name="P8">ｱﾄﾞﾚｽ</text:p>
          </table:table-cell>
          <table:table-cell table:style-name="表31.A1" office:value-type="string">
            <text:p text:style-name="P8">内容</text:p>
          </table:table-cell>
          <table:table-cell table:style-name="表31.C1" office:value-type="string">
            <text:p text:style-name="P8">B7</text:p>
          </table:table-cell>
          <table:table-cell table:style-name="表31.D1" office:value-type="string">
            <text:p text:style-name="P8">B6</text:p>
          </table:table-cell>
          <table:table-cell table:style-name="表31.D1" office:value-type="string">
            <text:p text:style-name="P8">B5</text:p>
          </table:table-cell>
          <table:table-cell table:style-name="表31.D1" office:value-type="string">
            <text:p text:style-name="P8">B4</text:p>
          </table:table-cell>
          <table:table-cell table:style-name="表31.D1" office:value-type="string">
            <text:p text:style-name="P8">B3</text:p>
          </table:table-cell>
          <table:table-cell table:style-name="表31.D1" office:value-type="string">
            <text:p text:style-name="P8">B2</text:p>
          </table:table-cell>
          <table:table-cell table:style-name="表31.D1" office:value-type="string">
            <text:p text:style-name="P8">B1</text:p>
          </table:table-cell>
          <table:table-cell table:style-name="表31.J1" office:value-type="string">
            <text:p text:style-name="P8">B0</text:p>
          </table:table-cell>
        </table:table-row>
        <table:table-row table:style-name="表31.1">
          <table:table-cell table:style-name="表31.A2" office:value-type="string">
            <text:p text:style-name="P8">3C</text:p>
          </table:table-cell>
          <table:table-cell table:style-name="表31.B2" table:number-rows-spanned="2" office:value-type="string">
            <text:p text:style-name="P8">SIN AD DATA</text:p>
          </table:table-cell>
          <table:table-cell table:style-name="表31.C2" office:value-type="string">
            <text:p text:style-name="P8">SAD7</text:p>
          </table:table-cell>
          <table:table-cell table:style-name="表31.D2" office:value-type="string">
            <text:p text:style-name="P8">SAD6</text:p>
          </table:table-cell>
          <table:table-cell table:style-name="表31.D2" office:value-type="string">
            <text:p text:style-name="P8">SAD5</text:p>
          </table:table-cell>
          <table:table-cell table:style-name="表31.D2" office:value-type="string">
            <text:p text:style-name="P8">SAD4</text:p>
          </table:table-cell>
          <table:table-cell table:style-name="表31.D2" office:value-type="string">
            <text:p text:style-name="P8">SAD3</text:p>
          </table:table-cell>
          <table:table-cell table:style-name="表31.D2" office:value-type="string">
            <text:p text:style-name="P8">SAD2</text:p>
          </table:table-cell>
          <table:table-cell table:style-name="表31.D2" office:value-type="string">
            <text:p text:style-name="P8">SAD1</text:p>
          </table:table-cell>
          <table:table-cell table:style-name="表31.J2" office:value-type="string">
            <text:p text:style-name="P8">SAD0</text:p>
          </table:table-cell>
        </table:table-row>
        <table:table-row table:style-name="表31.1">
          <table:table-cell table:style-name="表31.A3" office:value-type="string">
            <text:p text:style-name="P8">3D</text:p>
          </table:table-cell>
          <table:covered-table-cell/>
          <table:table-cell table:style-name="表31.C3" office:value-type="string">
            <text:p text:style-name="P8">0</text:p>
          </table:table-cell>
          <table:table-cell table:style-name="表31.D3" office:value-type="string">
            <text:p text:style-name="P8">0</text:p>
          </table:table-cell>
          <table:table-cell table:style-name="表31.D3" office:value-type="string">
            <text:p text:style-name="P8">SAD13</text:p>
          </table:table-cell>
          <table:table-cell table:style-name="表31.D3" office:value-type="string">
            <text:p text:style-name="P8">SAD12</text:p>
          </table:table-cell>
          <table:table-cell table:style-name="表31.D3" office:value-type="string">
            <text:p text:style-name="P8">SAD11</text:p>
          </table:table-cell>
          <table:table-cell table:style-name="表31.D3" office:value-type="string">
            <text:p text:style-name="P8">SAD10</text:p>
          </table:table-cell>
          <table:table-cell table:style-name="表31.D3" office:value-type="string">
            <text:p text:style-name="P8">SAD9</text:p>
          </table:table-cell>
          <table:table-cell table:style-name="表31.J3" office:value-type="string">
            <text:p text:style-name="P8">SAD8</text:p>
          </table:table-cell>
        </table:table-row>
      </table:table>
      <text:p text:style-name="P16"/>
      <text:p text:style-name="P16"/>
      <text:p text:style-name="P1">2-14. REVﾃﾞｰﾀ読み出しﾚｼﾞｽﾀ</text:p>
      <text:p text:style-name="P1"/>
      <text:p text:style-name="P1">ﾎﾞｰﾄﾞのﾚﾋﾞｼﾞｮﾝを取得します｡</text:p>
      <table:table table:name="表32" table:style-name="表32">
        <table:table-column table:style-name="表32.A"/>
        <table:table-column table:style-name="表32.B"/>
        <table:table-column table:style-name="表32.C" table:number-columns-repeated="3"/>
        <table:table-column table:style-name="表32.F"/>
        <table:table-column table:style-name="表32.C" table:number-columns-repeated="3"/>
        <table:table-column table:style-name="表32.J"/>
        <text:soft-page-break/>
        <table:table-row table:style-name="表32.1">
          <table:table-cell table:style-name="表32.A1" office:value-type="string">
            <text:p text:style-name="P8">ｱﾄﾞﾚｽ</text:p>
          </table:table-cell>
          <table:table-cell table:style-name="表32.A1" office:value-type="string">
            <text:p text:style-name="P8">内容</text:p>
          </table:table-cell>
          <table:table-cell table:style-name="表32.C1" office:value-type="string">
            <text:p text:style-name="P8">B7</text:p>
          </table:table-cell>
          <table:table-cell table:style-name="表32.D1" office:value-type="string">
            <text:p text:style-name="P8">B6</text:p>
          </table:table-cell>
          <table:table-cell table:style-name="表32.D1" office:value-type="string">
            <text:p text:style-name="P8">B5</text:p>
          </table:table-cell>
          <table:table-cell table:style-name="表32.D1" office:value-type="string">
            <text:p text:style-name="P8">B4</text:p>
          </table:table-cell>
          <table:table-cell table:style-name="表32.D1" office:value-type="string">
            <text:p text:style-name="P8">B3</text:p>
          </table:table-cell>
          <table:table-cell table:style-name="表32.D1" office:value-type="string">
            <text:p text:style-name="P8">B2</text:p>
          </table:table-cell>
          <table:table-cell table:style-name="表32.D1" office:value-type="string">
            <text:p text:style-name="P8">B1</text:p>
          </table:table-cell>
          <table:table-cell table:style-name="表32.J1" office:value-type="string">
            <text:p text:style-name="P8">B0</text:p>
          </table:table-cell>
        </table:table-row>
        <table:table-row table:style-name="表32.1">
          <table:table-cell table:style-name="表32.A1" office:value-type="string">
            <text:p text:style-name="P8">3E</text:p>
          </table:table-cell>
          <table:table-cell table:style-name="表32.A1" office:value-type="string">
            <text:p text:style-name="P8">REV</text:p>
          </table:table-cell>
          <table:table-cell table:style-name="表32.C1" office:value-type="string">
            <text:p text:style-name="P8">REV7</text:p>
          </table:table-cell>
          <table:table-cell table:style-name="表32.D1" office:value-type="string">
            <text:p text:style-name="P8">REV6</text:p>
          </table:table-cell>
          <table:table-cell table:style-name="表32.D1" office:value-type="string">
            <text:p text:style-name="P8">REV5</text:p>
          </table:table-cell>
          <table:table-cell table:style-name="表32.D1" office:value-type="string">
            <text:p text:style-name="P8">REV4</text:p>
          </table:table-cell>
          <table:table-cell table:style-name="表32.D1" office:value-type="string">
            <text:p text:style-name="P8">REV3</text:p>
          </table:table-cell>
          <table:table-cell table:style-name="表32.D1" office:value-type="string">
            <text:p text:style-name="P8">REV2</text:p>
          </table:table-cell>
          <table:table-cell table:style-name="表32.D1" office:value-type="string">
            <text:p text:style-name="P8">REV1</text:p>
          </table:table-cell>
          <table:table-cell table:style-name="表32.J1" office:value-type="string">
            <text:p text:style-name="P8">REV0</text:p>
          </table:table-cell>
        </table:table-row>
      </table:table>
      <text:p text:style-name="P16"/>
      <text:p text:style-name="P16"/>
      <text:p text:style-name="P1">2-15. ﾎﾞｰﾄﾞ名称ﾚｼﾞｽﾀ</text:p>
      <text:p text:style-name="P1"/>
      <text:p text:style-name="P1">ﾎﾞｰﾄﾞの名称を取得します｡<text:line-break/>読み出し毎に､次の文字を取得できます｡</text:p>
      <text:p text:style-name="P1">終了ｺｰﾄﾞは､0(H)です｡</text:p>
      <text:p text:style-name="P1">さらに読み出すと､先頭の文字が読み出されます｡</text:p>
      <text:p text:style-name="P1"/>
      <table:table table:name="表33" table:style-name="表33">
        <table:table-column table:style-name="表33.A"/>
        <table:table-column table:style-name="表33.B"/>
        <table:table-column table:style-name="表33.C" table:number-columns-repeated="3"/>
        <table:table-column table:style-name="表33.F"/>
        <table:table-column table:style-name="表33.C" table:number-columns-repeated="3"/>
        <table:table-column table:style-name="表33.J"/>
        <table:table-row table:style-name="表33.1">
          <table:table-cell table:style-name="表33.A1" office:value-type="string">
            <text:p text:style-name="P8">ｱﾄﾞﾚｽ</text:p>
          </table:table-cell>
          <table:table-cell table:style-name="表33.A1" office:value-type="string">
            <text:p text:style-name="P8">内容</text:p>
          </table:table-cell>
          <table:table-cell table:style-name="表33.C1" office:value-type="string">
            <text:p text:style-name="P8">B7</text:p>
          </table:table-cell>
          <table:table-cell table:style-name="表33.D1" office:value-type="string">
            <text:p text:style-name="P8">B6</text:p>
          </table:table-cell>
          <table:table-cell table:style-name="表33.D1" office:value-type="string">
            <text:p text:style-name="P8">B5</text:p>
          </table:table-cell>
          <table:table-cell table:style-name="表33.D1" office:value-type="string">
            <text:p text:style-name="P8">B4</text:p>
          </table:table-cell>
          <table:table-cell table:style-name="表33.D1" office:value-type="string">
            <text:p text:style-name="P8">B3</text:p>
          </table:table-cell>
          <table:table-cell table:style-name="表33.D1" office:value-type="string">
            <text:p text:style-name="P8">B2</text:p>
          </table:table-cell>
          <table:table-cell table:style-name="表33.D1" office:value-type="string">
            <text:p text:style-name="P8">B1</text:p>
          </table:table-cell>
          <table:table-cell table:style-name="表33.J1" office:value-type="string">
            <text:p text:style-name="P8">B0</text:p>
          </table:table-cell>
        </table:table-row>
        <table:table-row table:style-name="表33.1">
          <table:table-cell table:style-name="表33.A1" office:value-type="string">
            <text:p text:style-name="P8">3F</text:p>
          </table:table-cell>
          <table:table-cell table:style-name="表33.A1" office:value-type="string">
            <text:p text:style-name="P8">REV</text:p>
          </table:table-cell>
          <table:table-cell table:style-name="表33.C1" office:value-type="string">
            <text:p text:style-name="P8">ID7</text:p>
          </table:table-cell>
          <table:table-cell table:style-name="表33.D1" office:value-type="string">
            <text:p text:style-name="P8">ID6</text:p>
          </table:table-cell>
          <table:table-cell table:style-name="表33.D1" office:value-type="string">
            <text:p text:style-name="P8">ID5</text:p>
          </table:table-cell>
          <table:table-cell table:style-name="表33.D1" office:value-type="string">
            <text:p text:style-name="P8">ID4</text:p>
          </table:table-cell>
          <table:table-cell table:style-name="表33.D1" office:value-type="string">
            <text:p text:style-name="P8">ID3</text:p>
          </table:table-cell>
          <table:table-cell table:style-name="表33.D1" office:value-type="string">
            <text:p text:style-name="P8">ID2</text:p>
          </table:table-cell>
          <table:table-cell table:style-name="表33.D1" office:value-type="string">
            <text:p text:style-name="P8">ID1</text:p>
          </table:table-cell>
          <table:table-cell table:style-name="表33.J1" office:value-type="string">
            <text:p text:style-name="P8">ID0</text:p>
          </table:table-cell>
        </table:table-row>
      </table:table>
      <text:p text:style-name="P16"/>
      <text:p text:style-name="P1"/>
      <table:table table:name="表34" table:style-name="表34">
        <table:table-column table:style-name="表34.A"/>
        <table:table-column table:style-name="表34.B"/>
        <table:table-column table:style-name="表34.C"/>
        <table:table-row table:style-name="表34.1">
          <table:table-cell table:style-name="表34.A1" office:value-type="string">
            <text:p text:style-name="P3">読み出し</text:p>
          </table:table-cell>
          <table:table-cell table:style-name="表34.A1" office:value-type="string">
            <text:p text:style-name="P3">ﾃﾞｰﾀ</text:p>
          </table:table-cell>
          <table:table-cell table:style-name="表34.C1" office:value-type="string">
            <text:p text:style-name="P3">ｺｰﾄﾞ</text:p>
          </table:table-cell>
        </table:table-row>
        <table:table-row table:style-name="表34.1">
          <table:table-cell table:style-name="表34.A1" office:value-type="string">
            <text:p text:style-name="P3">1</text:p>
          </table:table-cell>
          <table:table-cell table:style-name="表34.A1" office:value-type="string">
            <text:p text:style-name="P3">ID0 7-0</text:p>
          </table:table-cell>
          <table:table-cell table:style-name="表34.C1" office:value-type="string">
            <text:p text:style-name="P3">“D”</text:p>
          </table:table-cell>
        </table:table-row>
        <table:table-row table:style-name="表34.1">
          <table:table-cell table:style-name="表34.A1" office:value-type="string">
            <text:p text:style-name="P3">2</text:p>
          </table:table-cell>
          <table:table-cell table:style-name="表34.A1" office:value-type="string">
            <text:p text:style-name="P3">ID1 7-0</text:p>
          </table:table-cell>
          <table:table-cell table:style-name="表34.C1" office:value-type="string">
            <text:p text:style-name="P3">“V”</text:p>
          </table:table-cell>
        </table:table-row>
        <table:table-row table:style-name="表34.1">
          <table:table-cell table:style-name="表34.A1" office:value-type="string">
            <text:p text:style-name="P3">3</text:p>
          </table:table-cell>
          <table:table-cell table:style-name="表34.A1" office:value-type="string">
            <text:p text:style-name="P3">ID2 7-0</text:p>
          </table:table-cell>
          <table:table-cell table:style-name="表34.C1" office:value-type="string">
            <text:p text:style-name="P3">“1”</text:p>
          </table:table-cell>
        </table:table-row>
        <table:table-row table:style-name="表34.1">
          <table:table-cell table:style-name="表34.A1" office:value-type="string">
            <text:p text:style-name="P3">4</text:p>
          </table:table-cell>
          <table:table-cell table:style-name="表34.A1" office:value-type="string">
            <text:p text:style-name="P3">ID3 7-0</text:p>
          </table:table-cell>
          <table:table-cell table:style-name="表34.C1" office:value-type="string">
            <text:p text:style-name="P3">“4”</text:p>
          </table:table-cell>
        </table:table-row>
        <table:table-row table:style-name="表34.1">
          <table:table-cell table:style-name="表34.A1" office:value-type="string">
            <text:p text:style-name="P3">5</text:p>
          </table:table-cell>
          <table:table-cell table:style-name="表34.A1" office:value-type="string">
            <text:p text:style-name="P3">ID4 7-0</text:p>
          </table:table-cell>
          <table:table-cell table:style-name="表34.C1" office:value-type="string">
            <text:p text:style-name="P3">“U”</text:p>
          </table:table-cell>
        </table:table-row>
        <table:table-row table:style-name="表34.1">
          <table:table-cell table:style-name="表34.A1" office:value-type="string">
            <text:p text:style-name="P3">…</text:p>
          </table:table-cell>
          <table:table-cell table:style-name="表34.A1" office:value-type="string">
            <text:p text:style-name="P3">ID5 7-0</text:p>
          </table:table-cell>
          <table:table-cell table:style-name="表34.C1" office:value-type="string">
            <text:p text:style-name="P4"/>
          </table:table-cell>
        </table:table-row>
        <table:table-row table:style-name="表34.1">
          <table:table-cell table:style-name="表34.A1" office:value-type="string">
            <text:p text:style-name="P3">45</text:p>
          </table:table-cell>
          <table:table-cell table:style-name="表34.A1" office:value-type="string">
            <text:p text:style-name="P3">ID44 7-0</text:p>
          </table:table-cell>
          <table:table-cell table:style-name="表34.C1" office:value-type="string">
            <text:p text:style-name="P3">00(H)</text:p>
          </table:table-cell>
        </table:table-row>
      </table:table>
      <text:p text:style-name="P1"><text:s text:c="5"/></text:p>
      <text:p text:style-name="P21">文字例)DV14U25 <text:s/>,101025,CLK=25MHZ,BIT=14,RAM=524288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ＭＳ ゴシック4" svg:font-family="'ＭＳ ゴシック', 'MS Gothic'" style:font-family-generic="modern"/>
    <style:font-face style:name="ＭＳ 明朝" svg:font-family="'ＭＳ 明朝', 'MS Mincho'" style:font-family-generic="roman"/>
    <style:font-face style:name="ＭＳ ゴシック" svg:font-family="'ＭＳ ゴシック'" style:font-family-generic="swiss"/>
    <style:font-face style:name="ＭＳ ゴシック1" svg:font-family="'ＭＳ ゴシック'" style:font-family-generic="modern" style:font-pitch="fixed"/>
    <style:font-face style:name="ＭＳ ゴシック2" svg:font-family="'ＭＳ ゴシック'" style:font-adornments="標準" style:font-family-generic="modern" style:font-pitch="fixed"/>
    <style:font-face style:name="ＭＳ Ｐゴシック" svg:font-family="'ＭＳ Ｐゴシック'" style:font-family-generic="moder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ゴシック3" svg:font-family="'ＭＳ ゴシック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ＭＳ ゴシック" fo:font-size="12pt" fo:language="en" fo:country="US" style:letter-kerning="true" style:font-name-asian="ＭＳ ゴシック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2cm" style:writing-mode="lr-tb"/>
      <style:text-properties style:use-window-font-color="true" style:font-name="ＭＳ ゴシック" fo:font-size="12pt" fo:language="en" fo:country="US" style:font-name-asian="ＭＳ ゴシック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ＭＳ ゴシック2" fo:font-family="'ＭＳ ゴシック'" style:font-style-name="標準" style:font-family-generic="modern" style:font-pitch="fixed" fo:font-size="10.5pt" fo:language="en" fo:country="US" style:letter-kerning="true" style:font-name-asian="ＭＳ ゴシック2" style:font-family-asian="'ＭＳ ゴシック'" style:font-style-name-asian="標準" style:font-family-generic-asian="modern" style:font-pitch-asian="fixed" style:font-size-asian="10.5pt" style:language-asian="ja" style:country-asian="JP" style:font-name-complex="Century" style:font-family-complex="Century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ＭＳ ゴシック" fo:font-family="'ＭＳ ゴシック'" style:font-family-generic="swiss" fo:font-size="14pt" style:font-name-asian="ＭＳ ゴシック3" style:font-family-asian="'ＭＳ 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ＭＳ ゴシック" fo:font-family="'ＭＳ ゴシック'" style:font-family-generic="swiss" style:font-name-asian="ＭＳ ゴシック" style:font-family-asian="'ＭＳ ゴシック'" style:font-family-generic-asian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ＭＳ ゴシック" fo:font-family="'ＭＳ ゴシック'" style:font-family-generic="swiss" fo:font-size="12pt" fo:font-style="italic" style:font-name-asian="ＭＳ ゴシック" style:font-family-asian="'ＭＳ ゴシック'" style:font-family-generic-asian="swiss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ＭＳ ゴシック" fo:font-family="'ＭＳ ゴシック'" style:font-family-generic="swiss" style:font-name-asian="ＭＳ ゴシック" style:font-family-asian="'ＭＳ ゴシック'" style:font-family-generic-asian="swiss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style:font-name-asian="ＭＳ ゴシック4" style:font-family-asian="'ＭＳ ゴシック', 'MS Gothic'" style:font-family-generic-asian="modern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style:font-name-asian="ＭＳ ゴシック4" style:font-family-asian="'ＭＳ ゴシック', 'MS Gothic'" style:font-family-generic-asian="modern" style:font-name-complex="Arial" style:font-family-complex="Arial" style:font-family-generic-complex="swiss" style:font-pitch-complex="variable"/>
    </style:style>
    <style:style style:name="一太郎_ff18__2f__ff19_" style:display-name="一太郎８/９" style:family="paragraph">
      <style:paragraph-properties style:line-height-at-least="0.462cm" fo:text-align="justify" style:justify-single-word="false" fo:orphans="0" fo:widows="0" style:text-autospace="none"/>
      <style:text-properties style:use-window-font-color="true" style:font-name="ＭＳ ゴシック2" fo:font-family="'ＭＳ ゴシック'" style:font-style-name="標準" style:font-family-generic="modern" style:font-pitch="fixed" fo:font-size="10.5pt" fo:letter-spacing="0.065cm" fo:language="en" fo:country="US" style:font-name-asian="ＭＳ ゴシック2" style:font-family-asian="'ＭＳ ゴシック'" style:font-style-name-asian="標準" style:font-family-generic-asian="modern" style:font-pitch-asian="fixed" style:font-size-asian="10.5pt" style:language-asian="ja" style:country-asian="JP" style:font-name-complex="Times New Roman" style:font-family-complex="'Times New Roman'" style:font-family-generic-complex="roman" style:font-pitch-complex="variable" style:font-size-complex="9.5pt" style:language-complex="ar" style:country-complex="SA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段落フォント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Times New Roman" style:letter-kerning="false" style:font-name-complex="Times New Roman" style:font-size-complex="10.5pt"/>
    </style:style>
    <style:page-layout style:name="Mpm1">
      <style:page-layout-properties fo:page-width="21.001cm" fo:page-height="29.7cm" style:num-format="1" style:print-orientation="portrait" fo:margin-top="2cm" fo:margin-bottom="1.3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0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style:footer-first>
        <text:p text:style-name="Footer"><text:span text:style-name="MT1"><text:tab/>- </text:span><text:span text:style-name="MT1"><text:page-number text:select-page="current">1</text:page-number></text:span><text:span text:style-name="MT1"><text:s/>-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G</meta:initial-creator>
    <meta:creation-date>2013-11-11T15:50:00</meta:creation-date>
    <dc:date>2018-12-14T13:23:10.879000000</dc:date>
    <meta:editing-cycles>46</meta:editing-cycles>
    <meta:editing-duration>PT7H44M26S</meta:editing-duration>
    <meta:generator>LibreOffice/6.0.4.2$Windows_X86_64 LibreOffice_project/9b0d9b32d5dcda91d2f1a96dc04c645c450872bf</meta:generator>
    <meta:document-statistic meta:table-count="34" meta:image-count="0" meta:object-count="0" meta:page-count="9" meta:paragraph-count="1028" meta:word-count="3045" meta:character-count="4775" meta:non-whitespace-character-count="4738"/>
  </office:meta>
</office:document-meta>
</file>